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516cm" svg:height="10.977cm" svg:x="6.764cm" svg:y="0.79cm">
            <draw:object draw:notify-on-update-of-ranges="Sheet1.A1:Sheet1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760189" calcext:value-type="float">
            <text:p>760189</text:p>
          </table:table-cell>
        </table:table-row>
        <table:table-row table:style-name="ro1">
          <table:table-cell office:value-type="float" office:value="756412" calcext:value-type="float">
            <text:p>756412</text:p>
          </table:table-cell>
        </table:table-row>
        <table:table-row table:style-name="ro1">
          <table:table-cell office:value-type="float" office:value="761270" calcext:value-type="float">
            <text:p>761270</text:p>
          </table:table-cell>
        </table:table-row>
        <table:table-row table:style-name="ro1">
          <table:table-cell office:value-type="float" office:value="760516" calcext:value-type="float">
            <text:p>760516</text:p>
          </table:table-cell>
        </table:table-row>
        <table:table-row table:style-name="ro1">
          <table:table-cell office:value-type="float" office:value="760108" calcext:value-type="float">
            <text:p>760108</text:p>
          </table:table-cell>
        </table:table-row>
        <table:table-row table:style-name="ro1">
          <table:table-cell office:value-type="float" office:value="759072" calcext:value-type="float">
            <text:p>759072</text:p>
          </table:table-cell>
        </table:table-row>
        <table:table-row table:style-name="ro1">
          <table:table-cell office:value-type="float" office:value="760710" calcext:value-type="float">
            <text:p>760710</text:p>
          </table:table-cell>
        </table:table-row>
        <table:table-row table:style-name="ro1">
          <table:table-cell office:value-type="float" office:value="760071" calcext:value-type="float">
            <text:p>760071</text:p>
          </table:table-cell>
        </table:table-row>
        <table:table-row table:style-name="ro1">
          <table:table-cell office:value-type="float" office:value="760055" calcext:value-type="float">
            <text:p>760055</text:p>
          </table:table-cell>
        </table:table-row>
        <table:table-row table:style-name="ro1">
          <table:table-cell office:value-type="float" office:value="759942" calcext:value-type="float">
            <text:p>759942</text:p>
          </table:table-cell>
        </table:table-row>
        <table:table-row table:style-name="ro1">
          <table:table-cell office:value-type="float" office:value="759220" calcext:value-type="float">
            <text:p>759220</text:p>
          </table:table-cell>
        </table:table-row>
        <table:table-row table:style-name="ro1">
          <table:table-cell office:value-type="float" office:value="760401" calcext:value-type="float">
            <text:p>760401</text:p>
          </table:table-cell>
        </table:table-row>
        <table:table-row table:style-name="ro1">
          <table:table-cell office:value-type="float" office:value="760409" calcext:value-type="float">
            <text:p>760409</text:p>
          </table:table-cell>
        </table:table-row>
        <table:table-row table:style-name="ro1">
          <table:table-cell office:value-type="float" office:value="760517" calcext:value-type="float">
            <text:p>760517</text:p>
          </table:table-cell>
        </table:table-row>
        <table:table-row table:style-name="ro1">
          <table:table-cell office:value-type="float" office:value="760231" calcext:value-type="float">
            <text:p>760231</text:p>
          </table:table-cell>
        </table:table-row>
        <table:table-row table:style-name="ro1">
          <table:table-cell office:value-type="float" office:value="760387" calcext:value-type="float">
            <text:p>760387</text:p>
          </table:table-cell>
        </table:table-row>
        <table:table-row table:style-name="ro1">
          <table:table-cell office:value-type="float" office:value="759444" calcext:value-type="float">
            <text:p>759444</text:p>
          </table:table-cell>
        </table:table-row>
        <table:table-row table:style-name="ro1">
          <table:table-cell office:value-type="float" office:value="759951" calcext:value-type="float">
            <text:p>759951</text:p>
          </table:table-cell>
        </table:table-row>
        <table:table-row table:style-name="ro1">
          <table:table-cell office:value-type="float" office:value="758174" calcext:value-type="float">
            <text:p>758174</text:p>
          </table:table-cell>
        </table:table-row>
        <table:table-row table:style-name="ro1">
          <table:table-cell office:value-type="float" office:value="759906" calcext:value-type="float">
            <text:p>759906</text:p>
          </table:table-cell>
        </table:table-row>
        <table:table-row table:style-name="ro1">
          <table:table-cell office:value-type="float" office:value="759919" calcext:value-type="float">
            <text:p>759919</text:p>
          </table:table-cell>
        </table:table-row>
        <table:table-row table:style-name="ro1">
          <table:table-cell office:value-type="float" office:value="759675" calcext:value-type="float">
            <text:p>759675</text:p>
          </table:table-cell>
        </table:table-row>
        <table:table-row table:style-name="ro1">
          <table:table-cell office:value-type="float" office:value="759924" calcext:value-type="float">
            <text:p>759924</text:p>
          </table:table-cell>
        </table:table-row>
        <table:table-row table:style-name="ro1">
          <table:table-cell office:value-type="float" office:value="759688" calcext:value-type="float">
            <text:p>759688</text:p>
          </table:table-cell>
        </table:table-row>
        <table:table-row table:style-name="ro1">
          <table:table-cell office:value-type="float" office:value="758732" calcext:value-type="float">
            <text:p>758732</text:p>
          </table:table-cell>
        </table:table-row>
        <table:table-row table:style-name="ro1">
          <table:table-cell office:value-type="float" office:value="758640" calcext:value-type="float">
            <text:p>758640</text:p>
          </table:table-cell>
        </table:table-row>
        <table:table-row table:style-name="ro1">
          <table:table-cell office:value-type="float" office:value="760449" calcext:value-type="float">
            <text:p>760449</text:p>
          </table:table-cell>
        </table:table-row>
        <table:table-row table:style-name="ro1">
          <table:table-cell office:value-type="float" office:value="760097" calcext:value-type="float">
            <text:p>760097</text:p>
          </table:table-cell>
        </table:table-row>
        <table:table-row table:style-name="ro1">
          <table:table-cell office:value-type="float" office:value="759976" calcext:value-type="float">
            <text:p>759976</text:p>
          </table:table-cell>
        </table:table-row>
        <table:table-row table:style-name="ro1">
          <table:table-cell office:value-type="float" office:value="760164" calcext:value-type="float">
            <text:p>760164</text:p>
          </table:table-cell>
        </table:table-row>
        <table:table-row table:style-name="ro1">
          <table:table-cell office:value-type="float" office:value="759068" calcext:value-type="float">
            <text:p>759068</text:p>
          </table:table-cell>
        </table:table-row>
        <table:table-row table:style-name="ro1">
          <table:table-cell office:value-type="float" office:value="759057" calcext:value-type="float">
            <text:p>759057</text:p>
          </table:table-cell>
        </table:table-row>
        <table:table-row table:style-name="ro1">
          <table:table-cell office:value-type="float" office:value="762058" calcext:value-type="float">
            <text:p>762058</text:p>
          </table:table-cell>
        </table:table-row>
        <table:table-row table:style-name="ro1">
          <table:table-cell office:value-type="float" office:value="760378" calcext:value-type="float">
            <text:p>760378</text:p>
          </table:table-cell>
        </table:table-row>
        <table:table-row table:style-name="ro1">
          <table:table-cell office:value-type="float" office:value="760379" calcext:value-type="float">
            <text:p>760379</text:p>
          </table:table-cell>
        </table:table-row>
        <table:table-row table:style-name="ro1">
          <table:table-cell office:value-type="float" office:value="759925" calcext:value-type="float">
            <text:p>759925</text:p>
          </table:table-cell>
        </table:table-row>
        <table:table-row table:style-name="ro1">
          <table:table-cell office:value-type="float" office:value="759041" calcext:value-type="float">
            <text:p>759041</text:p>
          </table:table-cell>
        </table:table-row>
        <table:table-row table:style-name="ro1">
          <table:table-cell office:value-type="float" office:value="759683" calcext:value-type="float">
            <text:p>759683</text:p>
          </table:table-cell>
        </table:table-row>
        <table:table-row table:style-name="ro1">
          <table:table-cell office:value-type="float" office:value="758533" calcext:value-type="float">
            <text:p>758533</text:p>
          </table:table-cell>
        </table:table-row>
        <table:table-row table:style-name="ro1">
          <table:table-cell office:value-type="float" office:value="760278" calcext:value-type="float">
            <text:p>760278</text:p>
          </table:table-cell>
        </table:table-row>
        <table:table-row table:style-name="ro1">
          <table:table-cell office:value-type="float" office:value="760938" calcext:value-type="float">
            <text:p>760938</text:p>
          </table:table-cell>
        </table:table-row>
        <table:table-row table:style-name="ro1">
          <table:table-cell office:value-type="float" office:value="760442" calcext:value-type="float">
            <text:p>760442</text:p>
          </table:table-cell>
        </table:table-row>
        <table:table-row table:style-name="ro1">
          <table:table-cell office:value-type="float" office:value="759778" calcext:value-type="float">
            <text:p>759778</text:p>
          </table:table-cell>
        </table:table-row>
        <table:table-row table:style-name="ro1">
          <table:table-cell office:value-type="float" office:value="760440" calcext:value-type="float">
            <text:p>760440</text:p>
          </table:table-cell>
        </table:table-row>
        <table:table-row table:style-name="ro1">
          <table:table-cell office:value-type="float" office:value="757730" calcext:value-type="float">
            <text:p>757730</text:p>
          </table:table-cell>
        </table:table-row>
        <table:table-row table:style-name="ro1">
          <table:table-cell office:value-type="float" office:value="759734" calcext:value-type="float">
            <text:p>759734</text:p>
          </table:table-cell>
        </table:table-row>
        <table:table-row table:style-name="ro1">
          <table:table-cell office:value-type="float" office:value="760467" calcext:value-type="float">
            <text:p>760467</text:p>
          </table:table-cell>
        </table:table-row>
        <table:table-row table:style-name="ro1">
          <table:table-cell office:value-type="float" office:value="760344" calcext:value-type="float">
            <text:p>760344</text:p>
          </table:table-cell>
        </table:table-row>
        <table:table-row table:style-name="ro1">
          <table:table-cell office:value-type="float" office:value="759929" calcext:value-type="float">
            <text:p>759929</text:p>
          </table:table-cell>
        </table:table-row>
        <table:table-row table:style-name="ro1">
          <table:table-cell office:value-type="float" office:value="759628" calcext:value-type="float">
            <text:p>759628</text:p>
          </table:table-cell>
        </table:table-row>
        <table:table-row table:style-name="ro1">
          <table:table-cell office:value-type="float" office:value="758986" calcext:value-type="float">
            <text:p>758986</text:p>
          </table:table-cell>
        </table:table-row>
        <table:table-row table:style-name="ro1">
          <table:table-cell office:value-type="float" office:value="760019" calcext:value-type="float">
            <text:p>760019</text:p>
          </table:table-cell>
        </table:table-row>
        <table:table-row table:style-name="ro1">
          <table:table-cell office:value-type="float" office:value="760393" calcext:value-type="float">
            <text:p>760393</text:p>
          </table:table-cell>
        </table:table-row>
        <table:table-row table:style-name="ro1">
          <table:table-cell office:value-type="float" office:value="760252" calcext:value-type="float">
            <text:p>760252</text:p>
          </table:table-cell>
        </table:table-row>
        <table:table-row table:style-name="ro1">
          <table:table-cell office:value-type="float" office:value="760234" calcext:value-type="float">
            <text:p>760234</text:p>
          </table:table-cell>
        </table:table-row>
        <table:table-row table:style-name="ro1">
          <table:table-cell office:value-type="float" office:value="760411" calcext:value-type="float">
            <text:p>760411</text:p>
          </table:table-cell>
        </table:table-row>
        <table:table-row table:style-name="ro1">
          <table:table-cell office:value-type="float" office:value="759834" calcext:value-type="float">
            <text:p>759834</text:p>
          </table:table-cell>
        </table:table-row>
        <table:table-row table:style-name="ro1">
          <table:table-cell office:value-type="float" office:value="759323" calcext:value-type="float">
            <text:p>759323</text:p>
          </table:table-cell>
        </table:table-row>
        <table:table-row table:style-name="ro1">
          <table:table-cell office:value-type="float" office:value="762213" calcext:value-type="float">
            <text:p>762213</text:p>
          </table:table-cell>
        </table:table-row>
        <table:table-row table:style-name="ro1">
          <table:table-cell office:value-type="float" office:value="760790" calcext:value-type="float">
            <text:p>760790</text:p>
          </table:table-cell>
        </table:table-row>
        <table:table-row table:style-name="ro1">
          <table:table-cell office:value-type="float" office:value="760981" calcext:value-type="float">
            <text:p>760981</text:p>
          </table:table-cell>
        </table:table-row>
        <table:table-row table:style-name="ro1">
          <table:table-cell office:value-type="float" office:value="759894" calcext:value-type="float">
            <text:p>759894</text:p>
          </table:table-cell>
        </table:table-row>
        <table:table-row table:style-name="ro1">
          <table:table-cell office:value-type="float" office:value="759712" calcext:value-type="float">
            <text:p>759712</text:p>
          </table:table-cell>
        </table:table-row>
        <table:table-row table:style-name="ro1">
          <table:table-cell office:value-type="float" office:value="759252" calcext:value-type="float">
            <text:p>759252</text:p>
          </table:table-cell>
        </table:table-row>
        <table:table-row table:style-name="ro1">
          <table:table-cell office:value-type="float" office:value="758405" calcext:value-type="float">
            <text:p>758405</text:p>
          </table:table-cell>
        </table:table-row>
        <table:table-row table:style-name="ro1">
          <table:table-cell office:value-type="float" office:value="760461" calcext:value-type="float">
            <text:p>760461</text:p>
          </table:table-cell>
        </table:table-row>
        <table:table-row table:style-name="ro1">
          <table:table-cell office:value-type="float" office:value="760342" calcext:value-type="float">
            <text:p>760342</text:p>
          </table:table-cell>
        </table:table-row>
        <table:table-row table:style-name="ro1">
          <table:table-cell office:value-type="float" office:value="759790" calcext:value-type="float">
            <text:p>759790</text:p>
          </table:table-cell>
        </table:table-row>
        <table:table-row table:style-name="ro1">
          <table:table-cell office:value-type="float" office:value="759582" calcext:value-type="float">
            <text:p>759582</text:p>
          </table:table-cell>
        </table:table-row>
        <table:table-row table:style-name="ro1">
          <table:table-cell office:value-type="float" office:value="759398" calcext:value-type="float">
            <text:p>759398</text:p>
          </table:table-cell>
        </table:table-row>
        <table:table-row table:style-name="ro1">
          <table:table-cell office:value-type="float" office:value="758473" calcext:value-type="float">
            <text:p>758473</text:p>
          </table:table-cell>
        </table:table-row>
        <table:table-row table:style-name="ro1">
          <table:table-cell office:value-type="float" office:value="762395" calcext:value-type="float">
            <text:p>762395</text:p>
          </table:table-cell>
        </table:table-row>
        <table:table-row table:style-name="ro1">
          <table:table-cell office:value-type="float" office:value="760516" calcext:value-type="float">
            <text:p>760516</text:p>
          </table:table-cell>
        </table:table-row>
        <table:table-row table:style-name="ro1">
          <table:table-cell office:value-type="float" office:value="760022" calcext:value-type="float">
            <text:p>760022</text:p>
          </table:table-cell>
        </table:table-row>
        <table:table-row table:style-name="ro1">
          <table:table-cell office:value-type="float" office:value="760008" calcext:value-type="float">
            <text:p>760008</text:p>
          </table:table-cell>
        </table:table-row>
        <table:table-row table:style-name="ro1">
          <table:table-cell office:value-type="float" office:value="758610" calcext:value-type="float">
            <text:p>758610</text:p>
          </table:table-cell>
        </table:table-row>
        <table:table-row table:style-name="ro1">
          <table:table-cell office:value-type="float" office:value="759168" calcext:value-type="float">
            <text:p>759168</text:p>
          </table:table-cell>
        </table:table-row>
        <table:table-row table:style-name="ro1">
          <table:table-cell office:value-type="float" office:value="759555" calcext:value-type="float">
            <text:p>759555</text:p>
          </table:table-cell>
        </table:table-row>
        <table:table-row table:style-name="ro1">
          <table:table-cell office:value-type="float" office:value="760784" calcext:value-type="float">
            <text:p>760784</text:p>
          </table:table-cell>
        </table:table-row>
        <table:table-row table:style-name="ro1">
          <table:table-cell office:value-type="float" office:value="760393" calcext:value-type="float">
            <text:p>760393</text:p>
          </table:table-cell>
        </table:table-row>
        <table:table-row table:style-name="ro1">
          <table:table-cell office:value-type="float" office:value="760008" calcext:value-type="float">
            <text:p>760008</text:p>
          </table:table-cell>
        </table:table-row>
        <table:table-row table:style-name="ro1">
          <table:table-cell office:value-type="float" office:value="759180" calcext:value-type="float">
            <text:p>759180</text:p>
          </table:table-cell>
        </table:table-row>
        <table:table-row table:style-name="ro1">
          <table:table-cell office:value-type="float" office:value="759591" calcext:value-type="float">
            <text:p>759591</text:p>
          </table:table-cell>
        </table:table-row>
        <table:table-row table:style-name="ro1">
          <table:table-cell office:value-type="float" office:value="757822" calcext:value-type="float">
            <text:p>757822</text:p>
          </table:table-cell>
        </table:table-row>
        <table:table-row table:style-name="ro1">
          <table:table-cell office:value-type="float" office:value="758993" calcext:value-type="float">
            <text:p>758993</text:p>
          </table:table-cell>
        </table:table-row>
        <table:table-row table:style-name="ro1">
          <table:table-cell office:value-type="float" office:value="760153" calcext:value-type="float">
            <text:p>760153</text:p>
          </table:table-cell>
        </table:table-row>
        <table:table-row table:style-name="ro1">
          <table:table-cell office:value-type="float" office:value="760184" calcext:value-type="float">
            <text:p>760184</text:p>
          </table:table-cell>
        </table:table-row>
        <table:table-row table:style-name="ro1">
          <table:table-cell office:value-type="float" office:value="759974" calcext:value-type="float">
            <text:p>759974</text:p>
          </table:table-cell>
        </table:table-row>
        <table:table-row table:style-name="ro1">
          <table:table-cell office:value-type="float" office:value="759742" calcext:value-type="float">
            <text:p>759742</text:p>
          </table:table-cell>
        </table:table-row>
        <table:table-row table:style-name="ro1">
          <table:table-cell office:value-type="float" office:value="758392" calcext:value-type="float">
            <text:p>758392</text:p>
          </table:table-cell>
        </table:table-row>
        <table:table-row table:style-name="ro1">
          <table:table-cell office:value-type="float" office:value="758892" calcext:value-type="float">
            <text:p>758892</text:p>
          </table:table-cell>
        </table:table-row>
        <table:table-row table:style-name="ro1">
          <table:table-cell office:value-type="float" office:value="760168" calcext:value-type="float">
            <text:p>760168</text:p>
          </table:table-cell>
        </table:table-row>
        <table:table-row table:style-name="ro1">
          <table:table-cell office:value-type="float" office:value="760140" calcext:value-type="float">
            <text:p>760140</text:p>
          </table:table-cell>
        </table:table-row>
        <table:table-row table:style-name="ro1">
          <table:table-cell office:value-type="float" office:value="760042" calcext:value-type="float">
            <text:p>760042</text:p>
          </table:table-cell>
        </table:table-row>
        <table:table-row table:style-name="ro1">
          <table:table-cell office:value-type="float" office:value="759893" calcext:value-type="float">
            <text:p>759893</text:p>
          </table:table-cell>
        </table:table-row>
        <table:table-row table:style-name="ro1">
          <table:table-cell office:value-type="float" office:value="759039" calcext:value-type="float">
            <text:p>759039</text:p>
          </table:table-cell>
        </table:table-row>
        <table:table-row table:style-name="ro1">
          <table:table-cell office:value-type="float" office:value="758945" calcext:value-type="float">
            <text:p>758945</text:p>
          </table:table-cell>
        </table:table-row>
        <table:table-row table:style-name="ro1">
          <table:table-cell office:value-type="float" office:value="762480" calcext:value-type="float">
            <text:p>762480</text:p>
          </table:table-cell>
        </table:table-row>
        <table:table-row table:style-name="ro1">
          <table:table-cell office:value-type="float" office:value="760441" calcext:value-type="float">
            <text:p>760441</text:p>
          </table:table-cell>
        </table:table-row>
        <table:table-row table:style-name="ro1">
          <table:table-cell office:value-type="float" office:value="760073" calcext:value-type="float">
            <text:p>760073</text:p>
          </table:table-cell>
        </table:table-row>
        <table:table-row table:style-name="ro1">
          <table:table-cell office:value-type="float" office:value="760062" calcext:value-type="float">
            <text:p>760062</text:p>
          </table:table-cell>
        </table:table-row>
        <table:table-row table:style-name="ro1">
          <table:table-cell office:value-type="float" office:value="759305" calcext:value-type="float">
            <text:p>759305</text:p>
          </table:table-cell>
        </table:table-row>
        <table:table-row table:style-name="ro1">
          <table:table-cell office:value-type="float" office:value="759592" calcext:value-type="float">
            <text:p>759592</text:p>
          </table:table-cell>
        </table:table-row>
        <table:table-row table:style-name="ro1">
          <table:table-cell office:value-type="float" office:value="758076" calcext:value-type="float">
            <text:p>758076</text:p>
          </table:table-cell>
        </table:table-row>
        <table:table-row table:style-name="ro1">
          <table:table-cell office:value-type="float" office:value="760128" calcext:value-type="float">
            <text:p>760128</text:p>
          </table:table-cell>
        </table:table-row>
        <table:table-row table:style-name="ro1">
          <table:table-cell office:value-type="float" office:value="760312" calcext:value-type="float">
            <text:p>760312</text:p>
          </table:table-cell>
        </table:table-row>
        <table:table-row table:style-name="ro1">
          <table:table-cell office:value-type="float" office:value="760411" calcext:value-type="float">
            <text:p>760411</text:p>
          </table:table-cell>
        </table:table-row>
        <table:table-row table:style-name="ro1">
          <table:table-cell office:value-type="float" office:value="760051" calcext:value-type="float">
            <text:p>760051</text:p>
          </table:table-cell>
        </table:table-row>
        <table:table-row table:style-name="ro1">
          <table:table-cell office:value-type="float" office:value="759846" calcext:value-type="float">
            <text:p>759846</text:p>
          </table:table-cell>
        </table:table-row>
        <table:table-row table:style-name="ro1">
          <table:table-cell office:value-type="float" office:value="758002" calcext:value-type="float">
            <text:p>758002</text:p>
          </table:table-cell>
        </table:table-row>
        <table:table-row table:style-name="ro1">
          <table:table-cell office:value-type="float" office:value="761133" calcext:value-type="float">
            <text:p>761133</text:p>
          </table:table-cell>
        </table:table-row>
        <table:table-row table:style-name="ro1">
          <table:table-cell office:value-type="float" office:value="760454" calcext:value-type="float">
            <text:p>760454</text:p>
          </table:table-cell>
        </table:table-row>
        <table:table-row table:style-name="ro1">
          <table:table-cell office:value-type="float" office:value="760301" calcext:value-type="float">
            <text:p>760301</text:p>
          </table:table-cell>
        </table:table-row>
        <table:table-row table:style-name="ro1">
          <table:table-cell office:value-type="float" office:value="760100" calcext:value-type="float">
            <text:p>760100</text:p>
          </table:table-cell>
        </table:table-row>
        <table:table-row table:style-name="ro1">
          <table:table-cell office:value-type="float" office:value="759642" calcext:value-type="float">
            <text:p>759642</text:p>
          </table:table-cell>
        </table:table-row>
        <table:table-row table:style-name="ro1">
          <table:table-cell office:value-type="float" office:value="759207" calcext:value-type="float">
            <text:p>759207</text:p>
          </table:table-cell>
        </table:table-row>
        <table:table-row table:style-name="ro1">
          <table:table-cell office:value-type="float" office:value="760292" calcext:value-type="float">
            <text:p>760292</text:p>
          </table:table-cell>
        </table:table-row>
        <table:table-row table:style-name="ro1">
          <table:table-cell office:value-type="float" office:value="761699" calcext:value-type="float">
            <text:p>761699</text:p>
          </table:table-cell>
        </table:table-row>
        <table:table-row table:style-name="ro1">
          <table:table-cell office:value-type="float" office:value="760448" calcext:value-type="float">
            <text:p>760448</text:p>
          </table:table-cell>
        </table:table-row>
        <table:table-row table:style-name="ro1">
          <table:table-cell office:value-type="float" office:value="760638" calcext:value-type="float">
            <text:p>760638</text:p>
          </table:table-cell>
        </table:table-row>
        <table:table-row table:style-name="ro1">
          <table:table-cell office:value-type="float" office:value="760184" calcext:value-type="float">
            <text:p>760184</text:p>
          </table:table-cell>
        </table:table-row>
        <table:table-row table:style-name="ro1">
          <table:table-cell office:value-type="float" office:value="759896" calcext:value-type="float">
            <text:p>759896</text:p>
          </table:table-cell>
        </table:table-row>
        <table:table-row table:style-name="ro1">
          <table:table-cell office:value-type="float" office:value="759491" calcext:value-type="float">
            <text:p>759491</text:p>
          </table:table-cell>
        </table:table-row>
        <table:table-row table:style-name="ro1">
          <table:table-cell office:value-type="float" office:value="762083" calcext:value-type="float">
            <text:p>762083</text:p>
          </table:table-cell>
        </table:table-row>
        <table:table-row table:style-name="ro1">
          <table:table-cell office:value-type="float" office:value="761494" calcext:value-type="float">
            <text:p>761494</text:p>
          </table:table-cell>
        </table:table-row>
        <table:table-row table:style-name="ro1">
          <table:table-cell office:value-type="float" office:value="761467" calcext:value-type="float">
            <text:p>761467</text:p>
          </table:table-cell>
        </table:table-row>
        <table:table-row table:style-name="ro1">
          <table:table-cell office:value-type="float" office:value="760284" calcext:value-type="float">
            <text:p>760284</text:p>
          </table:table-cell>
        </table:table-row>
        <table:table-row table:style-name="ro1">
          <table:table-cell office:value-type="float" office:value="760494" calcext:value-type="float">
            <text:p>760494</text:p>
          </table:table-cell>
        </table:table-row>
        <table:table-row table:style-name="ro1">
          <table:table-cell office:value-type="float" office:value="759825" calcext:value-type="float">
            <text:p>759825</text:p>
          </table:table-cell>
        </table:table-row>
        <table:table-row table:style-name="ro1">
          <table:table-cell office:value-type="float" office:value="759302" calcext:value-type="float">
            <text:p>759302</text:p>
          </table:table-cell>
        </table:table-row>
        <table:table-row table:style-name="ro1">
          <table:table-cell office:value-type="float" office:value="761242" calcext:value-type="float">
            <text:p>761242</text:p>
          </table:table-cell>
        </table:table-row>
        <table:table-row table:style-name="ro1">
          <table:table-cell office:value-type="float" office:value="761368" calcext:value-type="float">
            <text:p>761368</text:p>
          </table:table-cell>
        </table:table-row>
        <table:table-row table:style-name="ro1">
          <table:table-cell office:value-type="float" office:value="760925" calcext:value-type="float">
            <text:p>760925</text:p>
          </table:table-cell>
        </table:table-row>
        <table:table-row table:style-name="ro1">
          <table:table-cell office:value-type="float" office:value="760511" calcext:value-type="float">
            <text:p>760511</text:p>
          </table:table-cell>
        </table:table-row>
        <table:table-row table:style-name="ro1">
          <table:table-cell office:value-type="float" office:value="760624" calcext:value-type="float">
            <text:p>760624</text:p>
          </table:table-cell>
        </table:table-row>
        <table:table-row table:style-name="ro1">
          <table:table-cell office:value-type="float" office:value="760525" calcext:value-type="float">
            <text:p>760525</text:p>
          </table:table-cell>
        </table:table-row>
        <table:table-row table:style-name="ro1">
          <table:table-cell office:value-type="float" office:value="763891" calcext:value-type="float">
            <text:p>763891</text:p>
          </table:table-cell>
        </table:table-row>
        <table:table-row table:style-name="ro1">
          <table:table-cell office:value-type="float" office:value="761792" calcext:value-type="float">
            <text:p>761792</text:p>
          </table:table-cell>
        </table:table-row>
        <table:table-row table:style-name="ro1">
          <table:table-cell office:value-type="float" office:value="761693" calcext:value-type="float">
            <text:p>761693</text:p>
          </table:table-cell>
        </table:table-row>
        <table:table-row table:style-name="ro1">
          <table:table-cell office:value-type="float" office:value="761756" calcext:value-type="float">
            <text:p>761756</text:p>
          </table:table-cell>
        </table:table-row>
        <table:table-row table:style-name="ro1">
          <table:table-cell office:value-type="float" office:value="760425" calcext:value-type="float">
            <text:p>760425</text:p>
          </table:table-cell>
        </table:table-row>
        <table:table-row table:style-name="ro1">
          <table:table-cell office:value-type="float" office:value="760922" calcext:value-type="float">
            <text:p>760922</text:p>
          </table:table-cell>
        </table:table-row>
        <table:table-row table:style-name="ro1">
          <table:table-cell office:value-type="float" office:value="759825" calcext:value-type="float">
            <text:p>759825</text:p>
          </table:table-cell>
        </table:table-row>
        <table:table-row table:style-name="ro1">
          <table:table-cell office:value-type="float" office:value="763437" calcext:value-type="float">
            <text:p>763437</text:p>
          </table:table-cell>
        </table:table-row>
        <table:table-row table:style-name="ro1">
          <table:table-cell office:value-type="float" office:value="761940" calcext:value-type="float">
            <text:p>761940</text:p>
          </table:table-cell>
        </table:table-row>
        <table:table-row table:style-name="ro1">
          <table:table-cell office:value-type="float" office:value="761657" calcext:value-type="float">
            <text:p>761657</text:p>
          </table:table-cell>
        </table:table-row>
        <table:table-row table:style-name="ro1">
          <table:table-cell office:value-type="float" office:value="760685" calcext:value-type="float">
            <text:p>760685</text:p>
          </table:table-cell>
        </table:table-row>
        <table:table-row table:style-name="ro1">
          <table:table-cell office:value-type="float" office:value="761841" calcext:value-type="float">
            <text:p>761841</text:p>
          </table:table-cell>
        </table:table-row>
        <table:table-row table:style-name="ro1">
          <table:table-cell office:value-type="float" office:value="759368" calcext:value-type="float">
            <text:p>759368</text:p>
          </table:table-cell>
        </table:table-row>
        <table:table-row table:style-name="ro1">
          <table:table-cell office:value-type="float" office:value="761634" calcext:value-type="float">
            <text:p>761634</text:p>
          </table:table-cell>
        </table:table-row>
        <table:table-row table:style-name="ro1">
          <table:table-cell office:value-type="float" office:value="761863" calcext:value-type="float">
            <text:p>761863</text:p>
          </table:table-cell>
        </table:table-row>
        <table:table-row table:style-name="ro1">
          <table:table-cell office:value-type="float" office:value="761968" calcext:value-type="float">
            <text:p>761968</text:p>
          </table:table-cell>
        </table:table-row>
        <table:table-row table:style-name="ro1">
          <table:table-cell office:value-type="float" office:value="760689" calcext:value-type="float">
            <text:p>760689</text:p>
          </table:table-cell>
        </table:table-row>
        <table:table-row table:style-name="ro1">
          <table:table-cell office:value-type="float" office:value="761768" calcext:value-type="float">
            <text:p>761768</text:p>
          </table:table-cell>
        </table:table-row>
        <table:table-row table:style-name="ro1">
          <table:table-cell office:value-type="float" office:value="760118" calcext:value-type="float">
            <text:p>760118</text:p>
          </table:table-cell>
        </table:table-row>
        <table:table-row table:style-name="ro1">
          <table:table-cell office:value-type="float" office:value="761259" calcext:value-type="float">
            <text:p>761259</text:p>
          </table:table-cell>
        </table:table-row>
        <table:table-row table:style-name="ro1">
          <table:table-cell office:value-type="float" office:value="762084" calcext:value-type="float">
            <text:p>762084</text:p>
          </table:table-cell>
        </table:table-row>
        <table:table-row table:style-name="ro1">
          <table:table-cell office:value-type="float" office:value="762261" calcext:value-type="float">
            <text:p>762261</text:p>
          </table:table-cell>
        </table:table-row>
        <table:table-row table:style-name="ro1">
          <table:table-cell office:value-type="float" office:value="762265" calcext:value-type="float">
            <text:p>762265</text:p>
          </table:table-cell>
        </table:table-row>
        <table:table-row table:style-name="ro1">
          <table:table-cell office:value-type="float" office:value="761940" calcext:value-type="float">
            <text:p>761940</text:p>
          </table:table-cell>
        </table:table-row>
        <table:table-row table:style-name="ro1">
          <table:table-cell office:value-type="float" office:value="761197" calcext:value-type="float">
            <text:p>761197</text:p>
          </table:table-cell>
        </table:table-row>
        <table:table-row table:style-name="ro1">
          <table:table-cell office:value-type="float" office:value="761422" calcext:value-type="float">
            <text:p>761422</text:p>
          </table:table-cell>
        </table:table-row>
        <table:table-row table:style-name="ro1">
          <table:table-cell office:value-type="float" office:value="765338" calcext:value-type="float">
            <text:p>765338</text:p>
          </table:table-cell>
        </table:table-row>
        <table:table-row table:style-name="ro1">
          <table:table-cell office:value-type="float" office:value="762674" calcext:value-type="float">
            <text:p>762674</text:p>
          </table:table-cell>
        </table:table-row>
        <table:table-row table:style-name="ro1">
          <table:table-cell office:value-type="float" office:value="762580" calcext:value-type="float">
            <text:p>762580</text:p>
          </table:table-cell>
        </table:table-row>
        <table:table-row table:style-name="ro1">
          <table:table-cell office:value-type="float" office:value="762287" calcext:value-type="float">
            <text:p>762287</text:p>
          </table:table-cell>
        </table:table-row>
        <table:table-row table:style-name="ro1">
          <table:table-cell office:value-type="float" office:value="762107" calcext:value-type="float">
            <text:p>762107</text:p>
          </table:table-cell>
        </table:table-row>
        <table:table-row table:style-name="ro1">
          <table:table-cell office:value-type="float" office:value="761979" calcext:value-type="float">
            <text:p>761979</text:p>
          </table:table-cell>
        </table:table-row>
        <table:table-row table:style-name="ro1">
          <table:table-cell office:value-type="float" office:value="760816" calcext:value-type="float">
            <text:p>760816</text:p>
          </table:table-cell>
        </table:table-row>
        <table:table-row table:style-name="ro1">
          <table:table-cell office:value-type="float" office:value="762478" calcext:value-type="float">
            <text:p>762478</text:p>
          </table:table-cell>
        </table:table-row>
        <table:table-row table:style-name="ro1">
          <table:table-cell office:value-type="float" office:value="762926" calcext:value-type="float">
            <text:p>762926</text:p>
          </table:table-cell>
        </table:table-row>
        <table:table-row table:style-name="ro1">
          <table:table-cell office:value-type="float" office:value="762668" calcext:value-type="float">
            <text:p>762668</text:p>
          </table:table-cell>
        </table:table-row>
        <table:table-row table:style-name="ro1">
          <table:table-cell office:value-type="float" office:value="762839" calcext:value-type="float">
            <text:p>762839</text:p>
          </table:table-cell>
        </table:table-row>
        <table:table-row table:style-name="ro1">
          <table:table-cell office:value-type="float" office:value="762800" calcext:value-type="float">
            <text:p>762800</text:p>
          </table:table-cell>
        </table:table-row>
        <table:table-row table:style-name="ro1">
          <table:table-cell office:value-type="float" office:value="761167" calcext:value-type="float">
            <text:p>761167</text:p>
          </table:table-cell>
        </table:table-row>
        <table:table-row table:style-name="ro1">
          <table:table-cell office:value-type="float" office:value="763378" calcext:value-type="float">
            <text:p>763378</text:p>
          </table:table-cell>
        </table:table-row>
        <table:table-row table:style-name="ro1">
          <table:table-cell office:value-type="float" office:value="763041" calcext:value-type="float">
            <text:p>763041</text:p>
          </table:table-cell>
        </table:table-row>
        <table:table-row table:style-name="ro1">
          <table:table-cell office:value-type="float" office:value="763088" calcext:value-type="float">
            <text:p>763088</text:p>
          </table:table-cell>
        </table:table-row>
        <table:table-row table:style-name="ro1">
          <table:table-cell office:value-type="float" office:value="762960" calcext:value-type="float">
            <text:p>762960</text:p>
          </table:table-cell>
        </table:table-row>
        <table:table-row table:style-name="ro1">
          <table:table-cell office:value-type="float" office:value="762591" calcext:value-type="float">
            <text:p>762591</text:p>
          </table:table-cell>
        </table:table-row>
        <table:table-row table:style-name="ro1">
          <table:table-cell office:value-type="float" office:value="762236" calcext:value-type="float">
            <text:p>762236</text:p>
          </table:table-cell>
        </table:table-row>
        <table:table-row table:style-name="ro1">
          <table:table-cell office:value-type="float" office:value="762538" calcext:value-type="float">
            <text:p>762538</text:p>
          </table:table-cell>
        </table:table-row>
        <table:table-row table:style-name="ro1">
          <table:table-cell office:value-type="float" office:value="763670" calcext:value-type="float">
            <text:p>763670</text:p>
          </table:table-cell>
        </table:table-row>
        <table:table-row table:style-name="ro1">
          <table:table-cell office:value-type="float" office:value="763357" calcext:value-type="float">
            <text:p>763357</text:p>
          </table:table-cell>
        </table:table-row>
        <table:table-row table:style-name="ro1">
          <table:table-cell office:value-type="float" office:value="763711" calcext:value-type="float">
            <text:p>763711</text:p>
          </table:table-cell>
        </table:table-row>
        <table:table-row table:style-name="ro1">
          <table:table-cell office:value-type="float" office:value="762760" calcext:value-type="float">
            <text:p>762760</text:p>
          </table:table-cell>
        </table:table-row>
        <table:table-row table:style-name="ro1">
          <table:table-cell office:value-type="float" office:value="762839" calcext:value-type="float">
            <text:p>762839</text:p>
          </table:table-cell>
        </table:table-row>
        <table:table-row table:style-name="ro1">
          <table:table-cell office:value-type="float" office:value="761510" calcext:value-type="float">
            <text:p>761510</text:p>
          </table:table-cell>
        </table:table-row>
        <table:table-row table:style-name="ro1">
          <table:table-cell office:value-type="float" office:value="764574" calcext:value-type="float">
            <text:p>764574</text:p>
          </table:table-cell>
        </table:table-row>
        <table:table-row table:style-name="ro1">
          <table:table-cell office:value-type="float" office:value="763598" calcext:value-type="float">
            <text:p>763598</text:p>
          </table:table-cell>
        </table:table-row>
        <table:table-row table:style-name="ro1">
          <table:table-cell office:value-type="float" office:value="763759" calcext:value-type="float">
            <text:p>763759</text:p>
          </table:table-cell>
        </table:table-row>
        <table:table-row table:style-name="ro1">
          <table:table-cell office:value-type="float" office:value="762544" calcext:value-type="float">
            <text:p>762544</text:p>
          </table:table-cell>
        </table:table-row>
        <table:table-row table:style-name="ro1">
          <table:table-cell office:value-type="float" office:value="763212" calcext:value-type="float">
            <text:p>763212</text:p>
          </table:table-cell>
        </table:table-row>
        <table:table-row table:style-name="ro1">
          <table:table-cell office:value-type="float" office:value="761992" calcext:value-type="float">
            <text:p>761992</text:p>
          </table:table-cell>
        </table:table-row>
        <table:table-row table:style-name="ro1">
          <table:table-cell office:value-type="float" office:value="762262" calcext:value-type="float">
            <text:p>762262</text:p>
          </table:table-cell>
        </table:table-row>
        <table:table-row table:style-name="ro1">
          <table:table-cell office:value-type="float" office:value="764260" calcext:value-type="float">
            <text:p>764260</text:p>
          </table:table-cell>
        </table:table-row>
        <table:table-row table:style-name="ro1">
          <table:table-cell office:value-type="float" office:value="764881" calcext:value-type="float">
            <text:p>764881</text:p>
          </table:table-cell>
        </table:table-row>
        <table:table-row table:style-name="ro1">
          <table:table-cell office:value-type="float" office:value="764257" calcext:value-type="float">
            <text:p>764257</text:p>
          </table:table-cell>
        </table:table-row>
        <table:table-row table:style-name="ro1">
          <table:table-cell office:value-type="float" office:value="764655" calcext:value-type="float">
            <text:p>764655</text:p>
          </table:table-cell>
        </table:table-row>
        <table:table-row table:style-name="ro1">
          <table:table-cell office:value-type="float" office:value="762724" calcext:value-type="float">
            <text:p>762724</text:p>
          </table:table-cell>
        </table:table-row>
        <table:table-row table:style-name="ro1">
          <table:table-cell office:value-type="float" office:value="762577" calcext:value-type="float">
            <text:p>762577</text:p>
          </table:table-cell>
        </table:table-row>
        <table:table-row table:style-name="ro1">
          <table:table-cell office:value-type="float" office:value="766553" calcext:value-type="float">
            <text:p>766553</text:p>
          </table:table-cell>
        </table:table-row>
        <table:table-row table:style-name="ro1">
          <table:table-cell office:value-type="float" office:value="764780" calcext:value-type="float">
            <text:p>764780</text:p>
          </table:table-cell>
        </table:table-row>
        <table:table-row table:style-name="ro1">
          <table:table-cell office:value-type="float" office:value="765296" calcext:value-type="float">
            <text:p>765296</text:p>
          </table:table-cell>
        </table:table-row>
        <table:table-row table:style-name="ro1">
          <table:table-cell office:value-type="float" office:value="764894" calcext:value-type="float">
            <text:p>764894</text:p>
          </table:table-cell>
        </table:table-row>
        <table:table-row table:style-name="ro1">
          <table:table-cell office:value-type="float" office:value="762168" calcext:value-type="float">
            <text:p>762168</text:p>
          </table:table-cell>
        </table:table-row>
        <table:table-row table:style-name="ro1">
          <table:table-cell office:value-type="float" office:value="762398" calcext:value-type="float">
            <text:p>762398</text:p>
          </table:table-cell>
        </table:table-row>
        <table:table-row table:style-name="ro1">
          <table:table-cell office:value-type="float" office:value="761428" calcext:value-type="float">
            <text:p>761428</text:p>
          </table:table-cell>
        </table:table-row>
        <table:table-row table:style-name="ro1">
          <table:table-cell office:value-type="float" office:value="763219" calcext:value-type="float">
            <text:p>763219</text:p>
          </table:table-cell>
        </table:table-row>
        <table:table-row table:style-name="ro1">
          <table:table-cell office:value-type="float" office:value="764980" calcext:value-type="float">
            <text:p>764980</text:p>
          </table:table-cell>
        </table:table-row>
        <table:table-row table:style-name="ro1">
          <table:table-cell office:value-type="float" office:value="764679" calcext:value-type="float">
            <text:p>764679</text:p>
          </table:table-cell>
        </table:table-row>
        <table:table-row table:style-name="ro1">
          <table:table-cell office:value-type="float" office:value="762927" calcext:value-type="float">
            <text:p>762927</text:p>
          </table:table-cell>
        </table:table-row>
        <table:table-row table:style-name="ro1">
          <table:table-cell office:value-type="float" office:value="763094" calcext:value-type="float">
            <text:p>763094</text:p>
          </table:table-cell>
        </table:table-row>
        <table:table-row table:style-name="ro1">
          <table:table-cell office:value-type="float" office:value="760910" calcext:value-type="float">
            <text:p>760910</text:p>
          </table:table-cell>
        </table:table-row>
        <table:table-row table:style-name="ro1">
          <table:table-cell office:value-type="float" office:value="764327" calcext:value-type="float">
            <text:p>764327</text:p>
          </table:table-cell>
        </table:table-row>
        <table:table-row table:style-name="ro1">
          <table:table-cell office:value-type="float" office:value="764964" calcext:value-type="float">
            <text:p>764964</text:p>
          </table:table-cell>
        </table:table-row>
        <table:table-row table:style-name="ro1">
          <table:table-cell office:value-type="float" office:value="764580" calcext:value-type="float">
            <text:p>764580</text:p>
          </table:table-cell>
        </table:table-row>
        <table:table-row table:style-name="ro1">
          <table:table-cell office:value-type="float" office:value="764018" calcext:value-type="float">
            <text:p>764018</text:p>
          </table:table-cell>
        </table:table-row>
        <table:table-row table:style-name="ro1">
          <table:table-cell office:value-type="float" office:value="763895" calcext:value-type="float">
            <text:p>763895</text:p>
          </table:table-cell>
        </table:table-row>
        <table:table-row table:style-name="ro1">
          <table:table-cell office:value-type="float" office:value="762093" calcext:value-type="float">
            <text:p>762093</text:p>
          </table:table-cell>
        </table:table-row>
        <table:table-row table:style-name="ro1">
          <table:table-cell office:value-type="float" office:value="764199" calcext:value-type="float">
            <text:p>764199</text:p>
          </table:table-cell>
        </table:table-row>
        <table:table-row table:style-name="ro1">
          <table:table-cell office:value-type="float" office:value="765382" calcext:value-type="float">
            <text:p>765382</text:p>
          </table:table-cell>
        </table:table-row>
        <table:table-row table:style-name="ro1">
          <table:table-cell office:value-type="float" office:value="764948" calcext:value-type="float">
            <text:p>764948</text:p>
          </table:table-cell>
        </table:table-row>
        <table:table-row table:style-name="ro1">
          <table:table-cell office:value-type="float" office:value="764902" calcext:value-type="float">
            <text:p>764902</text:p>
          </table:table-cell>
        </table:table-row>
        <table:table-row table:style-name="ro1">
          <table:table-cell office:value-type="float" office:value="764758" calcext:value-type="float">
            <text:p>764758</text:p>
          </table:table-cell>
        </table:table-row>
        <table:table-row table:style-name="ro1">
          <table:table-cell office:value-type="float" office:value="763807" calcext:value-type="float">
            <text:p>763807</text:p>
          </table:table-cell>
        </table:table-row>
        <table:table-row table:style-name="ro1">
          <table:table-cell office:value-type="float" office:value="762338" calcext:value-type="float">
            <text:p>762338</text:p>
          </table:table-cell>
        </table:table-row>
        <table:table-row table:style-name="ro1">
          <table:table-cell office:value-type="float" office:value="767108" calcext:value-type="float">
            <text:p>767108</text:p>
          </table:table-cell>
        </table:table-row>
        <table:table-row table:style-name="ro1">
          <table:table-cell office:value-type="float" office:value="766384" calcext:value-type="float">
            <text:p>766384</text:p>
          </table:table-cell>
        </table:table-row>
        <table:table-row table:style-name="ro1">
          <table:table-cell office:value-type="float" office:value="766588" calcext:value-type="float">
            <text:p>766588</text:p>
          </table:table-cell>
        </table:table-row>
        <table:table-row table:style-name="ro1">
          <table:table-cell office:value-type="float" office:value="763855" calcext:value-type="float">
            <text:p>763855</text:p>
          </table:table-cell>
        </table:table-row>
        <table:table-row table:style-name="ro1">
          <table:table-cell office:value-type="float" office:value="764619" calcext:value-type="float">
            <text:p>764619</text:p>
          </table:table-cell>
        </table:table-row>
        <table:table-row table:style-name="ro1">
          <table:table-cell office:value-type="float" office:value="764039" calcext:value-type="float">
            <text:p>764039</text:p>
          </table:table-cell>
        </table:table-row>
        <table:table-row table:style-name="ro1">
          <table:table-cell office:value-type="float" office:value="762223" calcext:value-type="float">
            <text:p>762223</text:p>
          </table:table-cell>
        </table:table-row>
        <table:table-row table:style-name="ro1">
          <table:table-cell office:value-type="float" office:value="766073" calcext:value-type="float">
            <text:p>766073</text:p>
          </table:table-cell>
        </table:table-row>
        <table:table-row table:style-name="ro1">
          <table:table-cell office:value-type="float" office:value="766526" calcext:value-type="float">
            <text:p>766526</text:p>
          </table:table-cell>
        </table:table-row>
        <table:table-row table:style-name="ro1">
          <table:table-cell office:value-type="float" office:value="766080" calcext:value-type="float">
            <text:p>766080</text:p>
          </table:table-cell>
        </table:table-row>
        <table:table-row table:style-name="ro1">
          <table:table-cell office:value-type="float" office:value="766501" calcext:value-type="float">
            <text:p>766501</text:p>
          </table:table-cell>
        </table:table-row>
        <table:table-row table:style-name="ro1">
          <table:table-cell office:value-type="float" office:value="764793" calcext:value-type="float">
            <text:p>764793</text:p>
          </table:table-cell>
        </table:table-row>
        <table:table-row table:style-name="ro1">
          <table:table-cell office:value-type="float" office:value="763577" calcext:value-type="float">
            <text:p>763577</text:p>
          </table:table-cell>
        </table:table-row>
        <table:table-row table:style-name="ro1">
          <table:table-cell office:value-type="float" office:value="769435" calcext:value-type="float">
            <text:p>769435</text:p>
          </table:table-cell>
        </table:table-row>
        <table:table-row table:style-name="ro1">
          <table:table-cell office:value-type="float" office:value="767577" calcext:value-type="float">
            <text:p>767577</text:p>
          </table:table-cell>
        </table:table-row>
        <table:table-row table:style-name="ro1">
          <table:table-cell office:value-type="float" office:value="767886" calcext:value-type="float">
            <text:p>767886</text:p>
          </table:table-cell>
        </table:table-row>
        <table:table-row table:style-name="ro1">
          <table:table-cell office:value-type="float" office:value="767968" calcext:value-type="float">
            <text:p>767968</text:p>
          </table:table-cell>
        </table:table-row>
        <table:table-row table:style-name="ro1">
          <table:table-cell office:value-type="float" office:value="764465" calcext:value-type="float">
            <text:p>764465</text:p>
          </table:table-cell>
        </table:table-row>
        <table:table-row table:style-name="ro1">
          <table:table-cell office:value-type="float" office:value="766035" calcext:value-type="float">
            <text:p>766035</text:p>
          </table:table-cell>
        </table:table-row>
        <table:table-row table:style-name="ro1">
          <table:table-cell office:value-type="float" office:value="765632" calcext:value-type="float">
            <text:p>765632</text:p>
          </table:table-cell>
        </table:table-row>
        <table:table-row table:style-name="ro1">
          <table:table-cell office:value-type="float" office:value="768971" calcext:value-type="float">
            <text:p>768971</text:p>
          </table:table-cell>
        </table:table-row>
        <table:table-row table:style-name="ro1">
          <table:table-cell office:value-type="float" office:value="768452" calcext:value-type="float">
            <text:p>768452</text:p>
          </table:table-cell>
        </table:table-row>
        <table:table-row table:style-name="ro1">
          <table:table-cell office:value-type="float" office:value="768412" calcext:value-type="float">
            <text:p>768412</text:p>
          </table:table-cell>
        </table:table-row>
        <table:table-row table:style-name="ro1">
          <table:table-cell office:value-type="float" office:value="766881" calcext:value-type="float">
            <text:p>766881</text:p>
          </table:table-cell>
        </table:table-row>
        <table:table-row table:style-name="ro1">
          <table:table-cell office:value-type="float" office:value="767856" calcext:value-type="float">
            <text:p>767856</text:p>
          </table:table-cell>
        </table:table-row>
        <table:table-row table:style-name="ro1">
          <table:table-cell office:value-type="float" office:value="763863" calcext:value-type="float">
            <text:p>763863</text:p>
          </table:table-cell>
        </table:table-row>
        <table:table-row table:style-name="ro1">
          <table:table-cell office:value-type="float" office:value="767373" calcext:value-type="float">
            <text:p>767373</text:p>
          </table:table-cell>
        </table:table-row>
        <table:table-row table:style-name="ro1">
          <table:table-cell office:value-type="float" office:value="769401" calcext:value-type="float">
            <text:p>769401</text:p>
          </table:table-cell>
        </table:table-row>
        <table:table-row table:style-name="ro1">
          <table:table-cell office:value-type="float" office:value="769262" calcext:value-type="float">
            <text:p>769262</text:p>
          </table:table-cell>
        </table:table-row>
        <table:table-row table:style-name="ro1">
          <table:table-cell office:value-type="float" office:value="768284" calcext:value-type="float">
            <text:p>768284</text:p>
          </table:table-cell>
        </table:table-row>
        <table:table-row table:style-name="ro1">
          <table:table-cell office:value-type="float" office:value="768969" calcext:value-type="float">
            <text:p>768969</text:p>
          </table:table-cell>
        </table:table-row>
        <table:table-row table:style-name="ro1">
          <table:table-cell office:value-type="float" office:value="765290" calcext:value-type="float">
            <text:p>765290</text:p>
          </table:table-cell>
        </table:table-row>
        <table:table-row table:style-name="ro1">
          <table:table-cell office:value-type="float" office:value="767443" calcext:value-type="float">
            <text:p>767443</text:p>
          </table:table-cell>
        </table:table-row>
        <table:table-row table:style-name="ro1">
          <table:table-cell office:value-type="float" office:value="769712" calcext:value-type="float">
            <text:p>769712</text:p>
          </table:table-cell>
        </table:table-row>
        <table:table-row table:style-name="ro1">
          <table:table-cell office:value-type="float" office:value="769485" calcext:value-type="float">
            <text:p>769485</text:p>
          </table:table-cell>
        </table:table-row>
        <table:table-row table:style-name="ro1">
          <table:table-cell office:value-type="float" office:value="770395" calcext:value-type="float">
            <text:p>770395</text:p>
          </table:table-cell>
        </table:table-row>
        <table:table-row table:style-name="ro1">
          <table:table-cell office:value-type="float" office:value="769798" calcext:value-type="float">
            <text:p>769798</text:p>
          </table:table-cell>
        </table:table-row>
        <table:table-row table:style-name="ro1">
          <table:table-cell office:value-type="float" office:value="767363" calcext:value-type="float">
            <text:p>767363</text:p>
          </table:table-cell>
        </table:table-row>
        <table:table-row table:style-name="ro1">
          <table:table-cell office:value-type="float" office:value="767613" calcext:value-type="float">
            <text:p>767613</text:p>
          </table:table-cell>
        </table:table-row>
        <table:table-row table:style-name="ro1">
          <table:table-cell office:value-type="float" office:value="772556" calcext:value-type="float">
            <text:p>772556</text:p>
          </table:table-cell>
        </table:table-row>
        <table:table-row table:style-name="ro1">
          <table:table-cell office:value-type="float" office:value="771260" calcext:value-type="float">
            <text:p>771260</text:p>
          </table:table-cell>
        </table:table-row>
        <table:table-row table:style-name="ro1">
          <table:table-cell office:value-type="float" office:value="771106" calcext:value-type="float">
            <text:p>771106</text:p>
          </table:table-cell>
        </table:table-row>
        <table:table-row table:style-name="ro1">
          <table:table-cell office:value-type="float" office:value="770757" calcext:value-type="float">
            <text:p>770757</text:p>
          </table:table-cell>
        </table:table-row>
        <table:table-row table:style-name="ro1">
          <table:table-cell office:value-type="float" office:value="768589" calcext:value-type="float">
            <text:p>768589</text:p>
          </table:table-cell>
        </table:table-row>
        <table:table-row table:style-name="ro1">
          <table:table-cell office:value-type="float" office:value="769593" calcext:value-type="float">
            <text:p>769593</text:p>
          </table:table-cell>
        </table:table-row>
        <table:table-row table:style-name="ro1">
          <table:table-cell office:value-type="float" office:value="767050" calcext:value-type="float">
            <text:p>767050</text:p>
          </table:table-cell>
        </table:table-row>
        <table:table-row table:style-name="ro1">
          <table:table-cell office:value-type="float" office:value="770820" calcext:value-type="float">
            <text:p>770820</text:p>
          </table:table-cell>
        </table:table-row>
        <table:table-row table:style-name="ro1">
          <table:table-cell office:value-type="float" office:value="771021" calcext:value-type="float">
            <text:p>771021</text:p>
          </table:table-cell>
        </table:table-row>
        <table:table-row table:style-name="ro1">
          <table:table-cell office:value-type="float" office:value="771519" calcext:value-type="float">
            <text:p>771519</text:p>
          </table:table-cell>
        </table:table-row>
        <table:table-row table:style-name="ro1">
          <table:table-cell office:value-type="float" office:value="770428" calcext:value-type="float">
            <text:p>770428</text:p>
          </table:table-cell>
        </table:table-row>
        <table:table-row table:style-name="ro1">
          <table:table-cell office:value-type="float" office:value="770288" calcext:value-type="float">
            <text:p>770288</text:p>
          </table:table-cell>
        </table:table-row>
        <table:table-row table:style-name="ro1">
          <table:table-cell office:value-type="float" office:value="767740" calcext:value-type="float">
            <text:p>767740</text:p>
          </table:table-cell>
        </table:table-row>
        <table:table-row table:style-name="ro1">
          <table:table-cell office:value-type="float" office:value="773457" calcext:value-type="float">
            <text:p>773457</text:p>
          </table:table-cell>
        </table:table-row>
        <table:table-row table:style-name="ro1">
          <table:table-cell office:value-type="float" office:value="771992" calcext:value-type="float">
            <text:p>771992</text:p>
          </table:table-cell>
        </table:table-row>
        <table:table-row table:style-name="ro1">
          <table:table-cell office:value-type="float" office:value="772439" calcext:value-type="float">
            <text:p>772439</text:p>
          </table:table-cell>
        </table:table-row>
        <table:table-row table:style-name="ro1">
          <table:table-cell office:value-type="float" office:value="771924" calcext:value-type="float">
            <text:p>771924</text:p>
          </table:table-cell>
        </table:table-row>
        <table:table-row table:style-name="ro1">
          <table:table-cell office:value-type="float" office:value="770089" calcext:value-type="float">
            <text:p>770089</text:p>
          </table:table-cell>
        </table:table-row>
        <table:table-row table:style-name="ro1">
          <table:table-cell office:value-type="float" office:value="769741" calcext:value-type="float">
            <text:p>769741</text:p>
          </table:table-cell>
        </table:table-row>
        <table:table-row table:style-name="ro1">
          <table:table-cell office:value-type="float" office:value="772043" calcext:value-type="float">
            <text:p>772043</text:p>
          </table:table-cell>
        </table:table-row>
        <table:table-row table:style-name="ro1">
          <table:table-cell office:value-type="float" office:value="772848" calcext:value-type="float">
            <text:p>772848</text:p>
          </table:table-cell>
        </table:table-row>
        <table:table-row table:style-name="ro1">
          <table:table-cell office:value-type="float" office:value="772698" calcext:value-type="float">
            <text:p>772698</text:p>
          </table:table-cell>
        </table:table-row>
        <table:table-row table:style-name="ro1">
          <table:table-cell office:value-type="float" office:value="773262" calcext:value-type="float">
            <text:p>773262</text:p>
          </table:table-cell>
        </table:table-row>
        <table:table-row table:style-name="ro1">
          <table:table-cell office:value-type="float" office:value="771487" calcext:value-type="float">
            <text:p>771487</text:p>
          </table:table-cell>
        </table:table-row>
        <table:table-row table:style-name="ro1">
          <table:table-cell office:value-type="float" office:value="770468" calcext:value-type="float">
            <text:p>770468</text:p>
          </table:table-cell>
        </table:table-row>
        <table:table-row table:style-name="ro1">
          <table:table-cell office:value-type="float" office:value="769255" calcext:value-type="float">
            <text:p>769255</text:p>
          </table:table-cell>
        </table:table-row>
        <table:table-row table:style-name="ro1">
          <table:table-cell office:value-type="float" office:value="775641" calcext:value-type="float">
            <text:p>775641</text:p>
          </table:table-cell>
        </table:table-row>
        <table:table-row table:style-name="ro1">
          <table:table-cell office:value-type="float" office:value="771895" calcext:value-type="float">
            <text:p>771895</text:p>
          </table:table-cell>
        </table:table-row>
        <table:table-row table:style-name="ro1">
          <table:table-cell office:value-type="float" office:value="774190" calcext:value-type="float">
            <text:p>774190</text:p>
          </table:table-cell>
        </table:table-row>
        <table:table-row table:style-name="ro1">
          <table:table-cell office:value-type="float" office:value="772217" calcext:value-type="float">
            <text:p>772217</text:p>
          </table:table-cell>
        </table:table-row>
        <table:table-row table:style-name="ro1">
          <table:table-cell office:value-type="float" office:value="771443" calcext:value-type="float">
            <text:p>771443</text:p>
          </table:table-cell>
        </table:table-row>
        <table:table-row table:style-name="ro1">
          <table:table-cell office:value-type="float" office:value="770935" calcext:value-type="float">
            <text:p>770935</text:p>
          </table:table-cell>
        </table:table-row>
        <table:table-row table:style-name="ro1">
          <table:table-cell office:value-type="float" office:value="770028" calcext:value-type="float">
            <text:p>770028</text:p>
          </table:table-cell>
        </table:table-row>
        <table:table-row table:style-name="ro1">
          <table:table-cell office:value-type="float" office:value="774381" calcext:value-type="float">
            <text:p>774381</text:p>
          </table:table-cell>
        </table:table-row>
        <table:table-row table:style-name="ro1">
          <table:table-cell office:value-type="float" office:value="774448" calcext:value-type="float">
            <text:p>774448</text:p>
          </table:table-cell>
        </table:table-row>
        <table:table-row table:style-name="ro1">
          <table:table-cell office:value-type="float" office:value="774495" calcext:value-type="float">
            <text:p>774495</text:p>
          </table:table-cell>
        </table:table-row>
        <table:table-row table:style-name="ro1">
          <table:table-cell office:value-type="float" office:value="773868" calcext:value-type="float">
            <text:p>773868</text:p>
          </table:table-cell>
        </table:table-row>
        <table:table-row table:style-name="ro1">
          <table:table-cell office:value-type="float" office:value="772306" calcext:value-type="float">
            <text:p>772306</text:p>
          </table:table-cell>
        </table:table-row>
        <table:table-row table:style-name="ro1">
          <table:table-cell office:value-type="float" office:value="770748" calcext:value-type="float">
            <text:p>770748</text:p>
          </table:table-cell>
        </table:table-row>
        <table:table-row table:style-name="ro1">
          <table:table-cell office:value-type="float" office:value="778420" calcext:value-type="float">
            <text:p>778420</text:p>
          </table:table-cell>
        </table:table-row>
        <table:table-row table:style-name="ro1">
          <table:table-cell office:value-type="float" office:value="774448" calcext:value-type="float">
            <text:p>774448</text:p>
          </table:table-cell>
        </table:table-row>
        <table:table-row table:style-name="ro1">
          <table:table-cell office:value-type="float" office:value="775260" calcext:value-type="float">
            <text:p>775260</text:p>
          </table:table-cell>
        </table:table-row>
        <table:table-row table:style-name="ro1">
          <table:table-cell office:value-type="float" office:value="775536" calcext:value-type="float">
            <text:p>775536</text:p>
          </table:table-cell>
        </table:table-row>
        <table:table-row table:style-name="ro1">
          <table:table-cell office:value-type="float" office:value="771949" calcext:value-type="float">
            <text:p>771949</text:p>
          </table:table-cell>
        </table:table-row>
        <table:table-row table:style-name="ro1">
          <table:table-cell office:value-type="float" office:value="774504" calcext:value-type="float">
            <text:p>774504</text:p>
          </table:table-cell>
        </table:table-row>
        <table:table-row table:style-name="ro1">
          <table:table-cell office:value-type="float" office:value="771574" calcext:value-type="float">
            <text:p>771574</text:p>
          </table:table-cell>
        </table:table-row>
        <table:table-row table:style-name="ro1">
          <table:table-cell office:value-type="float" office:value="778867" calcext:value-type="float">
            <text:p>778867</text:p>
          </table:table-cell>
        </table:table-row>
        <table:table-row table:style-name="ro1">
          <table:table-cell office:value-type="float" office:value="775785" calcext:value-type="float">
            <text:p>775785</text:p>
          </table:table-cell>
        </table:table-row>
        <table:table-row table:style-name="ro1">
          <table:table-cell office:value-type="float" office:value="775634" calcext:value-type="float">
            <text:p>775634</text:p>
          </table:table-cell>
        </table:table-row>
        <table:table-row table:style-name="ro1">
          <table:table-cell office:value-type="float" office:value="774362" calcext:value-type="float">
            <text:p>774362</text:p>
          </table:table-cell>
        </table:table-row>
        <table:table-row table:style-name="ro1">
          <table:table-cell office:value-type="float" office:value="775054" calcext:value-type="float">
            <text:p>775054</text:p>
          </table:table-cell>
        </table:table-row>
        <table:table-row table:style-name="ro1">
          <table:table-cell office:value-type="float" office:value="770673" calcext:value-type="float">
            <text:p>770673</text:p>
          </table:table-cell>
        </table:table-row>
        <table:table-row table:style-name="ro1">
          <table:table-cell office:value-type="float" office:value="775300" calcext:value-type="float">
            <text:p>775300</text:p>
          </table:table-cell>
        </table:table-row>
        <table:table-row table:style-name="ro1">
          <table:table-cell office:value-type="float" office:value="775983" calcext:value-type="float">
            <text:p>775983</text:p>
          </table:table-cell>
        </table:table-row>
        <table:table-row table:style-name="ro1">
          <table:table-cell office:value-type="float" office:value="777249" calcext:value-type="float">
            <text:p>777249</text:p>
          </table:table-cell>
        </table:table-row>
        <table:table-row table:style-name="ro1">
          <table:table-cell office:value-type="float" office:value="774927" calcext:value-type="float">
            <text:p>774927</text:p>
          </table:table-cell>
        </table:table-row>
        <table:table-row table:style-name="ro1">
          <table:table-cell office:value-type="float" office:value="776177" calcext:value-type="float">
            <text:p>776177</text:p>
          </table:table-cell>
        </table:table-row>
        <table:table-row table:style-name="ro1">
          <table:table-cell office:value-type="float" office:value="773141" calcext:value-type="float">
            <text:p>773141</text:p>
          </table:table-cell>
        </table:table-row>
        <table:table-row table:style-name="ro1">
          <table:table-cell office:value-type="float" office:value="775674" calcext:value-type="float">
            <text:p>775674</text:p>
          </table:table-cell>
        </table:table-row>
        <table:table-row table:style-name="ro1">
          <table:table-cell office:value-type="float" office:value="776609" calcext:value-type="float">
            <text:p>776609</text:p>
          </table:table-cell>
        </table:table-row>
        <table:table-row table:style-name="ro1">
          <table:table-cell office:value-type="float" office:value="776678" calcext:value-type="float">
            <text:p>776678</text:p>
          </table:table-cell>
        </table:table-row>
        <table:table-row table:style-name="ro1">
          <table:table-cell office:value-type="float" office:value="776898" calcext:value-type="float">
            <text:p>776898</text:p>
          </table:table-cell>
        </table:table-row>
        <table:table-row table:style-name="ro1">
          <table:table-cell office:value-type="float" office:value="775782" calcext:value-type="float">
            <text:p>775782</text:p>
          </table:table-cell>
        </table:table-row>
        <table:table-row table:style-name="ro1">
          <table:table-cell office:value-type="float" office:value="774761" calcext:value-type="float">
            <text:p>774761</text:p>
          </table:table-cell>
        </table:table-row>
        <table:table-row table:style-name="ro1">
          <table:table-cell office:value-type="float" office:value="773998" calcext:value-type="float">
            <text:p>773998</text:p>
          </table:table-cell>
        </table:table-row>
        <table:table-row table:style-name="ro1">
          <table:table-cell office:value-type="float" office:value="778946" calcext:value-type="float">
            <text:p>778946</text:p>
          </table:table-cell>
        </table:table-row>
        <table:table-row table:style-name="ro1">
          <table:table-cell office:value-type="float" office:value="776099" calcext:value-type="float">
            <text:p>776099</text:p>
          </table:table-cell>
        </table:table-row>
        <table:table-row table:style-name="ro1">
          <table:table-cell office:value-type="float" office:value="777082" calcext:value-type="float">
            <text:p>777082</text:p>
          </table:table-cell>
        </table:table-row>
        <table:table-row table:style-name="ro1">
          <table:table-cell office:value-type="float" office:value="774832" calcext:value-type="float">
            <text:p>774832</text:p>
          </table:table-cell>
        </table:table-row>
        <table:table-row table:style-name="ro1">
          <table:table-cell office:value-type="float" office:value="774405" calcext:value-type="float">
            <text:p>774405</text:p>
          </table:table-cell>
        </table:table-row>
        <table:table-row table:style-name="ro1">
          <table:table-cell office:value-type="float" office:value="773507" calcext:value-type="float">
            <text:p>773507</text:p>
          </table:table-cell>
        </table:table-row>
        <table:table-row table:style-name="ro1">
          <table:table-cell office:value-type="float" office:value="772424" calcext:value-type="float">
            <text:p>772424</text:p>
          </table:table-cell>
        </table:table-row>
        <table:table-row table:style-name="ro1">
          <table:table-cell office:value-type="float" office:value="772834" calcext:value-type="float">
            <text:p>772834</text:p>
          </table:table-cell>
        </table:table-row>
        <table:table-row table:style-name="ro1">
          <table:table-cell office:value-type="float" office:value="773092" calcext:value-type="float">
            <text:p>773092</text:p>
          </table:table-cell>
        </table:table-row>
        <table:table-row table:style-name="ro1">
          <table:table-cell office:value-type="float" office:value="774631" calcext:value-type="float">
            <text:p>774631</text:p>
          </table:table-cell>
        </table:table-row>
        <table:table-row table:style-name="ro1">
          <table:table-cell office:value-type="float" office:value="773734" calcext:value-type="float">
            <text:p>773734</text:p>
          </table:table-cell>
        </table:table-row>
        <table:table-row table:style-name="ro1">
          <table:table-cell office:value-type="float" office:value="772361" calcext:value-type="float">
            <text:p>772361</text:p>
          </table:table-cell>
        </table:table-row>
        <table:table-row table:style-name="ro1">
          <table:table-cell office:value-type="float" office:value="771415" calcext:value-type="float">
            <text:p>771415</text:p>
          </table:table-cell>
        </table:table-row>
        <table:table-row table:style-name="ro1">
          <table:table-cell office:value-type="float" office:value="771537" calcext:value-type="float">
            <text:p>771537</text:p>
          </table:table-cell>
        </table:table-row>
        <table:table-row table:style-name="ro1">
          <table:table-cell office:value-type="float" office:value="772230" calcext:value-type="float">
            <text:p>772230</text:p>
          </table:table-cell>
        </table:table-row>
        <table:table-row table:style-name="ro1">
          <table:table-cell office:value-type="float" office:value="771495" calcext:value-type="float">
            <text:p>771495</text:p>
          </table:table-cell>
        </table:table-row>
        <table:table-row table:style-name="ro1">
          <table:table-cell office:value-type="float" office:value="771288" calcext:value-type="float">
            <text:p>771288</text:p>
          </table:table-cell>
        </table:table-row>
        <table:table-row table:style-name="ro1">
          <table:table-cell office:value-type="float" office:value="769189" calcext:value-type="float">
            <text:p>769189</text:p>
          </table:table-cell>
        </table:table-row>
        <table:table-row table:style-name="ro1">
          <table:table-cell office:value-type="float" office:value="768835" calcext:value-type="float">
            <text:p>768835</text:p>
          </table:table-cell>
        </table:table-row>
        <table:table-row table:style-name="ro1">
          <table:table-cell office:value-type="float" office:value="769749" calcext:value-type="float">
            <text:p>769749</text:p>
          </table:table-cell>
        </table:table-row>
        <table:table-row table:style-name="ro1">
          <table:table-cell office:value-type="float" office:value="769820" calcext:value-type="float">
            <text:p>769820</text:p>
          </table:table-cell>
        </table:table-row>
        <table:table-row table:style-name="ro1">
          <table:table-cell office:value-type="float" office:value="769711" calcext:value-type="float">
            <text:p>769711</text:p>
          </table:table-cell>
        </table:table-row>
        <table:table-row table:style-name="ro1">
          <table:table-cell office:value-type="float" office:value="769822" calcext:value-type="float">
            <text:p>769822</text:p>
          </table:table-cell>
        </table:table-row>
        <table:table-row table:style-name="ro1">
          <table:table-cell office:value-type="float" office:value="768886" calcext:value-type="float">
            <text:p>768886</text:p>
          </table:table-cell>
        </table:table-row>
        <table:table-row table:style-name="ro1">
          <table:table-cell office:value-type="float" office:value="768873" calcext:value-type="float">
            <text:p>768873</text:p>
          </table:table-cell>
        </table:table-row>
        <table:table-row table:style-name="ro1">
          <table:table-cell office:value-type="float" office:value="766266" calcext:value-type="float">
            <text:p>766266</text:p>
          </table:table-cell>
        </table:table-row>
        <table:table-row table:style-name="ro1">
          <table:table-cell office:value-type="float" office:value="768949" calcext:value-type="float">
            <text:p>768949</text:p>
          </table:table-cell>
        </table:table-row>
        <table:table-row table:style-name="ro1">
          <table:table-cell office:value-type="float" office:value="767219" calcext:value-type="float">
            <text:p>767219</text:p>
          </table:table-cell>
        </table:table-row>
        <table:table-row table:style-name="ro1">
          <table:table-cell office:value-type="float" office:value="768026" calcext:value-type="float">
            <text:p>768026</text:p>
          </table:table-cell>
        </table:table-row>
        <table:table-row table:style-name="ro1">
          <table:table-cell office:value-type="float" office:value="767405" calcext:value-type="float">
            <text:p>767405</text:p>
          </table:table-cell>
        </table:table-row>
        <table:table-row table:style-name="ro1">
          <table:table-cell office:value-type="float" office:value="767216" calcext:value-type="float">
            <text:p>767216</text:p>
          </table:table-cell>
        </table:table-row>
        <table:table-row table:style-name="ro1">
          <table:table-cell office:value-type="float" office:value="765440" calcext:value-type="float">
            <text:p>765440</text:p>
          </table:table-cell>
        </table:table-row>
        <table:table-row table:style-name="ro1">
          <table:table-cell office:value-type="float" office:value="765782" calcext:value-type="float">
            <text:p>765782</text:p>
          </table:table-cell>
        </table:table-row>
        <table:table-row table:style-name="ro1">
          <table:table-cell office:value-type="float" office:value="767269" calcext:value-type="float">
            <text:p>767269</text:p>
          </table:table-cell>
        </table:table-row>
        <table:table-row table:style-name="ro1">
          <table:table-cell office:value-type="float" office:value="766658" calcext:value-type="float">
            <text:p>766658</text:p>
          </table:table-cell>
        </table:table-row>
        <table:table-row table:style-name="ro1">
          <table:table-cell office:value-type="float" office:value="765568" calcext:value-type="float">
            <text:p>765568</text:p>
          </table:table-cell>
        </table:table-row>
        <table:table-row table:style-name="ro1">
          <table:table-cell office:value-type="float" office:value="766186" calcext:value-type="float">
            <text:p>766186</text:p>
          </table:table-cell>
        </table:table-row>
        <table:table-row table:style-name="ro1">
          <table:table-cell office:value-type="float" office:value="763342" calcext:value-type="float">
            <text:p>763342</text:p>
          </table:table-cell>
        </table:table-row>
        <table:table-row table:style-name="ro1">
          <table:table-cell office:value-type="float" office:value="763160" calcext:value-type="float">
            <text:p>763160</text:p>
          </table:table-cell>
        </table:table-row>
        <table:table-row table:style-name="ro1">
          <table:table-cell office:value-type="float" office:value="767410" calcext:value-type="float">
            <text:p>767410</text:p>
          </table:table-cell>
        </table:table-row>
        <table:table-row table:style-name="ro1">
          <table:table-cell office:value-type="float" office:value="764955" calcext:value-type="float">
            <text:p>764955</text:p>
          </table:table-cell>
        </table:table-row>
        <table:table-row table:style-name="ro1">
          <table:table-cell office:value-type="float" office:value="765888" calcext:value-type="float">
            <text:p>765888</text:p>
          </table:table-cell>
        </table:table-row>
        <table:table-row table:style-name="ro1">
          <table:table-cell office:value-type="float" office:value="765160" calcext:value-type="float">
            <text:p>765160</text:p>
          </table:table-cell>
        </table:table-row>
        <table:table-row table:style-name="ro1">
          <table:table-cell office:value-type="float" office:value="763254" calcext:value-type="float">
            <text:p>763254</text:p>
          </table:table-cell>
        </table:table-row>
        <table:table-row table:style-name="ro1">
          <table:table-cell office:value-type="float" office:value="764919" calcext:value-type="float">
            <text:p>764919</text:p>
          </table:table-cell>
        </table:table-row>
        <table:table-row table:style-name="ro1">
          <table:table-cell office:value-type="float" office:value="762358" calcext:value-type="float">
            <text:p>762358</text:p>
          </table:table-cell>
        </table:table-row>
        <table:table-row table:style-name="ro1">
          <table:table-cell office:value-type="float" office:value="765067" calcext:value-type="float">
            <text:p>765067</text:p>
          </table:table-cell>
        </table:table-row>
        <table:table-row table:style-name="ro1">
          <table:table-cell office:value-type="float" office:value="764399" calcext:value-type="float">
            <text:p>764399</text:p>
          </table:table-cell>
        </table:table-row>
        <table:table-row table:style-name="ro1">
          <table:table-cell office:value-type="float" office:value="763973" calcext:value-type="float">
            <text:p>763973</text:p>
          </table:table-cell>
        </table:table-row>
        <table:table-row table:style-name="ro1">
          <table:table-cell office:value-type="float" office:value="762744" calcext:value-type="float">
            <text:p>762744</text:p>
          </table:table-cell>
        </table:table-row>
        <table:table-row table:style-name="ro1">
          <table:table-cell office:value-type="float" office:value="763287" calcext:value-type="float">
            <text:p>763287</text:p>
          </table:table-cell>
        </table:table-row>
        <table:table-row table:style-name="ro1">
          <table:table-cell office:value-type="float" office:value="761374" calcext:value-type="float">
            <text:p>761374</text:p>
          </table:table-cell>
        </table:table-row>
        <table:table-row table:style-name="ro1">
          <table:table-cell office:value-type="float" office:value="763655" calcext:value-type="float">
            <text:p>763655</text:p>
          </table:table-cell>
        </table:table-row>
        <table:table-row table:style-name="ro1">
          <table:table-cell office:value-type="float" office:value="763567" calcext:value-type="float">
            <text:p>763567</text:p>
          </table:table-cell>
        </table:table-row>
        <table:table-row table:style-name="ro1">
          <table:table-cell office:value-type="float" office:value="763856" calcext:value-type="float">
            <text:p>763856</text:p>
          </table:table-cell>
        </table:table-row>
        <table:table-row table:style-name="ro1">
          <table:table-cell office:value-type="float" office:value="763144" calcext:value-type="float">
            <text:p>763144</text:p>
          </table:table-cell>
        </table:table-row>
        <table:table-row table:style-name="ro1">
          <table:table-cell office:value-type="float" office:value="763295" calcext:value-type="float">
            <text:p>763295</text:p>
          </table:table-cell>
        </table:table-row>
        <table:table-row table:style-name="ro1">
          <table:table-cell office:value-type="float" office:value="762003" calcext:value-type="float">
            <text:p>762003</text:p>
          </table:table-cell>
        </table:table-row>
        <table:table-row table:style-name="ro1">
          <table:table-cell office:value-type="float" office:value="763663" calcext:value-type="float">
            <text:p>763663</text:p>
          </table:table-cell>
        </table:table-row>
        <table:table-row table:style-name="ro1">
          <table:table-cell office:value-type="float" office:value="763176" calcext:value-type="float">
            <text:p>763176</text:p>
          </table:table-cell>
        </table:table-row>
        <table:table-row table:style-name="ro1">
          <table:table-cell office:value-type="float" office:value="762957" calcext:value-type="float">
            <text:p>762957</text:p>
          </table:table-cell>
        </table:table-row>
        <table:table-row table:style-name="ro1">
          <table:table-cell office:value-type="float" office:value="763838" calcext:value-type="float">
            <text:p>763838</text:p>
          </table:table-cell>
        </table:table-row>
        <table:table-row table:style-name="ro1">
          <table:table-cell office:value-type="float" office:value="762161" calcext:value-type="float">
            <text:p>762161</text:p>
          </table:table-cell>
        </table:table-row>
        <table:table-row table:style-name="ro1">
          <table:table-cell office:value-type="float" office:value="761932" calcext:value-type="float">
            <text:p>761932</text:p>
          </table:table-cell>
        </table:table-row>
        <table:table-row table:style-name="ro1">
          <table:table-cell office:value-type="float" office:value="761779" calcext:value-type="float">
            <text:p>761779</text:p>
          </table:table-cell>
        </table:table-row>
        <table:table-row table:style-name="ro1">
          <table:table-cell office:value-type="float" office:value="768302" calcext:value-type="float">
            <text:p>768302</text:p>
          </table:table-cell>
        </table:table-row>
        <table:table-row table:style-name="ro1">
          <table:table-cell office:value-type="float" office:value="763242" calcext:value-type="float">
            <text:p>763242</text:p>
          </table:table-cell>
        </table:table-row>
        <table:table-row table:style-name="ro1">
          <table:table-cell office:value-type="float" office:value="762983" calcext:value-type="float">
            <text:p>762983</text:p>
          </table:table-cell>
        </table:table-row>
        <table:table-row table:style-name="ro1">
          <table:table-cell office:value-type="float" office:value="761404" calcext:value-type="float">
            <text:p>761404</text:p>
          </table:table-cell>
        </table:table-row>
        <table:table-row table:style-name="ro1">
          <table:table-cell office:value-type="float" office:value="761465" calcext:value-type="float">
            <text:p>761465</text:p>
          </table:table-cell>
        </table:table-row>
        <table:table-row table:style-name="ro1">
          <table:table-cell office:value-type="float" office:value="761486" calcext:value-type="float">
            <text:p>761486</text:p>
          </table:table-cell>
        </table:table-row>
        <table:table-row table:style-name="ro1">
          <table:table-cell office:value-type="float" office:value="761090" calcext:value-type="float">
            <text:p>761090</text:p>
          </table:table-cell>
        </table:table-row>
        <table:table-row table:style-name="ro1">
          <table:table-cell office:value-type="float" office:value="762126" calcext:value-type="float">
            <text:p>762126</text:p>
          </table:table-cell>
        </table:table-row>
        <table:table-row table:style-name="ro1">
          <table:table-cell office:value-type="float" office:value="762073" calcext:value-type="float">
            <text:p>762073</text:p>
          </table:table-cell>
        </table:table-row>
        <table:table-row table:style-name="ro1">
          <table:table-cell office:value-type="float" office:value="761429" calcext:value-type="float">
            <text:p>761429</text:p>
          </table:table-cell>
        </table:table-row>
        <table:table-row table:style-name="ro1">
          <table:table-cell office:value-type="float" office:value="760892" calcext:value-type="float">
            <text:p>760892</text:p>
          </table:table-cell>
        </table:table-row>
        <table:table-row table:style-name="ro1">
          <table:table-cell office:value-type="float" office:value="760235" calcext:value-type="float">
            <text:p>760235</text:p>
          </table:table-cell>
        </table:table-row>
        <table:table-row table:style-name="ro1">
          <table:table-cell office:value-type="float" office:value="760431" calcext:value-type="float">
            <text:p>760431</text:p>
          </table:table-cell>
        </table:table-row>
        <table:table-row table:style-name="ro1">
          <table:table-cell office:value-type="float" office:value="764113" calcext:value-type="float">
            <text:p>764113</text:p>
          </table:table-cell>
        </table:table-row>
        <table:table-row table:style-name="ro1">
          <table:table-cell office:value-type="float" office:value="761382" calcext:value-type="float">
            <text:p>761382</text:p>
          </table:table-cell>
        </table:table-row>
        <table:table-row table:style-name="ro1">
          <table:table-cell office:value-type="float" office:value="761382" calcext:value-type="float">
            <text:p>761382</text:p>
          </table:table-cell>
        </table:table-row>
        <table:table-row table:style-name="ro1">
          <table:table-cell office:value-type="float" office:value="760762" calcext:value-type="float">
            <text:p>760762</text:p>
          </table:table-cell>
        </table:table-row>
        <table:table-row table:style-name="ro1">
          <table:table-cell office:value-type="float" office:value="759295" calcext:value-type="float">
            <text:p>759295</text:p>
          </table:table-cell>
        </table:table-row>
        <table:table-row table:style-name="ro1">
          <table:table-cell office:value-type="float" office:value="760562" calcext:value-type="float">
            <text:p>760562</text:p>
          </table:table-cell>
        </table:table-row>
        <table:table-row table:style-name="ro1">
          <table:table-cell office:value-type="float" office:value="763551" calcext:value-type="float">
            <text:p>763551</text:p>
          </table:table-cell>
        </table:table-row>
        <table:table-row table:style-name="ro1">
          <table:table-cell office:value-type="float" office:value="761112" calcext:value-type="float">
            <text:p>761112</text:p>
          </table:table-cell>
        </table:table-row>
        <table:table-row table:style-name="ro1">
          <table:table-cell office:value-type="float" office:value="760834" calcext:value-type="float">
            <text:p>760834</text:p>
          </table:table-cell>
        </table:table-row>
        <table:table-row table:style-name="ro1">
          <table:table-cell office:value-type="float" office:value="761180" calcext:value-type="float">
            <text:p>761180</text:p>
          </table:table-cell>
        </table:table-row>
        <table:table-row table:style-name="ro1">
          <table:table-cell office:value-type="float" office:value="759410" calcext:value-type="float">
            <text:p>759410</text:p>
          </table:table-cell>
        </table:table-row>
        <table:table-row table:style-name="ro1">
          <table:table-cell office:value-type="float" office:value="760284" calcext:value-type="float">
            <text:p>760284</text:p>
          </table:table-cell>
        </table:table-row>
        <table:table-row table:style-name="ro1">
          <table:table-cell office:value-type="float" office:value="759208" calcext:value-type="float">
            <text:p>759208</text:p>
          </table:table-cell>
        </table:table-row>
        <table:table-row table:style-name="ro1">
          <table:table-cell office:value-type="float" office:value="763422" calcext:value-type="float">
            <text:p>763422</text:p>
          </table:table-cell>
        </table:table-row>
        <table:table-row table:style-name="ro1">
          <table:table-cell office:value-type="float" office:value="760815" calcext:value-type="float">
            <text:p>760815</text:p>
          </table:table-cell>
        </table:table-row>
        <table:table-row table:style-name="ro1">
          <table:table-cell office:value-type="float" office:value="760670" calcext:value-type="float">
            <text:p>760670</text:p>
          </table:table-cell>
        </table:table-row>
        <table:table-row table:style-name="ro1">
          <table:table-cell office:value-type="float" office:value="759810" calcext:value-type="float">
            <text:p>759810</text:p>
          </table:table-cell>
        </table:table-row>
        <table:table-row table:style-name="ro1">
          <table:table-cell office:value-type="float" office:value="760581" calcext:value-type="float">
            <text:p>760581</text:p>
          </table:table-cell>
        </table:table-row>
        <table:table-row table:style-name="ro1">
          <table:table-cell office:value-type="float" office:value="759444" calcext:value-type="float">
            <text:p>759444</text:p>
          </table:table-cell>
        </table:table-row>
        <table:table-row table:style-name="ro1">
          <table:table-cell office:value-type="float" office:value="759565" calcext:value-type="float">
            <text:p>759565</text:p>
          </table:table-cell>
        </table:table-row>
        <table:table-row table:style-name="ro1">
          <table:table-cell office:value-type="float" office:value="761095" calcext:value-type="float">
            <text:p>761095</text:p>
          </table:table-cell>
        </table:table-row>
        <table:table-row table:style-name="ro1">
          <table:table-cell office:value-type="float" office:value="761160" calcext:value-type="float">
            <text:p>761160</text:p>
          </table:table-cell>
        </table:table-row>
        <table:table-row table:style-name="ro1">
          <table:table-cell office:value-type="float" office:value="761142" calcext:value-type="float">
            <text:p>761142</text:p>
          </table:table-cell>
        </table:table-row>
        <table:table-row table:style-name="ro1">
          <table:table-cell office:value-type="float" office:value="760334" calcext:value-type="float">
            <text:p>760334</text:p>
          </table:table-cell>
        </table:table-row>
        <table:table-row table:style-name="ro1">
          <table:table-cell office:value-type="float" office:value="759752" calcext:value-type="float">
            <text:p>759752</text:p>
          </table:table-cell>
        </table:table-row>
        <table:table-row table:style-name="ro1">
          <table:table-cell office:value-type="float" office:value="759923" calcext:value-type="float">
            <text:p>759923</text:p>
          </table:table-cell>
        </table:table-row>
        <table:table-row table:style-name="ro1">
          <table:table-cell office:value-type="float" office:value="767127" calcext:value-type="float">
            <text:p>767127</text:p>
          </table:table-cell>
        </table:table-row>
        <table:table-row table:style-name="ro1">
          <table:table-cell office:value-type="float" office:value="761134" calcext:value-type="float">
            <text:p>761134</text:p>
          </table:table-cell>
        </table:table-row>
        <table:table-row table:style-name="ro1">
          <table:table-cell office:value-type="float" office:value="760949" calcext:value-type="float">
            <text:p>760949</text:p>
          </table:table-cell>
        </table:table-row>
        <table:table-row table:style-name="ro1">
          <table:table-cell office:value-type="float" office:value="760048" calcext:value-type="float">
            <text:p>760048</text:p>
          </table:table-cell>
        </table:table-row>
        <table:table-row table:style-name="ro1">
          <table:table-cell office:value-type="float" office:value="759967" calcext:value-type="float">
            <text:p>759967</text:p>
          </table:table-cell>
        </table:table-row>
        <table:table-row table:style-name="ro1">
          <table:table-cell office:value-type="float" office:value="760481" calcext:value-type="float">
            <text:p>760481</text:p>
          </table:table-cell>
        </table:table-row>
        <table:table-row table:style-name="ro1">
          <table:table-cell office:value-type="float" office:value="759627" calcext:value-type="float">
            <text:p>759627</text:p>
          </table:table-cell>
        </table:table-row>
        <table:table-row table:style-name="ro1">
          <table:table-cell office:value-type="float" office:value="761167" calcext:value-type="float">
            <text:p>761167</text:p>
          </table:table-cell>
        </table:table-row>
        <table:table-row table:style-name="ro1">
          <table:table-cell office:value-type="float" office:value="762760" calcext:value-type="float">
            <text:p>762760</text:p>
          </table:table-cell>
        </table:table-row>
        <table:table-row table:style-name="ro1">
          <table:table-cell office:value-type="float" office:value="761706" calcext:value-type="float">
            <text:p>761706</text:p>
          </table:table-cell>
        </table:table-row>
        <table:table-row table:style-name="ro1">
          <table:table-cell office:value-type="float" office:value="760454" calcext:value-type="float">
            <text:p>760454</text:p>
          </table:table-cell>
        </table:table-row>
        <table:table-row table:style-name="ro1">
          <table:table-cell office:value-type="float" office:value="761197" calcext:value-type="float">
            <text:p>761197</text:p>
          </table:table-cell>
        </table:table-row>
        <table:table-row table:style-name="ro1">
          <table:table-cell office:value-type="float" office:value="760005" calcext:value-type="float">
            <text:p>760005</text:p>
          </table:table-cell>
        </table:table-row>
        <table:table-row table:style-name="ro1">
          <table:table-cell office:value-type="float" office:value="762521" calcext:value-type="float">
            <text:p>762521</text:p>
          </table:table-cell>
        </table:table-row>
        <table:table-row table:style-name="ro1">
          <table:table-cell office:value-type="float" office:value="762100" calcext:value-type="float">
            <text:p>762100</text:p>
          </table:table-cell>
        </table:table-row>
        <table:table-row table:style-name="ro1">
          <table:table-cell office:value-type="float" office:value="762115" calcext:value-type="float">
            <text:p>762115</text:p>
          </table:table-cell>
        </table:table-row>
        <table:table-row table:style-name="ro1">
          <table:table-cell office:value-type="float" office:value="761798" calcext:value-type="float">
            <text:p>761798</text:p>
          </table:table-cell>
        </table:table-row>
        <table:table-row table:style-name="ro1">
          <table:table-cell office:value-type="float" office:value="760789" calcext:value-type="float">
            <text:p>760789</text:p>
          </table:table-cell>
        </table:table-row>
        <table:table-row table:style-name="ro1">
          <table:table-cell office:value-type="float" office:value="761045" calcext:value-type="float">
            <text:p>761045</text:p>
          </table:table-cell>
        </table:table-row>
        <table:table-row table:style-name="ro1">
          <table:table-cell office:value-type="float" office:value="763605" calcext:value-type="float">
            <text:p>763605</text:p>
          </table:table-cell>
        </table:table-row>
        <table:table-row table:style-name="ro1">
          <table:table-cell office:value-type="float" office:value="762892" calcext:value-type="float">
            <text:p>762892</text:p>
          </table:table-cell>
        </table:table-row>
        <table:table-row table:style-name="ro1">
          <table:table-cell office:value-type="float" office:value="762340" calcext:value-type="float">
            <text:p>762340</text:p>
          </table:table-cell>
        </table:table-row>
        <table:table-row table:style-name="ro1">
          <table:table-cell office:value-type="float" office:value="763175" calcext:value-type="float">
            <text:p>763175</text:p>
          </table:table-cell>
        </table:table-row>
        <table:table-row table:style-name="ro1">
          <table:table-cell office:value-type="float" office:value="761562" calcext:value-type="float">
            <text:p>761562</text:p>
          </table:table-cell>
        </table:table-row>
        <table:table-row table:style-name="ro1">
          <table:table-cell office:value-type="float" office:value="762199" calcext:value-type="float">
            <text:p>762199</text:p>
          </table:table-cell>
        </table:table-row>
        <table:table-row table:style-name="ro1">
          <table:table-cell office:value-type="float" office:value="760947" calcext:value-type="float">
            <text:p>760947</text:p>
          </table:table-cell>
        </table:table-row>
        <table:table-row table:style-name="ro1">
          <table:table-cell office:value-type="float" office:value="767265" calcext:value-type="float">
            <text:p>767265</text:p>
          </table:table-cell>
        </table:table-row>
        <table:table-row table:style-name="ro1">
          <table:table-cell office:value-type="float" office:value="762781" calcext:value-type="float">
            <text:p>762781</text:p>
          </table:table-cell>
        </table:table-row>
        <table:table-row table:style-name="ro1">
          <table:table-cell office:value-type="float" office:value="762895" calcext:value-type="float">
            <text:p>762895</text:p>
          </table:table-cell>
        </table:table-row>
        <table:table-row table:style-name="ro1">
          <table:table-cell office:value-type="float" office:value="761215" calcext:value-type="float">
            <text:p>761215</text:p>
          </table:table-cell>
        </table:table-row>
        <table:table-row table:style-name="ro1">
          <table:table-cell office:value-type="float" office:value="761287" calcext:value-type="float">
            <text:p>761287</text:p>
          </table:table-cell>
        </table:table-row>
        <table:table-row table:style-name="ro1">
          <table:table-cell office:value-type="float" office:value="761145" calcext:value-type="float">
            <text:p>761145</text:p>
          </table:table-cell>
        </table:table-row>
        <table:table-row table:style-name="ro1">
          <table:table-cell office:value-type="float" office:value="760841" calcext:value-type="float">
            <text:p>760841</text:p>
          </table:table-cell>
        </table:table-row>
        <table:table-row table:style-name="ro1">
          <table:table-cell office:value-type="float" office:value="763172" calcext:value-type="float">
            <text:p>763172</text:p>
          </table:table-cell>
        </table:table-row>
        <table:table-row table:style-name="ro1">
          <table:table-cell office:value-type="float" office:value="763361" calcext:value-type="float">
            <text:p>763361</text:p>
          </table:table-cell>
        </table:table-row>
        <table:table-row table:style-name="ro1">
          <table:table-cell office:value-type="float" office:value="762716" calcext:value-type="float">
            <text:p>762716</text:p>
          </table:table-cell>
        </table:table-row>
        <table:table-row table:style-name="ro1">
          <table:table-cell office:value-type="float" office:value="762746" calcext:value-type="float">
            <text:p>762746</text:p>
          </table:table-cell>
        </table:table-row>
        <table:table-row table:style-name="ro1">
          <table:table-cell office:value-type="float" office:value="761482" calcext:value-type="float">
            <text:p>761482</text:p>
          </table:table-cell>
        </table:table-row>
        <table:table-row table:style-name="ro1">
          <table:table-cell office:value-type="float" office:value="761596" calcext:value-type="float">
            <text:p>761596</text:p>
          </table:table-cell>
        </table:table-row>
        <table:table-row table:style-name="ro1">
          <table:table-cell office:value-type="float" office:value="767560" calcext:value-type="float">
            <text:p>767560</text:p>
          </table:table-cell>
        </table:table-row>
        <table:table-row table:style-name="ro1">
          <table:table-cell office:value-type="float" office:value="763173" calcext:value-type="float">
            <text:p>763173</text:p>
          </table:table-cell>
        </table:table-row>
        <table:table-row table:style-name="ro1">
          <table:table-cell office:value-type="float" office:value="763066" calcext:value-type="float">
            <text:p>763066</text:p>
          </table:table-cell>
        </table:table-row>
        <table:table-row table:style-name="ro1">
          <table:table-cell office:value-type="float" office:value="763223" calcext:value-type="float">
            <text:p>763223</text:p>
          </table:table-cell>
        </table:table-row>
        <table:table-row table:style-name="ro1">
          <table:table-cell office:value-type="float" office:value="761197" calcext:value-type="float">
            <text:p>761197</text:p>
          </table:table-cell>
        </table:table-row>
        <table:table-row table:style-name="ro1">
          <table:table-cell office:value-type="float" office:value="762207" calcext:value-type="float">
            <text:p>762207</text:p>
          </table:table-cell>
        </table:table-row>
        <table:table-row table:style-name="ro1">
          <table:table-cell office:value-type="float" office:value="763430" calcext:value-type="float">
            <text:p>763430</text:p>
          </table:table-cell>
        </table:table-row>
        <table:table-row table:style-name="ro1">
          <table:table-cell office:value-type="float" office:value="763629" calcext:value-type="float">
            <text:p>763629</text:p>
          </table:table-cell>
        </table:table-row>
        <table:table-row table:style-name="ro1">
          <table:table-cell office:value-type="float" office:value="762896" calcext:value-type="float">
            <text:p>762896</text:p>
          </table:table-cell>
        </table:table-row>
        <table:table-row table:style-name="ro1">
          <table:table-cell office:value-type="float" office:value="762794" calcext:value-type="float">
            <text:p>762794</text:p>
          </table:table-cell>
        </table:table-row>
        <table:table-row table:style-name="ro1">
          <table:table-cell office:value-type="float" office:value="761018" calcext:value-type="float">
            <text:p>761018</text:p>
          </table:table-cell>
        </table:table-row>
        <table:table-row table:style-name="ro1">
          <table:table-cell office:value-type="float" office:value="762120" calcext:value-type="float">
            <text:p>762120</text:p>
          </table:table-cell>
        </table:table-row>
        <table:table-row table:style-name="ro1">
          <table:table-cell office:value-type="float" office:value="759667" calcext:value-type="float">
            <text:p>759667</text:p>
          </table:table-cell>
        </table:table-row>
        <table:table-row table:style-name="ro1">
          <table:table-cell office:value-type="float" office:value="762312" calcext:value-type="float">
            <text:p>762312</text:p>
          </table:table-cell>
        </table:table-row>
        <table:table-row table:style-name="ro1">
          <table:table-cell office:value-type="float" office:value="762904" calcext:value-type="float">
            <text:p>762904</text:p>
          </table:table-cell>
        </table:table-row>
        <table:table-row table:style-name="ro1">
          <table:table-cell office:value-type="float" office:value="761738" calcext:value-type="float">
            <text:p>761738</text:p>
          </table:table-cell>
        </table:table-row>
        <table:table-row table:style-name="ro1">
          <table:table-cell office:value-type="float" office:value="761190" calcext:value-type="float">
            <text:p>761190</text:p>
          </table:table-cell>
        </table:table-row>
        <table:table-row table:style-name="ro1">
          <table:table-cell office:value-type="float" office:value="761716" calcext:value-type="float">
            <text:p>761716</text:p>
          </table:table-cell>
        </table:table-row>
        <table:table-row table:style-name="ro1">
          <table:table-cell office:value-type="float" office:value="760227" calcext:value-type="float">
            <text:p>760227</text:p>
          </table:table-cell>
        </table:table-row>
        <table:table-row table:style-name="ro1">
          <table:table-cell office:value-type="float" office:value="761178" calcext:value-type="float">
            <text:p>761178</text:p>
          </table:table-cell>
        </table:table-row>
        <table:table-row table:style-name="ro1">
          <table:table-cell office:value-type="float" office:value="761800" calcext:value-type="float">
            <text:p>761800</text:p>
          </table:table-cell>
        </table:table-row>
        <table:table-row table:style-name="ro1">
          <table:table-cell office:value-type="float" office:value="762638" calcext:value-type="float">
            <text:p>762638</text:p>
          </table:table-cell>
        </table:table-row>
        <table:table-row table:style-name="ro1">
          <table:table-cell office:value-type="float" office:value="762637" calcext:value-type="float">
            <text:p>762637</text:p>
          </table:table-cell>
        </table:table-row>
        <table:table-row table:style-name="ro1">
          <table:table-cell office:value-type="float" office:value="761201" calcext:value-type="float">
            <text:p>761201</text:p>
          </table:table-cell>
        </table:table-row>
        <table:table-row table:style-name="ro1">
          <table:table-cell office:value-type="float" office:value="760475" calcext:value-type="float">
            <text:p>760475</text:p>
          </table:table-cell>
        </table:table-row>
        <table:table-row table:style-name="ro1">
          <table:table-cell office:value-type="float" office:value="760575" calcext:value-type="float">
            <text:p>760575</text:p>
          </table:table-cell>
        </table:table-row>
        <table:table-row table:style-name="ro1">
          <table:table-cell office:value-type="float" office:value="786431" calcext:value-type="float">
            <text:p>786431</text:p>
          </table:table-cell>
        </table:table-row>
        <table:table-row table:style-name="ro1">
          <table:table-cell office:value-type="float" office:value="762056" calcext:value-type="float">
            <text:p>762056</text:p>
          </table:table-cell>
        </table:table-row>
        <table:table-row table:style-name="ro1">
          <table:table-cell office:value-type="float" office:value="761957" calcext:value-type="float">
            <text:p>761957</text:p>
          </table:table-cell>
        </table:table-row>
        <table:table-row table:style-name="ro1">
          <table:table-cell office:value-type="float" office:value="760954" calcext:value-type="float">
            <text:p>760954</text:p>
          </table:table-cell>
        </table:table-row>
        <table:table-row table:style-name="ro1">
          <table:table-cell office:value-type="float" office:value="760093" calcext:value-type="float">
            <text:p>760093</text:p>
          </table:table-cell>
        </table:table-row>
        <table:table-row table:style-name="ro1">
          <table:table-cell office:value-type="float" office:value="760558" calcext:value-type="float">
            <text:p>760558</text:p>
          </table:table-cell>
        </table:table-row>
        <table:table-row table:style-name="ro1">
          <table:table-cell office:value-type="float" office:value="759355" calcext:value-type="float">
            <text:p>759355</text:p>
          </table:table-cell>
        </table:table-row>
        <table:table-row table:style-name="ro1">
          <table:table-cell office:value-type="float" office:value="760970" calcext:value-type="float">
            <text:p>760970</text:p>
          </table:table-cell>
        </table:table-row>
        <table:table-row table:style-name="ro1">
          <table:table-cell office:value-type="float" office:value="760847" calcext:value-type="float">
            <text:p>760847</text:p>
          </table:table-cell>
        </table:table-row>
        <table:table-row table:style-name="ro1">
          <table:table-cell office:value-type="float" office:value="760512" calcext:value-type="float">
            <text:p>760512</text:p>
          </table:table-cell>
        </table:table-row>
        <table:table-row table:style-name="ro1">
          <table:table-cell office:value-type="float" office:value="759904" calcext:value-type="float">
            <text:p>759904</text:p>
          </table:table-cell>
        </table:table-row>
        <table:table-row table:style-name="ro1">
          <table:table-cell office:value-type="float" office:value="759848" calcext:value-type="float">
            <text:p>759848</text:p>
          </table:table-cell>
        </table:table-row>
        <table:table-row table:style-name="ro1">
          <table:table-cell office:value-type="float" office:value="758438" calcext:value-type="float">
            <text:p>758438</text:p>
          </table:table-cell>
        </table:table-row>
        <table:table-row table:style-name="ro1">
          <table:table-cell office:value-type="float" office:value="762900" calcext:value-type="float">
            <text:p>762900</text:p>
          </table:table-cell>
        </table:table-row>
        <table:table-row table:style-name="ro1">
          <table:table-cell office:value-type="float" office:value="759907" calcext:value-type="float">
            <text:p>759907</text:p>
          </table:table-cell>
        </table:table-row>
        <table:table-row table:style-name="ro1">
          <table:table-cell office:value-type="float" office:value="760496" calcext:value-type="float">
            <text:p>760496</text:p>
          </table:table-cell>
        </table:table-row>
        <table:table-row table:style-name="ro1">
          <table:table-cell office:value-type="float" office:value="759621" calcext:value-type="float">
            <text:p>759621</text:p>
          </table:table-cell>
        </table:table-row>
        <table:table-row table:style-name="ro1">
          <table:table-cell office:value-type="float" office:value="758239" calcext:value-type="float">
            <text:p>758239</text:p>
          </table:table-cell>
        </table:table-row>
        <table:table-row table:style-name="ro1">
          <table:table-cell office:value-type="float" office:value="758589" calcext:value-type="float">
            <text:p>758589</text:p>
          </table:table-cell>
        </table:table-row>
        <table:table-row table:style-name="ro1">
          <table:table-cell office:value-type="float" office:value="759266" calcext:value-type="float">
            <text:p>759266</text:p>
          </table:table-cell>
        </table:table-row>
        <table:table-row table:style-name="ro1">
          <table:table-cell office:value-type="float" office:value="761177" calcext:value-type="float">
            <text:p>761177</text:p>
          </table:table-cell>
        </table:table-row>
        <table:table-row table:style-name="ro1">
          <table:table-cell office:value-type="float" office:value="759332" calcext:value-type="float">
            <text:p>759332</text:p>
          </table:table-cell>
        </table:table-row>
        <table:table-row table:style-name="ro1">
          <table:table-cell office:value-type="float" office:value="759737" calcext:value-type="float">
            <text:p>759737</text:p>
          </table:table-cell>
        </table:table-row>
        <table:table-row table:style-name="ro1">
          <table:table-cell office:value-type="float" office:value="758249" calcext:value-type="float">
            <text:p>758249</text:p>
          </table:table-cell>
        </table:table-row>
        <table:table-row table:style-name="ro1">
          <table:table-cell office:value-type="float" office:value="758557" calcext:value-type="float">
            <text:p>758557</text:p>
          </table:table-cell>
        </table:table-row>
        <table:table-row table:style-name="ro1">
          <table:table-cell office:value-type="float" office:value="757348" calcext:value-type="float">
            <text:p>757348</text:p>
          </table:table-cell>
        </table:table-row>
        <table:table-row table:style-name="ro1">
          <table:table-cell office:value-type="float" office:value="764577" calcext:value-type="float">
            <text:p>764577</text:p>
          </table:table-cell>
        </table:table-row>
        <table:table-row table:style-name="ro1">
          <table:table-cell office:value-type="float" office:value="758709" calcext:value-type="float">
            <text:p>758709</text:p>
          </table:table-cell>
        </table:table-row>
        <table:table-row table:style-name="ro1">
          <table:table-cell office:value-type="float" office:value="758800" calcext:value-type="float">
            <text:p>758800</text:p>
          </table:table-cell>
        </table:table-row>
        <table:table-row table:style-name="ro1">
          <table:table-cell office:value-type="float" office:value="757133" calcext:value-type="float">
            <text:p>757133</text:p>
          </table:table-cell>
        </table:table-row>
        <table:table-row table:style-name="ro1">
          <table:table-cell office:value-type="float" office:value="758111" calcext:value-type="float">
            <text:p>758111</text:p>
          </table:table-cell>
        </table:table-row>
        <table:table-row table:style-name="ro1">
          <table:table-cell office:value-type="float" office:value="755932" calcext:value-type="float">
            <text:p>755932</text:p>
          </table:table-cell>
        </table:table-row>
        <table:table-row table:style-name="ro1">
          <table:table-cell office:value-type="float" office:value="756540" calcext:value-type="float">
            <text:p>756540</text:p>
          </table:table-cell>
        </table:table-row>
        <table:table-row table:style-name="ro1">
          <table:table-cell office:value-type="float" office:value="757378" calcext:value-type="float">
            <text:p>757378</text:p>
          </table:table-cell>
        </table:table-row>
        <table:table-row table:style-name="ro1">
          <table:table-cell office:value-type="float" office:value="757803" calcext:value-type="float">
            <text:p>757803</text:p>
          </table:table-cell>
        </table:table-row>
        <table:table-row table:style-name="ro1">
          <table:table-cell office:value-type="float" office:value="756991" calcext:value-type="float">
            <text:p>756991</text:p>
          </table:table-cell>
        </table:table-row>
        <table:table-row table:style-name="ro1">
          <table:table-cell office:value-type="float" office:value="756747" calcext:value-type="float">
            <text:p>756747</text:p>
          </table:table-cell>
        </table:table-row>
        <table:table-row table:style-name="ro1">
          <table:table-cell office:value-type="float" office:value="755289" calcext:value-type="float">
            <text:p>755289</text:p>
          </table:table-cell>
        </table:table-row>
        <table:table-row table:style-name="ro1">
          <table:table-cell office:value-type="float" office:value="755695" calcext:value-type="float">
            <text:p>755695</text:p>
          </table:table-cell>
        </table:table-row>
        <table:table-row table:style-name="ro1">
          <table:table-cell office:value-type="float" office:value="762856" calcext:value-type="float">
            <text:p>762856</text:p>
          </table:table-cell>
        </table:table-row>
        <table:table-row table:style-name="ro1">
          <table:table-cell office:value-type="float" office:value="756159" calcext:value-type="float">
            <text:p>756159</text:p>
          </table:table-cell>
        </table:table-row>
        <table:table-row table:style-name="ro1">
          <table:table-cell office:value-type="float" office:value="755806" calcext:value-type="float">
            <text:p>755806</text:p>
          </table:table-cell>
        </table:table-row>
        <table:table-row table:style-name="ro1">
          <table:table-cell office:value-type="float" office:value="755854" calcext:value-type="float">
            <text:p>755854</text:p>
          </table:table-cell>
        </table:table-row>
        <table:table-row table:style-name="ro1">
          <table:table-cell office:value-type="float" office:value="754114" calcext:value-type="float">
            <text:p>754114</text:p>
          </table:table-cell>
        </table:table-row>
        <table:table-row table:style-name="ro1">
          <table:table-cell office:value-type="float" office:value="756144" calcext:value-type="float">
            <text:p>756144</text:p>
          </table:table-cell>
        </table:table-row>
        <table:table-row table:style-name="ro1">
          <table:table-cell office:value-type="float" office:value="754698" calcext:value-type="float">
            <text:p>754698</text:p>
          </table:table-cell>
        </table:table-row>
        <table:table-row table:style-name="ro1">
          <table:table-cell office:value-type="float" office:value="759228" calcext:value-type="float">
            <text:p>759228</text:p>
          </table:table-cell>
        </table:table-row>
        <table:table-row table:style-name="ro1">
          <table:table-cell office:value-type="float" office:value="756430" calcext:value-type="float">
            <text:p>756430</text:p>
          </table:table-cell>
        </table:table-row>
        <table:table-row table:style-name="ro1">
          <table:table-cell office:value-type="float" office:value="756728" calcext:value-type="float">
            <text:p>756728</text:p>
          </table:table-cell>
        </table:table-row>
        <table:table-row table:style-name="ro1">
          <table:table-cell office:value-type="float" office:value="755044" calcext:value-type="float">
            <text:p>755044</text:p>
          </table:table-cell>
        </table:table-row>
        <table:table-row table:style-name="ro1">
          <table:table-cell office:value-type="float" office:value="756090" calcext:value-type="float">
            <text:p>756090</text:p>
          </table:table-cell>
        </table:table-row>
        <table:table-row table:style-name="ro1">
          <table:table-cell office:value-type="float" office:value="753784" calcext:value-type="float">
            <text:p>753784</text:p>
          </table:table-cell>
        </table:table-row>
        <table:table-row table:style-name="ro1">
          <table:table-cell office:value-type="float" office:value="756284" calcext:value-type="float">
            <text:p>756284</text:p>
          </table:table-cell>
        </table:table-row>
        <table:table-row table:style-name="ro1">
          <table:table-cell office:value-type="float" office:value="755835" calcext:value-type="float">
            <text:p>755835</text:p>
          </table:table-cell>
        </table:table-row>
        <table:table-row table:style-name="ro1">
          <table:table-cell office:value-type="float" office:value="756397" calcext:value-type="float">
            <text:p>756397</text:p>
          </table:table-cell>
        </table:table-row>
        <table:table-row table:style-name="ro1">
          <table:table-cell office:value-type="float" office:value="755258" calcext:value-type="float">
            <text:p>755258</text:p>
          </table:table-cell>
        </table:table-row>
        <table:table-row table:style-name="ro1">
          <table:table-cell office:value-type="float" office:value="755494" calcext:value-type="float">
            <text:p>755494</text:p>
          </table:table-cell>
        </table:table-row>
        <table:table-row table:style-name="ro1">
          <table:table-cell office:value-type="float" office:value="754249" calcext:value-type="float">
            <text:p>754249</text:p>
          </table:table-cell>
        </table:table-row>
        <table:table-row table:style-name="ro1">
          <table:table-cell office:value-type="float" office:value="755540" calcext:value-type="float">
            <text:p>755540</text:p>
          </table:table-cell>
        </table:table-row>
        <table:table-row table:style-name="ro1">
          <table:table-cell office:value-type="float" office:value="755766" calcext:value-type="float">
            <text:p>755766</text:p>
          </table:table-cell>
        </table:table-row>
        <table:table-row table:style-name="ro1">
          <table:table-cell office:value-type="float" office:value="755370" calcext:value-type="float">
            <text:p>755370</text:p>
          </table:table-cell>
        </table:table-row>
        <table:table-row table:style-name="ro1">
          <table:table-cell office:value-type="float" office:value="755180" calcext:value-type="float">
            <text:p>755180</text:p>
          </table:table-cell>
        </table:table-row>
        <table:table-row table:style-name="ro1">
          <table:table-cell office:value-type="float" office:value="754423" calcext:value-type="float">
            <text:p>754423</text:p>
          </table:table-cell>
        </table:table-row>
        <table:table-row table:style-name="ro1">
          <table:table-cell office:value-type="float" office:value="753890" calcext:value-type="float">
            <text:p>753890</text:p>
          </table:table-cell>
        </table:table-row>
        <table:table-row table:style-name="ro1">
          <table:table-cell office:value-type="float" office:value="753723" calcext:value-type="float">
            <text:p>753723</text:p>
          </table:table-cell>
        </table:table-row>
        <table:table-row table:style-name="ro1">
          <table:table-cell office:value-type="float" office:value="761484" calcext:value-type="float">
            <text:p>761484</text:p>
          </table:table-cell>
        </table:table-row>
        <table:table-row table:style-name="ro1">
          <table:table-cell office:value-type="float" office:value="754474" calcext:value-type="float">
            <text:p>754474</text:p>
          </table:table-cell>
        </table:table-row>
        <table:table-row table:style-name="ro1">
          <table:table-cell office:value-type="float" office:value="754971" calcext:value-type="float">
            <text:p>754971</text:p>
          </table:table-cell>
        </table:table-row>
        <table:table-row table:style-name="ro1">
          <table:table-cell office:value-type="float" office:value="753505" calcext:value-type="float">
            <text:p>753505</text:p>
          </table:table-cell>
        </table:table-row>
        <table:table-row table:style-name="ro1">
          <table:table-cell office:value-type="float" office:value="753943" calcext:value-type="float">
            <text:p>753943</text:p>
          </table:table-cell>
        </table:table-row>
        <table:table-row table:style-name="ro1">
          <table:table-cell office:value-type="float" office:value="754125" calcext:value-type="float">
            <text:p>754125</text:p>
          </table:table-cell>
        </table:table-row>
        <table:table-row table:style-name="ro1">
          <table:table-cell office:value-type="float" office:value="753792" calcext:value-type="float">
            <text:p>753792</text:p>
          </table:table-cell>
        </table:table-row>
        <table:table-row table:style-name="ro1">
          <table:table-cell office:value-type="float" office:value="754619" calcext:value-type="float">
            <text:p>754619</text:p>
          </table:table-cell>
        </table:table-row>
        <table:table-row table:style-name="ro1">
          <table:table-cell office:value-type="float" office:value="755398" calcext:value-type="float">
            <text:p>755398</text:p>
          </table:table-cell>
        </table:table-row>
        <table:table-row table:style-name="ro1">
          <table:table-cell office:value-type="float" office:value="754667" calcext:value-type="float">
            <text:p>754667</text:p>
          </table:table-cell>
        </table:table-row>
        <table:table-row table:style-name="ro1">
          <table:table-cell office:value-type="float" office:value="754468" calcext:value-type="float">
            <text:p>754468</text:p>
          </table:table-cell>
        </table:table-row>
        <table:table-row table:style-name="ro1">
          <table:table-cell office:value-type="float" office:value="754400" calcext:value-type="float">
            <text:p>754400</text:p>
          </table:table-cell>
        </table:table-row>
        <table:table-row table:style-name="ro1">
          <table:table-cell office:value-type="float" office:value="759468" calcext:value-type="float">
            <text:p>759468</text:p>
          </table:table-cell>
        </table:table-row>
        <table:table-row table:style-name="ro1">
          <table:table-cell office:value-type="float" office:value="760843" calcext:value-type="float">
            <text:p>760843</text:p>
          </table:table-cell>
        </table:table-row>
        <table:table-row table:style-name="ro1">
          <table:table-cell office:value-type="float" office:value="760125" calcext:value-type="float">
            <text:p>760125</text:p>
          </table:table-cell>
        </table:table-row>
        <table:table-row table:style-name="ro1">
          <table:table-cell office:value-type="float" office:value="760132" calcext:value-type="float">
            <text:p>760132</text:p>
          </table:table-cell>
        </table:table-row>
        <table:table-row table:style-name="ro1">
          <table:table-cell office:value-type="float" office:value="759729" calcext:value-type="float">
            <text:p>759729</text:p>
          </table:table-cell>
        </table:table-row>
        <table:table-row table:style-name="ro1">
          <table:table-cell office:value-type="float" office:value="757447" calcext:value-type="float">
            <text:p>757447</text:p>
          </table:table-cell>
        </table:table-row>
        <table:table-row table:style-name="ro1">
          <table:table-cell office:value-type="float" office:value="758903" calcext:value-type="float">
            <text:p>758903</text:p>
          </table:table-cell>
        </table:table-row>
        <table:table-row table:style-name="ro1">
          <table:table-cell office:value-type="float" office:value="759683" calcext:value-type="float">
            <text:p>759683</text:p>
          </table:table-cell>
        </table:table-row>
        <table:table-row table:style-name="ro1">
          <table:table-cell office:value-type="float" office:value="760473" calcext:value-type="float">
            <text:p>760473</text:p>
          </table:table-cell>
        </table:table-row>
        <table:table-row table:style-name="ro1">
          <table:table-cell office:value-type="float" office:value="759924" calcext:value-type="float">
            <text:p>759924</text:p>
          </table:table-cell>
        </table:table-row>
        <table:table-row table:style-name="ro1">
          <table:table-cell office:value-type="float" office:value="760355" calcext:value-type="float">
            <text:p>760355</text:p>
          </table:table-cell>
        </table:table-row>
        <table:table-row table:style-name="ro1">
          <table:table-cell office:value-type="float" office:value="758931" calcext:value-type="float">
            <text:p>758931</text:p>
          </table:table-cell>
        </table:table-row>
        <table:table-row table:style-name="ro1">
          <table:table-cell office:value-type="float" office:value="760206" calcext:value-type="float">
            <text:p>760206</text:p>
          </table:table-cell>
        </table:table-row>
        <table:table-row table:style-name="ro1">
          <table:table-cell office:value-type="float" office:value="757916" calcext:value-type="float">
            <text:p>757916</text:p>
          </table:table-cell>
        </table:table-row>
        <table:table-row table:style-name="ro1">
          <table:table-cell office:value-type="float" office:value="763318" calcext:value-type="float">
            <text:p>763318</text:p>
          </table:table-cell>
        </table:table-row>
        <table:table-row table:style-name="ro1">
          <table:table-cell office:value-type="float" office:value="759758" calcext:value-type="float">
            <text:p>759758</text:p>
          </table:table-cell>
        </table:table-row>
        <table:table-row table:style-name="ro1">
          <table:table-cell office:value-type="float" office:value="761240" calcext:value-type="float">
            <text:p>761240</text:p>
          </table:table-cell>
        </table:table-row>
        <table:table-row table:style-name="ro1">
          <table:table-cell office:value-type="float" office:value="759431" calcext:value-type="float">
            <text:p>759431</text:p>
          </table:table-cell>
        </table:table-row>
        <table:table-row table:style-name="ro1">
          <table:table-cell office:value-type="float" office:value="761011" calcext:value-type="float">
            <text:p>761011</text:p>
          </table:table-cell>
        </table:table-row>
        <table:table-row table:style-name="ro1">
          <table:table-cell office:value-type="float" office:value="759188" calcext:value-type="float">
            <text:p>759188</text:p>
          </table:table-cell>
        </table:table-row>
        <table:table-row table:style-name="ro1">
          <table:table-cell office:value-type="float" office:value="759724" calcext:value-type="float">
            <text:p>759724</text:p>
          </table:table-cell>
        </table:table-row>
        <table:table-row table:style-name="ro1">
          <table:table-cell office:value-type="float" office:value="760737" calcext:value-type="float">
            <text:p>760737</text:p>
          </table:table-cell>
        </table:table-row>
        <table:table-row table:style-name="ro1">
          <table:table-cell office:value-type="float" office:value="761502" calcext:value-type="float">
            <text:p>761502</text:p>
          </table:table-cell>
        </table:table-row>
        <table:table-row table:style-name="ro1">
          <table:table-cell office:value-type="float" office:value="759799" calcext:value-type="float">
            <text:p>759799</text:p>
          </table:table-cell>
        </table:table-row>
        <table:table-row table:style-name="ro1">
          <table:table-cell office:value-type="float" office:value="759459" calcext:value-type="float">
            <text:p>759459</text:p>
          </table:table-cell>
        </table:table-row>
        <table:table-row table:style-name="ro1">
          <table:table-cell office:value-type="float" office:value="757168" calcext:value-type="float">
            <text:p>757168</text:p>
          </table:table-cell>
        </table:table-row>
        <table:table-row table:style-name="ro1">
          <table:table-cell office:value-type="float" office:value="757125" calcext:value-type="float">
            <text:p>757125</text:p>
          </table:table-cell>
        </table:table-row>
        <table:table-row table:style-name="ro1">
          <table:table-cell office:value-type="float" office:value="765320" calcext:value-type="float">
            <text:p>765320</text:p>
          </table:table-cell>
        </table:table-row>
        <table:table-row table:style-name="ro1">
          <table:table-cell office:value-type="float" office:value="755687" calcext:value-type="float">
            <text:p>755687</text:p>
          </table:table-cell>
        </table:table-row>
        <table:table-row table:style-name="ro1">
          <table:table-cell office:value-type="float" office:value="755779" calcext:value-type="float">
            <text:p>755779</text:p>
          </table:table-cell>
        </table:table-row>
        <table:table-row table:style-name="ro1">
          <table:table-cell office:value-type="float" office:value="755219" calcext:value-type="float">
            <text:p>755219</text:p>
          </table:table-cell>
        </table:table-row>
        <table:table-row table:style-name="ro1">
          <table:table-cell office:value-type="float" office:value="754580" calcext:value-type="float">
            <text:p>754580</text:p>
          </table:table-cell>
        </table:table-row>
        <table:table-row table:style-name="ro1">
          <table:table-cell office:value-type="float" office:value="754268" calcext:value-type="float">
            <text:p>754268</text:p>
          </table:table-cell>
        </table:table-row>
        <table:table-row table:style-name="ro1">
          <table:table-cell office:value-type="float" office:value="752854" calcext:value-type="float">
            <text:p>752854</text:p>
          </table:table-cell>
        </table:table-row>
        <table:table-row table:style-name="ro1">
          <table:table-cell office:value-type="float" office:value="753441" calcext:value-type="float">
            <text:p>753441</text:p>
          </table:table-cell>
        </table:table-row>
        <table:table-row table:style-name="ro1">
          <table:table-cell office:value-type="float" office:value="753952" calcext:value-type="float">
            <text:p>753952</text:p>
          </table:table-cell>
        </table:table-row>
        <table:table-row table:style-name="ro1">
          <table:table-cell office:value-type="float" office:value="753958" calcext:value-type="float">
            <text:p>753958</text:p>
          </table:table-cell>
        </table:table-row>
        <table:table-row table:style-name="ro1">
          <table:table-cell office:value-type="float" office:value="753639" calcext:value-type="float">
            <text:p>753639</text:p>
          </table:table-cell>
        </table:table-row>
        <table:table-row table:style-name="ro1">
          <table:table-cell office:value-type="float" office:value="754157" calcext:value-type="float">
            <text:p>754157</text:p>
          </table:table-cell>
        </table:table-row>
        <table:table-row table:style-name="ro1">
          <table:table-cell office:value-type="float" office:value="753425" calcext:value-type="float">
            <text:p>753425</text:p>
          </table:table-cell>
        </table:table-row>
        <table:table-row table:style-name="ro1">
          <table:table-cell office:value-type="float" office:value="755627" calcext:value-type="float">
            <text:p>755627</text:p>
          </table:table-cell>
        </table:table-row>
        <table:table-row table:style-name="ro1">
          <table:table-cell office:value-type="float" office:value="755036" calcext:value-type="float">
            <text:p>755036</text:p>
          </table:table-cell>
        </table:table-row>
        <table:table-row table:style-name="ro1">
          <table:table-cell office:value-type="float" office:value="754858" calcext:value-type="float">
            <text:p>754858</text:p>
          </table:table-cell>
        </table:table-row>
        <table:table-row table:style-name="ro1">
          <table:table-cell office:value-type="float" office:value="753843" calcext:value-type="float">
            <text:p>753843</text:p>
          </table:table-cell>
        </table:table-row>
        <table:table-row table:style-name="ro1">
          <table:table-cell office:value-type="float" office:value="752270" calcext:value-type="float">
            <text:p>752270</text:p>
          </table:table-cell>
        </table:table-row>
        <table:table-row table:style-name="ro1">
          <table:table-cell office:value-type="float" office:value="754368" calcext:value-type="float">
            <text:p>754368</text:p>
          </table:table-cell>
        </table:table-row>
        <table:table-row table:style-name="ro1">
          <table:table-cell office:value-type="float" office:value="758357" calcext:value-type="float">
            <text:p>758357</text:p>
          </table:table-cell>
        </table:table-row>
        <table:table-row table:style-name="ro1">
          <table:table-cell office:value-type="float" office:value="753318" calcext:value-type="float">
            <text:p>753318</text:p>
          </table:table-cell>
        </table:table-row>
        <table:table-row table:style-name="ro1">
          <table:table-cell office:value-type="float" office:value="751089" calcext:value-type="float">
            <text:p>751089</text:p>
          </table:table-cell>
        </table:table-row>
        <table:table-row table:style-name="ro1">
          <table:table-cell office:value-type="float" office:value="749643" calcext:value-type="float">
            <text:p>749643</text:p>
          </table:table-cell>
        </table:table-row>
        <table:table-row table:style-name="ro1">
          <table:table-cell office:value-type="float" office:value="747547" calcext:value-type="float">
            <text:p>747547</text:p>
          </table:table-cell>
        </table:table-row>
        <table:table-row table:style-name="ro1">
          <table:table-cell office:value-type="float" office:value="747397" calcext:value-type="float">
            <text:p>747397</text:p>
          </table:table-cell>
        </table:table-row>
        <table:table-row table:style-name="ro1">
          <table:table-cell office:value-type="float" office:value="747196" calcext:value-type="float">
            <text:p>747196</text:p>
          </table:table-cell>
        </table:table-row>
        <table:table-row table:style-name="ro1">
          <table:table-cell office:value-type="float" office:value="757085" calcext:value-type="float">
            <text:p>757085</text:p>
          </table:table-cell>
        </table:table-row>
        <table:table-row table:style-name="ro1">
          <table:table-cell office:value-type="float" office:value="751879" calcext:value-type="float">
            <text:p>751879</text:p>
          </table:table-cell>
        </table:table-row>
        <table:table-row table:style-name="ro1">
          <table:table-cell office:value-type="float" office:value="754196" calcext:value-type="float">
            <text:p>754196</text:p>
          </table:table-cell>
        </table:table-row>
        <table:table-row table:style-name="ro1">
          <table:table-cell office:value-type="float" office:value="755062" calcext:value-type="float">
            <text:p>755062</text:p>
          </table:table-cell>
        </table:table-row>
        <table:table-row table:style-name="ro1">
          <table:table-cell office:value-type="float" office:value="757164" calcext:value-type="float">
            <text:p>757164</text:p>
          </table:table-cell>
        </table:table-row>
        <table:table-row table:style-name="ro1">
          <table:table-cell office:value-type="float" office:value="758716" calcext:value-type="float">
            <text:p>758716</text:p>
          </table:table-cell>
        </table:table-row>
        <table:table-row table:style-name="ro1">
          <table:table-cell office:value-type="float" office:value="760686" calcext:value-type="float">
            <text:p>760686</text:p>
          </table:table-cell>
        </table:table-row>
        <table:table-row table:style-name="ro1">
          <table:table-cell office:value-type="float" office:value="764265" calcext:value-type="float">
            <text:p>764265</text:p>
          </table:table-cell>
        </table:table-row>
        <table:table-row table:style-name="ro1">
          <table:table-cell office:value-type="float" office:value="766450" calcext:value-type="float">
            <text:p>766450</text:p>
          </table:table-cell>
        </table:table-row>
        <table:table-row table:style-name="ro1">
          <table:table-cell office:value-type="float" office:value="766477" calcext:value-type="float">
            <text:p>766477</text:p>
          </table:table-cell>
        </table:table-row>
        <table:table-row table:style-name="ro1">
          <table:table-cell office:value-type="float" office:value="768094" calcext:value-type="float">
            <text:p>768094</text:p>
          </table:table-cell>
        </table:table-row>
        <table:table-row table:style-name="ro1">
          <table:table-cell office:value-type="float" office:value="767976" calcext:value-type="float">
            <text:p>767976</text:p>
          </table:table-cell>
        </table:table-row>
        <table:table-row table:style-name="ro1">
          <table:table-cell office:value-type="float" office:value="769573" calcext:value-type="float">
            <text:p>769573</text:p>
          </table:table-cell>
        </table:table-row>
        <table:table-row table:style-name="ro1">
          <table:table-cell office:value-type="float" office:value="773576" calcext:value-type="float">
            <text:p>773576</text:p>
          </table:table-cell>
        </table:table-row>
        <table:table-row table:style-name="ro1">
          <table:table-cell office:value-type="float" office:value="774083" calcext:value-type="float">
            <text:p>774083</text:p>
          </table:table-cell>
        </table:table-row>
        <table:table-row table:style-name="ro1">
          <table:table-cell office:value-type="float" office:value="774917" calcext:value-type="float">
            <text:p>774917</text:p>
          </table:table-cell>
        </table:table-row>
        <table:table-row table:style-name="ro1">
          <table:table-cell office:value-type="float" office:value="776119" calcext:value-type="float">
            <text:p>776119</text:p>
          </table:table-cell>
        </table:table-row>
        <table:table-row table:style-name="ro1">
          <table:table-cell office:value-type="float" office:value="774813" calcext:value-type="float">
            <text:p>774813</text:p>
          </table:table-cell>
        </table:table-row>
        <table:table-row table:style-name="ro1">
          <table:table-cell office:value-type="float" office:value="775935" calcext:value-type="float">
            <text:p>775935</text:p>
          </table:table-cell>
        </table:table-row>
        <table:table-row table:style-name="ro1">
          <table:table-cell office:value-type="float" office:value="784449" calcext:value-type="float">
            <text:p>784449</text:p>
          </table:table-cell>
        </table:table-row>
        <table:table-row table:style-name="ro1">
          <table:table-cell office:value-type="float" office:value="779520" calcext:value-type="float">
            <text:p>779520</text:p>
          </table:table-cell>
        </table:table-row>
        <table:table-row table:style-name="ro1">
          <table:table-cell office:value-type="float" office:value="780169" calcext:value-type="float">
            <text:p>780169</text:p>
          </table:table-cell>
        </table:table-row>
        <table:table-row table:style-name="ro1">
          <table:table-cell office:value-type="float" office:value="781015" calcext:value-type="float">
            <text:p>781015</text:p>
          </table:table-cell>
        </table:table-row>
        <table:table-row table:style-name="ro1">
          <table:table-cell office:value-type="float" office:value="780392" calcext:value-type="float">
            <text:p>780392</text:p>
          </table:table-cell>
        </table:table-row>
        <table:table-row table:style-name="ro1">
          <table:table-cell office:value-type="float" office:value="781885" calcext:value-type="float">
            <text:p>781885</text:p>
          </table:table-cell>
        </table:table-row>
        <table:table-row table:style-name="ro1">
          <table:table-cell office:value-type="float" office:value="780097" calcext:value-type="float">
            <text:p>780097</text:p>
          </table:table-cell>
        </table:table-row>
        <table:table-row table:style-name="ro1">
          <table:table-cell office:value-type="float" office:value="784240" calcext:value-type="float">
            <text:p>784240</text:p>
          </table:table-cell>
        </table:table-row>
        <table:table-row table:style-name="ro1">
          <table:table-cell office:value-type="float" office:value="784897" calcext:value-type="float">
            <text:p>784897</text:p>
          </table:table-cell>
        </table:table-row>
        <table:table-row table:style-name="ro1">
          <table:table-cell office:value-type="float" office:value="785463" calcext:value-type="float">
            <text:p>785463</text:p>
          </table:table-cell>
        </table:table-row>
        <table:table-row table:style-name="ro1">
          <table:table-cell office:value-type="float" office:value="784865" calcext:value-type="float">
            <text:p>784865</text:p>
          </table:table-cell>
        </table:table-row>
        <table:table-row table:style-name="ro1">
          <table:table-cell office:value-type="float" office:value="786003" calcext:value-type="float">
            <text:p>786003</text:p>
          </table:table-cell>
        </table:table-row>
        <table:table-row table:style-name="ro1">
          <table:table-cell office:value-type="float" office:value="784154" calcext:value-type="float">
            <text:p>784154</text:p>
          </table:table-cell>
        </table:table-row>
        <table:table-row table:style-name="ro1">
          <table:table-cell office:value-type="float" office:value="786582" calcext:value-type="float">
            <text:p>786582</text:p>
          </table:table-cell>
        </table:table-row>
        <table:table-row table:style-name="ro1">
          <table:table-cell office:value-type="float" office:value="794474" calcext:value-type="float">
            <text:p>794474</text:p>
          </table:table-cell>
        </table:table-row>
        <table:table-row table:style-name="ro1">
          <table:table-cell office:value-type="float" office:value="793518" calcext:value-type="float">
            <text:p>793518</text:p>
          </table:table-cell>
        </table:table-row>
        <table:table-row table:style-name="ro1">
          <table:table-cell office:value-type="float" office:value="791463" calcext:value-type="float">
            <text:p>791463</text:p>
          </table:table-cell>
        </table:table-row>
        <table:table-row table:style-name="ro1">
          <table:table-cell office:value-type="float" office:value="791268" calcext:value-type="float">
            <text:p>791268</text:p>
          </table:table-cell>
        </table:table-row>
        <table:table-row table:style-name="ro1">
          <table:table-cell office:value-type="float" office:value="791042" calcext:value-type="float">
            <text:p>791042</text:p>
          </table:table-cell>
        </table:table-row>
        <table:table-row table:style-name="ro1">
          <table:table-cell office:value-type="float" office:value="791872" calcext:value-type="float">
            <text:p>791872</text:p>
          </table:table-cell>
        </table:table-row>
        <table:table-row table:style-name="ro1">
          <table:table-cell office:value-type="float" office:value="801302" calcext:value-type="float">
            <text:p>801302</text:p>
          </table:table-cell>
        </table:table-row>
        <table:table-row table:style-name="ro1">
          <table:table-cell office:value-type="float" office:value="794792" calcext:value-type="float">
            <text:p>794792</text:p>
          </table:table-cell>
        </table:table-row>
        <table:table-row table:style-name="ro1">
          <table:table-cell office:value-type="float" office:value="795790" calcext:value-type="float">
            <text:p>795790</text:p>
          </table:table-cell>
        </table:table-row>
        <table:table-row table:style-name="ro1">
          <table:table-cell office:value-type="float" office:value="796014" calcext:value-type="float">
            <text:p>796014</text:p>
          </table:table-cell>
        </table:table-row>
        <table:table-row table:style-name="ro1">
          <table:table-cell office:value-type="float" office:value="795210" calcext:value-type="float">
            <text:p>795210</text:p>
          </table:table-cell>
        </table:table-row>
        <table:table-row table:style-name="ro1">
          <table:table-cell office:value-type="float" office:value="796292" calcext:value-type="float">
            <text:p>796292</text:p>
          </table:table-cell>
        </table:table-row>
        <table:table-row table:style-name="ro1">
          <table:table-cell office:value-type="float" office:value="800957" calcext:value-type="float">
            <text:p>800957</text:p>
          </table:table-cell>
        </table:table-row>
        <table:table-row table:style-name="ro1">
          <table:table-cell office:value-type="float" office:value="798473" calcext:value-type="float">
            <text:p>798473</text:p>
          </table:table-cell>
        </table:table-row>
        <table:table-row table:style-name="ro1">
          <table:table-cell office:value-type="float" office:value="799031" calcext:value-type="float">
            <text:p>799031</text:p>
          </table:table-cell>
        </table:table-row>
        <table:table-row table:style-name="ro1">
          <table:table-cell office:value-type="float" office:value="800239" calcext:value-type="float">
            <text:p>800239</text:p>
          </table:table-cell>
        </table:table-row>
        <table:table-row table:style-name="ro1">
          <table:table-cell office:value-type="float" office:value="801204" calcext:value-type="float">
            <text:p>801204</text:p>
          </table:table-cell>
        </table:table-row>
        <table:table-row table:style-name="ro1">
          <table:table-cell office:value-type="float" office:value="801950" calcext:value-type="float">
            <text:p>801950</text:p>
          </table:table-cell>
        </table:table-row>
        <table:table-row table:style-name="ro1">
          <table:table-cell office:value-type="float" office:value="802313" calcext:value-type="float">
            <text:p>802313</text:p>
          </table:table-cell>
        </table:table-row>
        <table:table-row table:style-name="ro1">
          <table:table-cell office:value-type="float" office:value="805303" calcext:value-type="float">
            <text:p>805303</text:p>
          </table:table-cell>
        </table:table-row>
        <table:table-row table:style-name="ro1">
          <table:table-cell office:value-type="float" office:value="807124" calcext:value-type="float">
            <text:p>807124</text:p>
          </table:table-cell>
        </table:table-row>
        <table:table-row table:style-name="ro1">
          <table:table-cell office:value-type="float" office:value="807735" calcext:value-type="float">
            <text:p>807735</text:p>
          </table:table-cell>
        </table:table-row>
        <table:table-row table:style-name="ro1">
          <table:table-cell office:value-type="float" office:value="808436" calcext:value-type="float">
            <text:p>808436</text:p>
          </table:table-cell>
        </table:table-row>
        <table:table-row table:style-name="ro1">
          <table:table-cell office:value-type="float" office:value="807737" calcext:value-type="float">
            <text:p>807737</text:p>
          </table:table-cell>
        </table:table-row>
        <table:table-row table:style-name="ro1">
          <table:table-cell office:value-type="float" office:value="809123" calcext:value-type="float">
            <text:p>809123</text:p>
          </table:table-cell>
        </table:table-row>
        <table:table-row table:style-name="ro1">
          <table:table-cell office:value-type="float" office:value="817808" calcext:value-type="float">
            <text:p>817808</text:p>
          </table:table-cell>
        </table:table-row>
        <table:table-row table:style-name="ro1">
          <table:table-cell office:value-type="float" office:value="813810" calcext:value-type="float">
            <text:p>813810</text:p>
          </table:table-cell>
        </table:table-row>
        <table:table-row table:style-name="ro1">
          <table:table-cell office:value-type="float" office:value="815003" calcext:value-type="float">
            <text:p>815003</text:p>
          </table:table-cell>
        </table:table-row>
        <table:table-row table:style-name="ro1">
          <table:table-cell office:value-type="float" office:value="816170" calcext:value-type="float">
            <text:p>816170</text:p>
          </table:table-cell>
        </table:table-row>
        <table:table-row table:style-name="ro1">
          <table:table-cell office:value-type="float" office:value="815091" calcext:value-type="float">
            <text:p>815091</text:p>
          </table:table-cell>
        </table:table-row>
        <table:table-row table:style-name="ro1">
          <table:table-cell office:value-type="float" office:value="816670" calcext:value-type="float">
            <text:p>816670</text:p>
          </table:table-cell>
        </table:table-row>
        <table:table-row table:style-name="ro1">
          <table:table-cell office:value-type="float" office:value="817614" calcext:value-type="float">
            <text:p>817614</text:p>
          </table:table-cell>
        </table:table-row>
        <table:table-row table:style-name="ro1">
          <table:table-cell office:value-type="float" office:value="826394" calcext:value-type="float">
            <text:p>826394</text:p>
          </table:table-cell>
        </table:table-row>
        <table:table-row table:style-name="ro1">
          <table:table-cell office:value-type="float" office:value="819403" calcext:value-type="float">
            <text:p>819403</text:p>
          </table:table-cell>
        </table:table-row>
        <table:table-row table:style-name="ro1">
          <table:table-cell office:value-type="float" office:value="820630" calcext:value-type="float">
            <text:p>820630</text:p>
          </table:table-cell>
        </table:table-row>
        <table:table-row table:style-name="ro1">
          <table:table-cell office:value-type="float" office:value="819966" calcext:value-type="float">
            <text:p>819966</text:p>
          </table:table-cell>
        </table:table-row>
        <table:table-row table:style-name="ro1">
          <table:table-cell office:value-type="float" office:value="821306" calcext:value-type="float">
            <text:p>821306</text:p>
          </table:table-cell>
        </table:table-row>
        <table:table-row table:style-name="ro1">
          <table:table-cell office:value-type="float" office:value="819800" calcext:value-type="float">
            <text:p>819800</text:p>
          </table:table-cell>
        </table:table-row>
        <table:table-row table:style-name="ro1">
          <table:table-cell office:value-type="float" office:value="821847" calcext:value-type="float">
            <text:p>821847</text:p>
          </table:table-cell>
        </table:table-row>
        <table:table-row table:style-name="ro1">
          <table:table-cell office:value-type="float" office:value="822928" calcext:value-type="float">
            <text:p>822928</text:p>
          </table:table-cell>
        </table:table-row>
        <table:table-row table:style-name="ro1">
          <table:table-cell office:value-type="float" office:value="823742" calcext:value-type="float">
            <text:p>823742</text:p>
          </table:table-cell>
        </table:table-row>
        <table:table-row table:style-name="ro1">
          <table:table-cell office:value-type="float" office:value="823067" calcext:value-type="float">
            <text:p>823067</text:p>
          </table:table-cell>
        </table:table-row>
        <table:table-row table:style-name="ro1">
          <table:table-cell office:value-type="float" office:value="823996" calcext:value-type="float">
            <text:p>823996</text:p>
          </table:table-cell>
        </table:table-row>
        <table:table-row table:style-name="ro1">
          <table:table-cell office:value-type="float" office:value="823294" calcext:value-type="float">
            <text:p>823294</text:p>
          </table:table-cell>
        </table:table-row>
        <table:table-row table:style-name="ro1">
          <table:table-cell office:value-type="float" office:value="824313" calcext:value-type="float">
            <text:p>824313</text:p>
          </table:table-cell>
        </table:table-row>
        <table:table-row table:style-name="ro1">
          <table:table-cell office:value-type="float" office:value="826113" calcext:value-type="float">
            <text:p>826113</text:p>
          </table:table-cell>
        </table:table-row>
        <table:table-row table:style-name="ro1">
          <table:table-cell office:value-type="float" office:value="826244" calcext:value-type="float">
            <text:p>826244</text:p>
          </table:table-cell>
        </table:table-row>
        <table:table-row table:style-name="ro1">
          <table:table-cell office:value-type="float" office:value="826480" calcext:value-type="float">
            <text:p>826480</text:p>
          </table:table-cell>
        </table:table-row>
        <table:table-row table:style-name="ro1">
          <table:table-cell office:value-type="float" office:value="826552" calcext:value-type="float">
            <text:p>826552</text:p>
          </table:table-cell>
        </table:table-row>
        <table:table-row table:style-name="ro1">
          <table:table-cell office:value-type="float" office:value="824673" calcext:value-type="float">
            <text:p>824673</text:p>
          </table:table-cell>
        </table:table-row>
        <table:table-row table:style-name="ro1">
          <table:table-cell office:value-type="float" office:value="825790" calcext:value-type="float">
            <text:p>825790</text:p>
          </table:table-cell>
        </table:table-row>
        <table:table-row table:style-name="ro1">
          <table:table-cell office:value-type="float" office:value="836969" calcext:value-type="float">
            <text:p>836969</text:p>
          </table:table-cell>
        </table:table-row>
        <table:table-row table:style-name="ro1">
          <table:table-cell office:value-type="float" office:value="826685" calcext:value-type="float">
            <text:p>826685</text:p>
          </table:table-cell>
        </table:table-row>
        <table:table-row table:style-name="ro1">
          <table:table-cell office:value-type="float" office:value="826576" calcext:value-type="float">
            <text:p>826576</text:p>
          </table:table-cell>
        </table:table-row>
        <table:table-row table:style-name="ro1">
          <table:table-cell office:value-type="float" office:value="826475" calcext:value-type="float">
            <text:p>826475</text:p>
          </table:table-cell>
        </table:table-row>
        <table:table-row table:style-name="ro1">
          <table:table-cell office:value-type="float" office:value="824230" calcext:value-type="float">
            <text:p>824230</text:p>
          </table:table-cell>
        </table:table-row>
        <table:table-row table:style-name="ro1">
          <table:table-cell office:value-type="float" office:value="826263" calcext:value-type="float">
            <text:p>826263</text:p>
          </table:table-cell>
        </table:table-row>
        <table:table-row table:style-name="ro1">
          <table:table-cell office:value-type="float" office:value="824356" calcext:value-type="float">
            <text:p>824356</text:p>
          </table:table-cell>
        </table:table-row>
        <table:table-row table:style-name="ro1">
          <table:table-cell office:value-type="float" office:value="826699" calcext:value-type="float">
            <text:p>826699</text:p>
          </table:table-cell>
        </table:table-row>
        <table:table-row table:style-name="ro1">
          <table:table-cell office:value-type="float" office:value="827550" calcext:value-type="float">
            <text:p>827550</text:p>
          </table:table-cell>
        </table:table-row>
        <table:table-row table:style-name="ro1">
          <table:table-cell office:value-type="float" office:value="827297" calcext:value-type="float">
            <text:p>827297</text:p>
          </table:table-cell>
        </table:table-row>
        <table:table-row table:style-name="ro1">
          <table:table-cell office:value-type="float" office:value="826285" calcext:value-type="float">
            <text:p>826285</text:p>
          </table:table-cell>
        </table:table-row>
        <table:table-row table:style-name="ro1">
          <table:table-cell office:value-type="float" office:value="826509" calcext:value-type="float">
            <text:p>826509</text:p>
          </table:table-cell>
        </table:table-row>
        <table:table-row table:style-name="ro1">
          <table:table-cell office:value-type="float" office:value="826143" calcext:value-type="float">
            <text:p>826143</text:p>
          </table:table-cell>
        </table:table-row>
        <table:table-row table:style-name="ro1">
          <table:table-cell office:value-type="float" office:value="827670" calcext:value-type="float">
            <text:p>827670</text:p>
          </table:table-cell>
        </table:table-row>
        <table:table-row table:style-name="ro1">
          <table:table-cell office:value-type="float" office:value="825722" calcext:value-type="float">
            <text:p>825722</text:p>
          </table:table-cell>
        </table:table-row>
        <table:table-row table:style-name="ro1">
          <table:table-cell office:value-type="float" office:value="826917" calcext:value-type="float">
            <text:p>826917</text:p>
          </table:table-cell>
        </table:table-row>
        <table:table-row table:style-name="ro1">
          <table:table-cell office:value-type="float" office:value="824347" calcext:value-type="float">
            <text:p>824347</text:p>
          </table:table-cell>
        </table:table-row>
        <table:table-row table:style-name="ro1">
          <table:table-cell office:value-type="float" office:value="824856" calcext:value-type="float">
            <text:p>824856</text:p>
          </table:table-cell>
        </table:table-row>
        <table:table-row table:style-name="ro1">
          <table:table-cell office:value-type="float" office:value="824315" calcext:value-type="float">
            <text:p>824315</text:p>
          </table:table-cell>
        </table:table-row>
        <table:table-row table:style-name="ro1">
          <table:table-cell office:value-type="float" office:value="822891" calcext:value-type="float">
            <text:p>822891</text:p>
          </table:table-cell>
        </table:table-row>
        <table:table-row table:style-name="ro1">
          <table:table-cell office:value-type="float" office:value="829433" calcext:value-type="float">
            <text:p>829433</text:p>
          </table:table-cell>
        </table:table-row>
        <table:table-row table:style-name="ro1">
          <table:table-cell office:value-type="float" office:value="823873" calcext:value-type="float">
            <text:p>823873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</table:table-row>
        <table:table-row table:style-name="ro1">
          <table:table-cell office:value-type="float" office:value="818973" calcext:value-type="float">
            <text:p>818973</text:p>
          </table:table-cell>
        </table:table-row>
        <table:table-row table:style-name="ro1">
          <table:table-cell office:value-type="float" office:value="818989" calcext:value-type="float">
            <text:p>818989</text:p>
          </table:table-cell>
        </table:table-row>
        <table:table-row table:style-name="ro1">
          <table:table-cell office:value-type="float" office:value="817959" calcext:value-type="float">
            <text:p>817959</text:p>
          </table:table-cell>
        </table:table-row>
        <table:table-row table:style-name="ro1">
          <table:table-cell office:value-type="float" office:value="824157" calcext:value-type="float">
            <text:p>824157</text:p>
          </table:table-cell>
        </table:table-row>
        <table:table-row table:style-name="ro1">
          <table:table-cell office:value-type="float" office:value="818515" calcext:value-type="float">
            <text:p>818515</text:p>
          </table:table-cell>
        </table:table-row>
        <table:table-row table:style-name="ro1">
          <table:table-cell office:value-type="float" office:value="818843" calcext:value-type="float">
            <text:p>818843</text:p>
          </table:table-cell>
        </table:table-row>
        <table:table-row table:style-name="ro1">
          <table:table-cell office:value-type="float" office:value="815140" calcext:value-type="float">
            <text:p>815140</text:p>
          </table:table-cell>
        </table:table-row>
        <table:table-row table:style-name="ro1">
          <table:table-cell office:value-type="float" office:value="814662" calcext:value-type="float">
            <text:p>814662</text:p>
          </table:table-cell>
        </table:table-row>
        <table:table-row table:style-name="ro1">
          <table:table-cell office:value-type="float" office:value="814935" calcext:value-type="float">
            <text:p>814935</text:p>
          </table:table-cell>
        </table:table-row>
        <table:table-row table:style-name="ro1">
          <table:table-cell office:value-type="float" office:value="813224" calcext:value-type="float">
            <text:p>813224</text:p>
          </table:table-cell>
        </table:table-row>
        <table:table-row table:style-name="ro1">
          <table:table-cell office:value-type="float" office:value="815964" calcext:value-type="float">
            <text:p>815964</text:p>
          </table:table-cell>
        </table:table-row>
        <table:table-row table:style-name="ro1">
          <table:table-cell office:value-type="float" office:value="816065" calcext:value-type="float">
            <text:p>816065</text:p>
          </table:table-cell>
        </table:table-row>
        <table:table-row table:style-name="ro1">
          <table:table-cell office:value-type="float" office:value="816554" calcext:value-type="float">
            <text:p>816554</text:p>
          </table:table-cell>
        </table:table-row>
        <table:table-row table:style-name="ro1">
          <table:table-cell office:value-type="float" office:value="814367" calcext:value-type="float">
            <text:p>814367</text:p>
          </table:table-cell>
        </table:table-row>
        <table:table-row table:style-name="ro1">
          <table:table-cell office:value-type="float" office:value="813972" calcext:value-type="float">
            <text:p>813972</text:p>
          </table:table-cell>
        </table:table-row>
        <table:table-row table:style-name="ro1">
          <table:table-cell office:value-type="float" office:value="813312" calcext:value-type="float">
            <text:p>813312</text:p>
          </table:table-cell>
        </table:table-row>
        <table:table-row table:style-name="ro1">
          <table:table-cell office:value-type="float" office:value="825133" calcext:value-type="float">
            <text:p>825133</text:p>
          </table:table-cell>
        </table:table-row>
        <table:table-row table:style-name="ro1">
          <table:table-cell office:value-type="float" office:value="813398" calcext:value-type="float">
            <text:p>813398</text:p>
          </table:table-cell>
        </table:table-row>
        <table:table-row table:style-name="ro1">
          <table:table-cell office:value-type="float" office:value="814014" calcext:value-type="float">
            <text:p>814014</text:p>
          </table:table-cell>
        </table:table-row>
        <table:table-row table:style-name="ro1">
          <table:table-cell office:value-type="float" office:value="812640" calcext:value-type="float">
            <text:p>812640</text:p>
          </table:table-cell>
        </table:table-row>
        <table:table-row table:style-name="ro1">
          <table:table-cell office:value-type="float" office:value="811400" calcext:value-type="float">
            <text:p>811400</text:p>
          </table:table-cell>
        </table:table-row>
        <table:table-row table:style-name="ro1">
          <table:table-cell office:value-type="float" office:value="811043" calcext:value-type="float">
            <text:p>811043</text:p>
          </table:table-cell>
        </table:table-row>
        <table:table-row table:style-name="ro1">
          <table:table-cell office:value-type="float" office:value="813493" calcext:value-type="float">
            <text:p>813493</text:p>
          </table:table-cell>
        </table:table-row>
        <table:table-row table:style-name="ro1">
          <table:table-cell office:value-type="float" office:value="819250" calcext:value-type="float">
            <text:p>819250</text:p>
          </table:table-cell>
        </table:table-row>
        <table:table-row table:style-name="ro1">
          <table:table-cell office:value-type="float" office:value="811056" calcext:value-type="float">
            <text:p>811056</text:p>
          </table:table-cell>
        </table:table-row>
        <table:table-row table:style-name="ro1">
          <table:table-cell office:value-type="float" office:value="810411" calcext:value-type="float">
            <text:p>810411</text:p>
          </table:table-cell>
        </table:table-row>
        <table:table-row table:style-name="ro1">
          <table:table-cell office:value-type="float" office:value="806318" calcext:value-type="float">
            <text:p>806318</text:p>
          </table:table-cell>
        </table:table-row>
        <table:table-row table:style-name="ro1">
          <table:table-cell office:value-type="float" office:value="807397" calcext:value-type="float">
            <text:p>807397</text:p>
          </table:table-cell>
        </table:table-row>
        <table:table-row table:style-name="ro1">
          <table:table-cell office:value-type="float" office:value="804927" calcext:value-type="float">
            <text:p>804927</text:p>
          </table:table-cell>
        </table:table-row>
        <table:table-row table:style-name="ro1">
          <table:table-cell office:value-type="float" office:value="807587" calcext:value-type="float">
            <text:p>807587</text:p>
          </table:table-cell>
        </table:table-row>
        <table:table-row table:style-name="ro1">
          <table:table-cell office:value-type="float" office:value="805641" calcext:value-type="float">
            <text:p>805641</text:p>
          </table:table-cell>
        </table:table-row>
        <table:table-row table:style-name="ro1">
          <table:table-cell office:value-type="float" office:value="806064" calcext:value-type="float">
            <text:p>806064</text:p>
          </table:table-cell>
        </table:table-row>
        <table:table-row table:style-name="ro1">
          <table:table-cell office:value-type="float" office:value="803351" calcext:value-type="float">
            <text:p>803351</text:p>
          </table:table-cell>
        </table:table-row>
        <table:table-row table:style-name="ro1">
          <table:table-cell office:value-type="float" office:value="803431" calcext:value-type="float">
            <text:p>803431</text:p>
          </table:table-cell>
        </table:table-row>
        <table:table-row table:style-name="ro1">
          <table:table-cell office:value-type="float" office:value="799774" calcext:value-type="float">
            <text:p>799774</text:p>
          </table:table-cell>
        </table:table-row>
        <table:table-row table:style-name="ro1">
          <table:table-cell office:value-type="float" office:value="802552" calcext:value-type="float">
            <text:p>802552</text:p>
          </table:table-cell>
        </table:table-row>
        <table:table-row table:style-name="ro1">
          <table:table-cell office:value-type="float" office:value="800929" calcext:value-type="float">
            <text:p>800929</text:p>
          </table:table-cell>
        </table:table-row>
        <table:table-row table:style-name="ro1">
          <table:table-cell office:value-type="float" office:value="799995" calcext:value-type="float">
            <text:p>799995</text:p>
          </table:table-cell>
        </table:table-row>
        <table:table-row table:style-name="ro1">
          <table:table-cell office:value-type="float" office:value="799204" calcext:value-type="float">
            <text:p>799204</text:p>
          </table:table-cell>
        </table:table-row>
        <table:table-row table:style-name="ro1">
          <table:table-cell office:value-type="float" office:value="797399" calcext:value-type="float">
            <text:p>797399</text:p>
          </table:table-cell>
        </table:table-row>
        <table:table-row table:style-name="ro1">
          <table:table-cell office:value-type="float" office:value="795857" calcext:value-type="float">
            <text:p>795857</text:p>
          </table:table-cell>
        </table:table-row>
        <table:table-row table:style-name="ro1">
          <table:table-cell office:value-type="float" office:value="796143" calcext:value-type="float">
            <text:p>796143</text:p>
          </table:table-cell>
        </table:table-row>
        <table:table-row table:style-name="ro1">
          <table:table-cell office:value-type="float" office:value="806690" calcext:value-type="float">
            <text:p>806690</text:p>
          </table:table-cell>
        </table:table-row>
        <table:table-row table:style-name="ro1">
          <table:table-cell office:value-type="float" office:value="796478" calcext:value-type="float">
            <text:p>796478</text:p>
          </table:table-cell>
        </table:table-row>
        <table:table-row table:style-name="ro1">
          <table:table-cell office:value-type="float" office:value="795602" calcext:value-type="float">
            <text:p>795602</text:p>
          </table:table-cell>
        </table:table-row>
        <table:table-row table:style-name="ro1">
          <table:table-cell office:value-type="float" office:value="792196" calcext:value-type="float">
            <text:p>792196</text:p>
          </table:table-cell>
        </table:table-row>
        <table:table-row table:style-name="ro1">
          <table:table-cell office:value-type="float" office:value="790264" calcext:value-type="float">
            <text:p>790264</text:p>
          </table:table-cell>
        </table:table-row>
        <table:table-row table:style-name="ro1">
          <table:table-cell office:value-type="float" office:value="788612" calcext:value-type="float">
            <text:p>788612</text:p>
          </table:table-cell>
        </table:table-row>
        <table:table-row table:style-name="ro1">
          <table:table-cell office:value-type="float" office:value="787535" calcext:value-type="float">
            <text:p>787535</text:p>
          </table:table-cell>
        </table:table-row>
        <table:table-row table:style-name="ro1">
          <table:table-cell office:value-type="float" office:value="788607" calcext:value-type="float">
            <text:p>788607</text:p>
          </table:table-cell>
        </table:table-row>
        <table:table-row table:style-name="ro1">
          <table:table-cell office:value-type="float" office:value="787695" calcext:value-type="float">
            <text:p>787695</text:p>
          </table:table-cell>
        </table:table-row>
        <table:table-row table:style-name="ro1">
          <table:table-cell office:value-type="float" office:value="779743" calcext:value-type="float">
            <text:p>779743</text:p>
          </table:table-cell>
        </table:table-row>
        <table:table-row table:style-name="ro1">
          <table:table-cell office:value-type="float" office:value="774936" calcext:value-type="float">
            <text:p>774936</text:p>
          </table:table-cell>
        </table:table-row>
        <table:table-row table:style-name="ro1">
          <table:table-cell office:value-type="float" office:value="773479" calcext:value-type="float">
            <text:p>773479</text:p>
          </table:table-cell>
        </table:table-row>
        <table:table-row table:style-name="ro1">
          <table:table-cell office:value-type="float" office:value="770718" calcext:value-type="float">
            <text:p>770718</text:p>
          </table:table-cell>
        </table:table-row>
        <table:table-row table:style-name="ro1">
          <table:table-cell office:value-type="float" office:value="777134" calcext:value-type="float">
            <text:p>777134</text:p>
          </table:table-cell>
        </table:table-row>
        <table:table-row table:style-name="ro1">
          <table:table-cell office:value-type="float" office:value="770207" calcext:value-type="float">
            <text:p>770207</text:p>
          </table:table-cell>
        </table:table-row>
        <table:table-row table:style-name="ro1">
          <table:table-cell office:value-type="float" office:value="767783" calcext:value-type="float">
            <text:p>767783</text:p>
          </table:table-cell>
        </table:table-row>
        <table:table-row table:style-name="ro1">
          <table:table-cell office:value-type="float" office:value="765688" calcext:value-type="float">
            <text:p>765688</text:p>
          </table:table-cell>
        </table:table-row>
        <table:table-row table:style-name="ro1">
          <table:table-cell office:value-type="float" office:value="763708" calcext:value-type="float">
            <text:p>763708</text:p>
          </table:table-cell>
        </table:table-row>
        <table:table-row table:style-name="ro1">
          <table:table-cell office:value-type="float" office:value="762103" calcext:value-type="float">
            <text:p>762103</text:p>
          </table:table-cell>
        </table:table-row>
        <table:table-row table:style-name="ro1">
          <table:table-cell office:value-type="float" office:value="763085" calcext:value-type="float">
            <text:p>763085</text:p>
          </table:table-cell>
        </table:table-row>
        <table:table-row table:style-name="ro1">
          <table:table-cell office:value-type="float" office:value="761258" calcext:value-type="float">
            <text:p>761258</text:p>
          </table:table-cell>
        </table:table-row>
        <table:table-row table:style-name="ro1">
          <table:table-cell office:value-type="float" office:value="757709" calcext:value-type="float">
            <text:p>757709</text:p>
          </table:table-cell>
        </table:table-row>
        <table:table-row table:style-name="ro1">
          <table:table-cell office:value-type="float" office:value="757730" calcext:value-type="float">
            <text:p>757730</text:p>
          </table:table-cell>
        </table:table-row>
        <table:table-row table:style-name="ro1">
          <table:table-cell office:value-type="float" office:value="752705" calcext:value-type="float">
            <text:p>752705</text:p>
          </table:table-cell>
        </table:table-row>
        <table:table-row table:style-name="ro1">
          <table:table-cell office:value-type="float" office:value="753406" calcext:value-type="float">
            <text:p>753406</text:p>
          </table:table-cell>
        </table:table-row>
        <table:table-row table:style-name="ro1">
          <table:table-cell office:value-type="float" office:value="750175" calcext:value-type="float">
            <text:p>750175</text:p>
          </table:table-cell>
        </table:table-row>
        <table:table-row table:style-name="ro1">
          <table:table-cell office:value-type="float" office:value="754864" calcext:value-type="float">
            <text:p>754864</text:p>
          </table:table-cell>
        </table:table-row>
        <table:table-row table:style-name="ro1">
          <table:table-cell office:value-type="float" office:value="748641" calcext:value-type="float">
            <text:p>748641</text:p>
          </table:table-cell>
        </table:table-row>
        <table:table-row table:style-name="ro1">
          <table:table-cell office:value-type="float" office:value="747639" calcext:value-type="float">
            <text:p>747639</text:p>
          </table:table-cell>
        </table:table-row>
        <table:table-row table:style-name="ro1">
          <table:table-cell office:value-type="float" office:value="744574" calcext:value-type="float">
            <text:p>744574</text:p>
          </table:table-cell>
        </table:table-row>
        <table:table-row table:style-name="ro1">
          <table:table-cell office:value-type="float" office:value="745129" calcext:value-type="float">
            <text:p>745129</text:p>
          </table:table-cell>
        </table:table-row>
        <table:table-row table:style-name="ro1">
          <table:table-cell office:value-type="float" office:value="744536" calcext:value-type="float">
            <text:p>744536</text:p>
          </table:table-cell>
        </table:table-row>
        <table:table-row table:style-name="ro1">
          <table:table-cell office:value-type="float" office:value="745545" calcext:value-type="float">
            <text:p>745545</text:p>
          </table:table-cell>
        </table:table-row>
        <table:table-row table:style-name="ro1">
          <table:table-cell office:value-type="float" office:value="744844" calcext:value-type="float">
            <text:p>744844</text:p>
          </table:table-cell>
        </table:table-row>
        <table:table-row table:style-name="ro1">
          <table:table-cell office:value-type="float" office:value="746617" calcext:value-type="float">
            <text:p>746617</text:p>
          </table:table-cell>
        </table:table-row>
        <table:table-row table:style-name="ro1">
          <table:table-cell office:value-type="float" office:value="743407" calcext:value-type="float">
            <text:p>743407</text:p>
          </table:table-cell>
        </table:table-row>
        <table:table-row table:style-name="ro1">
          <table:table-cell office:value-type="float" office:value="742878" calcext:value-type="float">
            <text:p>742878</text:p>
          </table:table-cell>
        </table:table-row>
        <table:table-row table:style-name="ro1">
          <table:table-cell office:value-type="float" office:value="741190" calcext:value-type="float">
            <text:p>741190</text:p>
          </table:table-cell>
        </table:table-row>
        <table:table-row table:style-name="ro1">
          <table:table-cell office:value-type="float" office:value="742201" calcext:value-type="float">
            <text:p>742201</text:p>
          </table:table-cell>
        </table:table-row>
        <table:table-row table:style-name="ro1">
          <table:table-cell office:value-type="float" office:value="746521" calcext:value-type="float">
            <text:p>746521</text:p>
          </table:table-cell>
        </table:table-row>
        <table:table-row table:style-name="ro1">
          <table:table-cell office:value-type="float" office:value="741289" calcext:value-type="float">
            <text:p>741289</text:p>
          </table:table-cell>
        </table:table-row>
        <table:table-row table:style-name="ro1">
          <table:table-cell office:value-type="float" office:value="742259" calcext:value-type="float">
            <text:p>742259</text:p>
          </table:table-cell>
        </table:table-row>
        <table:table-row table:style-name="ro1">
          <table:table-cell office:value-type="float" office:value="741318" calcext:value-type="float">
            <text:p>741318</text:p>
          </table:table-cell>
        </table:table-row>
        <table:table-row table:style-name="ro1">
          <table:table-cell office:value-type="float" office:value="736761" calcext:value-type="float">
            <text:p>736761</text:p>
          </table:table-cell>
        </table:table-row>
        <table:table-row table:style-name="ro1">
          <table:table-cell office:value-type="float" office:value="736819" calcext:value-type="float">
            <text:p>736819</text:p>
          </table:table-cell>
        </table:table-row>
        <table:table-row table:style-name="ro1">
          <table:table-cell office:value-type="float" office:value="736732" calcext:value-type="float">
            <text:p>736732</text:p>
          </table:table-cell>
        </table:table-row>
        <table:table-row table:style-name="ro1">
          <table:table-cell office:value-type="float" office:value="737277" calcext:value-type="float">
            <text:p>737277</text:p>
          </table:table-cell>
        </table:table-row>
        <table:table-row table:style-name="ro1">
          <table:table-cell office:value-type="float" office:value="733921" calcext:value-type="float">
            <text:p>733921</text:p>
          </table:table-cell>
        </table:table-row>
        <table:table-row table:style-name="ro1">
          <table:table-cell office:value-type="float" office:value="731494" calcext:value-type="float">
            <text:p>731494</text:p>
          </table:table-cell>
        </table:table-row>
        <table:table-row table:style-name="ro1">
          <table:table-cell office:value-type="float" office:value="730008" calcext:value-type="float">
            <text:p>730008</text:p>
          </table:table-cell>
        </table:table-row>
        <table:table-row table:style-name="ro1">
          <table:table-cell office:value-type="float" office:value="730011" calcext:value-type="float">
            <text:p>730011</text:p>
          </table:table-cell>
        </table:table-row>
        <table:table-row table:style-name="ro1">
          <table:table-cell office:value-type="float" office:value="728581" calcext:value-type="float">
            <text:p>728581</text:p>
          </table:table-cell>
        </table:table-row>
        <table:table-row table:style-name="ro1">
          <table:table-cell office:value-type="float" office:value="733438" calcext:value-type="float">
            <text:p>733438</text:p>
          </table:table-cell>
        </table:table-row>
        <table:table-row table:style-name="ro1">
          <table:table-cell office:value-type="float" office:value="732087" calcext:value-type="float">
            <text:p>732087</text:p>
          </table:table-cell>
        </table:table-row>
        <table:table-row table:style-name="ro1">
          <table:table-cell office:value-type="float" office:value="733897" calcext:value-type="float">
            <text:p>733897</text:p>
          </table:table-cell>
        </table:table-row>
        <table:table-row table:style-name="ro1">
          <table:table-cell office:value-type="float" office:value="732271" calcext:value-type="float">
            <text:p>732271</text:p>
          </table:table-cell>
        </table:table-row>
        <table:table-row table:style-name="ro1">
          <table:table-cell office:value-type="float" office:value="731231" calcext:value-type="float">
            <text:p>731231</text:p>
          </table:table-cell>
        </table:table-row>
        <table:table-row table:style-name="ro1">
          <table:table-cell office:value-type="float" office:value="729238" calcext:value-type="float">
            <text:p>729238</text:p>
          </table:table-cell>
        </table:table-row>
        <table:table-row table:style-name="ro1">
          <table:table-cell office:value-type="float" office:value="731915" calcext:value-type="float">
            <text:p>731915</text:p>
          </table:table-cell>
        </table:table-row>
        <table:table-row table:style-name="ro1">
          <table:table-cell office:value-type="float" office:value="728111" calcext:value-type="float">
            <text:p>728111</text:p>
          </table:table-cell>
        </table:table-row>
        <table:table-row table:style-name="ro1">
          <table:table-cell office:value-type="float" office:value="726775" calcext:value-type="float">
            <text:p>726775</text:p>
          </table:table-cell>
        </table:table-row>
        <table:table-row table:style-name="ro1">
          <table:table-cell office:value-type="float" office:value="726108" calcext:value-type="float">
            <text:p>726108</text:p>
          </table:table-cell>
        </table:table-row>
        <table:table-row table:style-name="ro1">
          <table:table-cell office:value-type="float" office:value="724566" calcext:value-type="float">
            <text:p>724566</text:p>
          </table:table-cell>
        </table:table-row>
        <table:table-row table:style-name="ro1">
          <table:table-cell office:value-type="float" office:value="724238" calcext:value-type="float">
            <text:p>724238</text:p>
          </table:table-cell>
        </table:table-row>
        <table:table-row table:style-name="ro1">
          <table:table-cell office:value-type="float" office:value="724431" calcext:value-type="float">
            <text:p>724431</text:p>
          </table:table-cell>
        </table:table-row>
        <table:table-row table:style-name="ro1">
          <table:table-cell office:value-type="float" office:value="729589" calcext:value-type="float">
            <text:p>729589</text:p>
          </table:table-cell>
        </table:table-row>
        <table:table-row table:style-name="ro1">
          <table:table-cell office:value-type="float" office:value="722221" calcext:value-type="float">
            <text:p>722221</text:p>
          </table:table-cell>
        </table:table-row>
        <table:table-row table:style-name="ro1">
          <table:table-cell office:value-type="float" office:value="723001" calcext:value-type="float">
            <text:p>723001</text:p>
          </table:table-cell>
        </table:table-row>
        <table:table-row table:style-name="ro1">
          <table:table-cell office:value-type="float" office:value="718146" calcext:value-type="float">
            <text:p>718146</text:p>
          </table:table-cell>
        </table:table-row>
        <table:table-row table:style-name="ro1">
          <table:table-cell office:value-type="float" office:value="720104" calcext:value-type="float">
            <text:p>720104</text:p>
          </table:table-cell>
        </table:table-row>
        <table:table-row table:style-name="ro1">
          <table:table-cell office:value-type="float" office:value="721147" calcext:value-type="float">
            <text:p>721147</text:p>
          </table:table-cell>
        </table:table-row>
        <table:table-row table:style-name="ro1">
          <table:table-cell office:value-type="float" office:value="722455" calcext:value-type="float">
            <text:p>722455</text:p>
          </table:table-cell>
        </table:table-row>
        <table:table-row table:style-name="ro1">
          <table:table-cell office:value-type="float" office:value="720030" calcext:value-type="float">
            <text:p>720030</text:p>
          </table:table-cell>
        </table:table-row>
        <table:table-row table:style-name="ro1">
          <table:table-cell office:value-type="float" office:value="718626" calcext:value-type="float">
            <text:p>718626</text:p>
          </table:table-cell>
        </table:table-row>
        <table:table-row table:style-name="ro1">
          <table:table-cell office:value-type="float" office:value="716493" calcext:value-type="float">
            <text:p>716493</text:p>
          </table:table-cell>
        </table:table-row>
        <table:table-row table:style-name="ro1">
          <table:table-cell office:value-type="float" office:value="713238" calcext:value-type="float">
            <text:p>713238</text:p>
          </table:table-cell>
        </table:table-row>
        <table:table-row table:style-name="ro1">
          <table:table-cell office:value-type="float" office:value="712840" calcext:value-type="float">
            <text:p>712840</text:p>
          </table:table-cell>
        </table:table-row>
        <table:table-row table:style-name="ro1">
          <table:table-cell office:value-type="float" office:value="714388" calcext:value-type="float">
            <text:p>714388</text:p>
          </table:table-cell>
        </table:table-row>
        <table:table-row table:style-name="ro1">
          <table:table-cell office:value-type="float" office:value="714803" calcext:value-type="float">
            <text:p>714803</text:p>
          </table:table-cell>
        </table:table-row>
        <table:table-row table:style-name="ro1">
          <table:table-cell office:value-type="float" office:value="711533" calcext:value-type="float">
            <text:p>711533</text:p>
          </table:table-cell>
        </table:table-row>
        <table:table-row table:style-name="ro1">
          <table:table-cell office:value-type="float" office:value="712934" calcext:value-type="float">
            <text:p>712934</text:p>
          </table:table-cell>
        </table:table-row>
        <table:table-row table:style-name="ro1">
          <table:table-cell office:value-type="float" office:value="711546" calcext:value-type="float">
            <text:p>711546</text:p>
          </table:table-cell>
        </table:table-row>
        <table:table-row table:style-name="ro1">
          <table:table-cell office:value-type="float" office:value="707531" calcext:value-type="float">
            <text:p>707531</text:p>
          </table:table-cell>
        </table:table-row>
        <table:table-row table:style-name="ro1">
          <table:table-cell office:value-type="float" office:value="709394" calcext:value-type="float">
            <text:p>709394</text:p>
          </table:table-cell>
        </table:table-row>
        <table:table-row table:style-name="ro1">
          <table:table-cell office:value-type="float" office:value="711363" calcext:value-type="float">
            <text:p>711363</text:p>
          </table:table-cell>
        </table:table-row>
        <table:table-row table:style-name="ro1">
          <table:table-cell office:value-type="float" office:value="706816" calcext:value-type="float">
            <text:p>706816</text:p>
          </table:table-cell>
        </table:table-row>
        <table:table-row table:style-name="ro1">
          <table:table-cell office:value-type="float" office:value="705191" calcext:value-type="float">
            <text:p>705191</text:p>
          </table:table-cell>
        </table:table-row>
        <table:table-row table:style-name="ro1">
          <table:table-cell office:value-type="float" office:value="703531" calcext:value-type="float">
            <text:p>703531</text:p>
          </table:table-cell>
        </table:table-row>
        <table:table-row table:style-name="ro1">
          <table:table-cell office:value-type="float" office:value="701009" calcext:value-type="float">
            <text:p>701009</text:p>
          </table:table-cell>
        </table:table-row>
        <table:table-row table:style-name="ro1">
          <table:table-cell office:value-type="float" office:value="699924" calcext:value-type="float">
            <text:p>699924</text:p>
          </table:table-cell>
        </table:table-row>
        <table:table-row table:style-name="ro1">
          <table:table-cell office:value-type="float" office:value="701945" calcext:value-type="float">
            <text:p>701945</text:p>
          </table:table-cell>
        </table:table-row>
        <table:table-row table:style-name="ro1">
          <table:table-cell office:value-type="float" office:value="703448" calcext:value-type="float">
            <text:p>703448</text:p>
          </table:table-cell>
        </table:table-row>
        <table:table-row table:style-name="ro1">
          <table:table-cell office:value-type="float" office:value="700185" calcext:value-type="float">
            <text:p>700185</text:p>
          </table:table-cell>
        </table:table-row>
        <table:table-row table:style-name="ro1">
          <table:table-cell office:value-type="float" office:value="698645" calcext:value-type="float">
            <text:p>698645</text:p>
          </table:table-cell>
        </table:table-row>
        <table:table-row table:style-name="ro1">
          <table:table-cell office:value-type="float" office:value="695554" calcext:value-type="float">
            <text:p>695554</text:p>
          </table:table-cell>
        </table:table-row>
        <table:table-row table:style-name="ro1">
          <table:table-cell office:value-type="float" office:value="694907" calcext:value-type="float">
            <text:p>694907</text:p>
          </table:table-cell>
        </table:table-row>
        <table:table-row table:style-name="ro1">
          <table:table-cell office:value-type="float" office:value="693388" calcext:value-type="float">
            <text:p>693388</text:p>
          </table:table-cell>
        </table:table-row>
        <table:table-row table:style-name="ro1">
          <table:table-cell office:value-type="float" office:value="693819" calcext:value-type="float">
            <text:p>693819</text:p>
          </table:table-cell>
        </table:table-row>
        <table:table-row table:style-name="ro1">
          <table:table-cell office:value-type="float" office:value="691074" calcext:value-type="float">
            <text:p>691074</text:p>
          </table:table-cell>
        </table:table-row>
        <table:table-row table:style-name="ro1">
          <table:table-cell office:value-type="float" office:value="690563" calcext:value-type="float">
            <text:p>690563</text:p>
          </table:table-cell>
        </table:table-row>
        <table:table-row table:style-name="ro1">
          <table:table-cell office:value-type="float" office:value="690512" calcext:value-type="float">
            <text:p>690512</text:p>
          </table:table-cell>
        </table:table-row>
        <table:table-row table:style-name="ro1">
          <table:table-cell office:value-type="float" office:value="685443" calcext:value-type="float">
            <text:p>685443</text:p>
          </table:table-cell>
        </table:table-row>
        <table:table-row table:style-name="ro1">
          <table:table-cell office:value-type="float" office:value="683176" calcext:value-type="float">
            <text:p>683176</text:p>
          </table:table-cell>
        </table:table-row>
        <table:table-row table:style-name="ro1">
          <table:table-cell office:value-type="float" office:value="682881" calcext:value-type="float">
            <text:p>682881</text:p>
          </table:table-cell>
        </table:table-row>
        <table:table-row table:style-name="ro1">
          <table:table-cell office:value-type="float" office:value="681777" calcext:value-type="float">
            <text:p>681777</text:p>
          </table:table-cell>
        </table:table-row>
        <table:table-row table:style-name="ro1">
          <table:table-cell office:value-type="float" office:value="682006" calcext:value-type="float">
            <text:p>682006</text:p>
          </table:table-cell>
        </table:table-row>
        <table:table-row table:style-name="ro1">
          <table:table-cell office:value-type="float" office:value="681904" calcext:value-type="float">
            <text:p>681904</text:p>
          </table:table-cell>
        </table:table-row>
        <table:table-row table:style-name="ro1">
          <table:table-cell office:value-type="float" office:value="681553" calcext:value-type="float">
            <text:p>681553</text:p>
          </table:table-cell>
        </table:table-row>
        <table:table-row table:style-name="ro1">
          <table:table-cell office:value-type="float" office:value="679012" calcext:value-type="float">
            <text:p>679012</text:p>
          </table:table-cell>
        </table:table-row>
        <table:table-row table:style-name="ro1">
          <table:table-cell office:value-type="float" office:value="679636" calcext:value-type="float">
            <text:p>679636</text:p>
          </table:table-cell>
        </table:table-row>
        <table:table-row table:style-name="ro1">
          <table:table-cell office:value-type="float" office:value="682143" calcext:value-type="float">
            <text:p>682143</text:p>
          </table:table-cell>
        </table:table-row>
        <table:table-row table:style-name="ro1">
          <table:table-cell office:value-type="float" office:value="684741" calcext:value-type="float">
            <text:p>684741</text:p>
          </table:table-cell>
        </table:table-row>
        <table:table-row table:style-name="ro1">
          <table:table-cell office:value-type="float" office:value="684930" calcext:value-type="float">
            <text:p>684930</text:p>
          </table:table-cell>
        </table:table-row>
        <table:table-row table:style-name="ro1">
          <table:table-cell office:value-type="float" office:value="684240" calcext:value-type="float">
            <text:p>684240</text:p>
          </table:table-cell>
        </table:table-row>
        <table:table-row table:style-name="ro1">
          <table:table-cell office:value-type="float" office:value="680105" calcext:value-type="float">
            <text:p>680105</text:p>
          </table:table-cell>
        </table:table-row>
        <table:table-row table:style-name="ro1">
          <table:table-cell office:value-type="float" office:value="680999" calcext:value-type="float">
            <text:p>680999</text:p>
          </table:table-cell>
        </table:table-row>
        <table:table-row table:style-name="ro1">
          <table:table-cell office:value-type="float" office:value="679336" calcext:value-type="float">
            <text:p>679336</text:p>
          </table:table-cell>
        </table:table-row>
        <table:table-row table:style-name="ro1">
          <table:table-cell office:value-type="float" office:value="682017" calcext:value-type="float">
            <text:p>682017</text:p>
          </table:table-cell>
        </table:table-row>
        <table:table-row table:style-name="ro1">
          <table:table-cell office:value-type="float" office:value="685061" calcext:value-type="float">
            <text:p>685061</text:p>
          </table:table-cell>
        </table:table-row>
        <table:table-row table:style-name="ro1">
          <table:table-cell office:value-type="float" office:value="683801" calcext:value-type="float">
            <text:p>683801</text:p>
          </table:table-cell>
        </table:table-row>
        <table:table-row table:style-name="ro1">
          <table:table-cell office:value-type="float" office:value="682792" calcext:value-type="float">
            <text:p>682792</text:p>
          </table:table-cell>
        </table:table-row>
        <table:table-row table:style-name="ro1">
          <table:table-cell office:value-type="float" office:value="681158" calcext:value-type="float">
            <text:p>681158</text:p>
          </table:table-cell>
        </table:table-row>
        <table:table-row table:style-name="ro1">
          <table:table-cell office:value-type="float" office:value="681060" calcext:value-type="float">
            <text:p>681060</text:p>
          </table:table-cell>
        </table:table-row>
        <table:table-row table:style-name="ro1">
          <table:table-cell office:value-type="float" office:value="685667" calcext:value-type="float">
            <text:p>685667</text:p>
          </table:table-cell>
        </table:table-row>
        <table:table-row table:style-name="ro1">
          <table:table-cell office:value-type="float" office:value="684132" calcext:value-type="float">
            <text:p>684132</text:p>
          </table:table-cell>
        </table:table-row>
        <table:table-row table:style-name="ro1">
          <table:table-cell office:value-type="float" office:value="686323" calcext:value-type="float">
            <text:p>686323</text:p>
          </table:table-cell>
        </table:table-row>
        <table:table-row table:style-name="ro1">
          <table:table-cell office:value-type="float" office:value="685267" calcext:value-type="float">
            <text:p>685267</text:p>
          </table:table-cell>
        </table:table-row>
        <table:table-row table:style-name="ro1">
          <table:table-cell office:value-type="float" office:value="681683" calcext:value-type="float">
            <text:p>681683</text:p>
          </table:table-cell>
        </table:table-row>
        <table:table-row table:style-name="ro1">
          <table:table-cell office:value-type="float" office:value="680589" calcext:value-type="float">
            <text:p>680589</text:p>
          </table:table-cell>
        </table:table-row>
        <table:table-row table:style-name="ro1">
          <table:table-cell office:value-type="float" office:value="680799" calcext:value-type="float">
            <text:p>680799</text:p>
          </table:table-cell>
        </table:table-row>
        <table:table-row table:style-name="ro1">
          <table:table-cell office:value-type="float" office:value="692583" calcext:value-type="float">
            <text:p>692583</text:p>
          </table:table-cell>
        </table:table-row>
        <table:table-row table:style-name="ro1">
          <table:table-cell office:value-type="float" office:value="683722" calcext:value-type="float">
            <text:p>683722</text:p>
          </table:table-cell>
        </table:table-row>
        <table:table-row table:style-name="ro1">
          <table:table-cell office:value-type="float" office:value="685978" calcext:value-type="float">
            <text:p>685978</text:p>
          </table:table-cell>
        </table:table-row>
        <table:table-row table:style-name="ro1">
          <table:table-cell office:value-type="float" office:value="682883" calcext:value-type="float">
            <text:p>682883</text:p>
          </table:table-cell>
        </table:table-row>
        <table:table-row table:style-name="ro1">
          <table:table-cell office:value-type="float" office:value="682265" calcext:value-type="float">
            <text:p>682265</text:p>
          </table:table-cell>
        </table:table-row>
        <table:table-row table:style-name="ro1">
          <table:table-cell office:value-type="float" office:value="680812" calcext:value-type="float">
            <text:p>680812</text:p>
          </table:table-cell>
        </table:table-row>
        <table:table-row table:style-name="ro1">
          <table:table-cell office:value-type="float" office:value="682654" calcext:value-type="float">
            <text:p>682654</text:p>
          </table:table-cell>
        </table:table-row>
        <table:table-row table:style-name="ro1">
          <table:table-cell office:value-type="float" office:value="684523" calcext:value-type="float">
            <text:p>684523</text:p>
          </table:table-cell>
        </table:table-row>
        <table:table-row table:style-name="ro1">
          <table:table-cell office:value-type="float" office:value="684423" calcext:value-type="float">
            <text:p>684423</text:p>
          </table:table-cell>
        </table:table-row>
        <table:table-row table:style-name="ro1">
          <table:table-cell office:value-type="float" office:value="683625" calcext:value-type="float">
            <text:p>683625</text:p>
          </table:table-cell>
        </table:table-row>
        <table:table-row table:style-name="ro1">
          <table:table-cell office:value-type="float" office:value="682474" calcext:value-type="float">
            <text:p>682474</text:p>
          </table:table-cell>
        </table:table-row>
        <table:table-row table:style-name="ro1">
          <table:table-cell office:value-type="float" office:value="680532" calcext:value-type="float">
            <text:p>680532</text:p>
          </table:table-cell>
        </table:table-row>
        <table:table-row table:style-name="ro1">
          <table:table-cell office:value-type="float" office:value="681985" calcext:value-type="float">
            <text:p>681985</text:p>
          </table:table-cell>
        </table:table-row>
        <table:table-row table:style-name="ro1">
          <table:table-cell office:value-type="float" office:value="693675" calcext:value-type="float">
            <text:p>693675</text:p>
          </table:table-cell>
        </table:table-row>
        <table:table-row table:style-name="ro1">
          <table:table-cell office:value-type="float" office:value="684708" calcext:value-type="float">
            <text:p>684708</text:p>
          </table:table-cell>
        </table:table-row>
        <table:table-row table:style-name="ro1">
          <table:table-cell office:value-type="float" office:value="684982" calcext:value-type="float">
            <text:p>684982</text:p>
          </table:table-cell>
        </table:table-row>
        <table:table-row table:style-name="ro1">
          <table:table-cell office:value-type="float" office:value="683684" calcext:value-type="float">
            <text:p>683684</text:p>
          </table:table-cell>
        </table:table-row>
        <table:table-row table:style-name="ro1">
          <table:table-cell office:value-type="float" office:value="681552" calcext:value-type="float">
            <text:p>681552</text:p>
          </table:table-cell>
        </table:table-row>
        <table:table-row table:style-name="ro1">
          <table:table-cell office:value-type="float" office:value="681157" calcext:value-type="float">
            <text:p>681157</text:p>
          </table:table-cell>
        </table:table-row>
        <table:table-row table:style-name="ro1">
          <table:table-cell office:value-type="float" office:value="685860" calcext:value-type="float">
            <text:p>685860</text:p>
          </table:table-cell>
        </table:table-row>
        <table:table-row table:style-name="ro1">
          <table:table-cell office:value-type="float" office:value="684473" calcext:value-type="float">
            <text:p>684473</text:p>
          </table:table-cell>
        </table:table-row>
        <table:table-row table:style-name="ro1">
          <table:table-cell office:value-type="float" office:value="685254" calcext:value-type="float">
            <text:p>685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1:27:19.640539854</meta:creation-date>
    <dc:date>2022-06-23T11:32:17.808535031</dc:date>
    <meta:editing-duration>PT5M1S</meta:editing-duration>
    <meta:editing-cycles>1</meta:editing-cycles>
    <meta:document-statistic meta:table-count="1" meta:cell-count="931" meta:object-count="1"/>
    <meta:generator>LibreOffice/7.0.4.2$Linux_AARCH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17cm" svg:height="10.978cm" xlink:href=".." xlink:type="simple" chart:class="chart:line" chart:style-name="ch1">
        <chart:title svg:x="9.238cm" svg:y="0.355cm" chart:style-name="ch2">
          <text:p>Test</text:p>
        </chart:title>
        <chart:legend chart:legend-position="end" svg:x="17.194cm" svg:y="5.19cm" style:legend-expansion="high" chart:style-name="ch3"/>
        <chart:plot-area chart:style-name="ch4" table:cell-range-address="Sheet1.A1:Sheet1.A1000" chart:data-source-has-labels="row" svg:x="1.401cm" svg:y="1.353cm" svg:width="15.403cm" svg:height="8.425cm">
          <chart:coordinate-region svg:x="2.763cm" svg:y="1.353cm" svg:width="14.041cm" svg:height="7.302cm"/>
          <chart:axis chart:dimension="x" chart:name="primary-x" chart:style-name="ch5">
            <chart:title svg:x="8.264cm" svg:y="9.997cm" chart:style-name="ch6">
              <text:p>Activations</text:p>
            </chart:title>
          </chart:axis>
          <chart:axis chart:dimension="y" chart:name="primary-y" chart:style-name="ch5">
            <chart:title svg:x="0.451cm" svg:y="6.125cm" chart:style-name="ch7">
              <text:p>Weight</text:p>
            </chart:title>
            <chart:grid chart:style-name="ch8" chart:class="major"/>
          </chart:axis>
          <chart:series chart:style-name="ch9" chart:values-cell-range-address="Sheet1.A1:Sheet1.A1000" loext:label-string="weight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0189">
                <text:p>760189</text:p>
                <draw:g>
                  <svg:desc>Sheet1.A1:Sheet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6412">
                <text:p>756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1270">
                <text:p>761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0516">
                <text:p>760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0108">
                <text:p>76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9072">
                <text:p>759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710">
                <text:p>760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071">
                <text:p>760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055">
                <text:p>76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942">
                <text:p>759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9220">
                <text:p>759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0401">
                <text:p>760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0409">
                <text:p>760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0517">
                <text:p>760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0231">
                <text:p>760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387">
                <text:p>760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9444">
                <text:p>759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9951">
                <text:p>759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8174">
                <text:p>758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9906">
                <text:p>759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9919">
                <text:p>759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75">
                <text:p>759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9924">
                <text:p>759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9688">
                <text:p>759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8732">
                <text:p>758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8640">
                <text:p>7586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0449">
                <text:p>760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0097">
                <text:p>760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9976">
                <text:p>759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0164">
                <text:p>760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068">
                <text:p>759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057">
                <text:p>759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2058">
                <text:p>762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378">
                <text:p>760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379">
                <text:p>7603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9925">
                <text:p>759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9041">
                <text:p>7590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9683">
                <text:p>7596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8533">
                <text:p>758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0278">
                <text:p>760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0938">
                <text:p>760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0442">
                <text:p>760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9778">
                <text:p>759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440">
                <text:p>760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7730">
                <text:p>7577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9734">
                <text:p>759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0467">
                <text:p>760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0344">
                <text:p>760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9929">
                <text:p>759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9628">
                <text:p>759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8986">
                <text:p>758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019">
                <text:p>760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0393">
                <text:p>760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0252">
                <text:p>760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0234">
                <text:p>760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0411">
                <text:p>760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9834">
                <text:p>759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9323">
                <text:p>759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2213">
                <text:p>762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0790">
                <text:p>7607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0981">
                <text:p>760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9894">
                <text:p>759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9712">
                <text:p>759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9252">
                <text:p>7592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8405">
                <text:p>758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0461">
                <text:p>7604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342">
                <text:p>760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9790">
                <text:p>7597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82">
                <text:p>759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9398">
                <text:p>759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8473">
                <text:p>758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2395">
                <text:p>762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0516">
                <text:p>760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0022">
                <text:p>760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8">
                <text:p>760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8610">
                <text:p>758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9168">
                <text:p>7591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9555">
                <text:p>759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0784">
                <text:p>760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0393">
                <text:p>760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0008">
                <text:p>760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9180">
                <text:p>759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9591">
                <text:p>75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7822">
                <text:p>757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8993">
                <text:p>758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0153">
                <text:p>760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0184">
                <text:p>760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9974">
                <text:p>759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9742">
                <text:p>759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8392">
                <text:p>758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8892">
                <text:p>7588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0168">
                <text:p>760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0140">
                <text:p>760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0042">
                <text:p>760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9893">
                <text:p>7598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9039">
                <text:p>759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8945">
                <text:p>758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2480">
                <text:p>762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0441">
                <text:p>760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0073">
                <text:p>760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0062">
                <text:p>7600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9305">
                <text:p>7593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9592">
                <text:p>759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8076">
                <text:p>758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0128">
                <text:p>760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0312">
                <text:p>7603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0411">
                <text:p>760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0051">
                <text:p>760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9846">
                <text:p>7598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8002">
                <text:p>758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1133">
                <text:p>761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0454">
                <text:p>760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0301">
                <text:p>7603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0100">
                <text:p>760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9642">
                <text:p>7596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9207">
                <text:p>7592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0292">
                <text:p>760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1699">
                <text:p>761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0448">
                <text:p>760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0638">
                <text:p>760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0184">
                <text:p>760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9896">
                <text:p>759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9491">
                <text:p>7594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2083">
                <text:p>762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1494">
                <text:p>7614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1467">
                <text:p>761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0284">
                <text:p>760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60494">
                <text:p>760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9825">
                <text:p>759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9302">
                <text:p>7593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1242">
                <text:p>761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61368">
                <text:p>7613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0925">
                <text:p>760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0511">
                <text:p>760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0624">
                <text:p>7606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0525">
                <text:p>760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63891">
                <text:p>763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1792">
                <text:p>761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1693">
                <text:p>761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1756">
                <text:p>761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0425">
                <text:p>760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0922">
                <text:p>760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9825">
                <text:p>7598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3437">
                <text:p>7634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1940">
                <text:p>7619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1657">
                <text:p>7616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60685">
                <text:p>7606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1841">
                <text:p>761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9368">
                <text:p>7593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1634">
                <text:p>7616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1863">
                <text:p>7618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1968">
                <text:p>761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689">
                <text:p>760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1768">
                <text:p>761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0118">
                <text:p>760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1259">
                <text:p>761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2084">
                <text:p>762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2261">
                <text:p>7622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2265">
                <text:p>7622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1940">
                <text:p>7619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1197">
                <text:p>761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1422">
                <text:p>7614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5338">
                <text:p>7653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2674">
                <text:p>7626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2580">
                <text:p>7625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2287">
                <text:p>7622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2107">
                <text:p>762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1979">
                <text:p>7619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0816">
                <text:p>7608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2478">
                <text:p>7624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2926">
                <text:p>762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2668">
                <text:p>762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2839">
                <text:p>7628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2800">
                <text:p>7628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1167">
                <text:p>7611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3378">
                <text:p>7633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3041">
                <text:p>7630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3088">
                <text:p>7630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2960">
                <text:p>762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2591">
                <text:p>7625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2236">
                <text:p>7622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2538">
                <text:p>7625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3670">
                <text:p>7636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3357">
                <text:p>7633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3711">
                <text:p>7637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2760">
                <text:p>7627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62839">
                <text:p>7628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1510">
                <text:p>7615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4574">
                <text:p>764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3598">
                <text:p>763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3759">
                <text:p>7637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2544">
                <text:p>7625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3212">
                <text:p>7632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1992">
                <text:p>7619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2262">
                <text:p>762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4260">
                <text:p>7642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4881">
                <text:p>7648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64257">
                <text:p>7642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4655">
                <text:p>7646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2724">
                <text:p>7627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62577">
                <text:p>7625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6553">
                <text:p>7665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64780">
                <text:p>7647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65296">
                <text:p>765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64894">
                <text:p>7648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2168">
                <text:p>7621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2398">
                <text:p>7623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1428">
                <text:p>7614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3219">
                <text:p>763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4980">
                <text:p>7649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4679">
                <text:p>7646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2927">
                <text:p>7629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3094">
                <text:p>7630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0910">
                <text:p>7609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4327">
                <text:p>7643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4964">
                <text:p>7649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4580">
                <text:p>7645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64018">
                <text:p>764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63895">
                <text:p>7638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2093">
                <text:p>7620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4199">
                <text:p>7641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5382">
                <text:p>7653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4948">
                <text:p>764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64902">
                <text:p>7649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4758">
                <text:p>7647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3807">
                <text:p>7638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2338">
                <text:p>7623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67108">
                <text:p>767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6384">
                <text:p>7663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6588">
                <text:p>7665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3855">
                <text:p>7638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4619">
                <text:p>764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4039">
                <text:p>764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2223">
                <text:p>7622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66073">
                <text:p>7660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6526">
                <text:p>766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6080">
                <text:p>7660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6501">
                <text:p>766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4793">
                <text:p>7647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3577">
                <text:p>7635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9435">
                <text:p>7694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7577">
                <text:p>7675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67886">
                <text:p>7678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7968">
                <text:p>7679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4465">
                <text:p>7644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6035">
                <text:p>7660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5632">
                <text:p>7656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8971">
                <text:p>768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8452">
                <text:p>768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8412">
                <text:p>7684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6881">
                <text:p>766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7856">
                <text:p>7678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3863">
                <text:p>7638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67373">
                <text:p>767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9401">
                <text:p>7694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69262">
                <text:p>769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8284">
                <text:p>7682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8969">
                <text:p>7689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5290">
                <text:p>7652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67443">
                <text:p>7674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9712">
                <text:p>769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9485">
                <text:p>7694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70395">
                <text:p>7703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69798">
                <text:p>7697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7363">
                <text:p>7673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7613">
                <text:p>7676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2556">
                <text:p>7725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71260">
                <text:p>7712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1106">
                <text:p>771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0757">
                <text:p>7707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8589">
                <text:p>768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9593">
                <text:p>7695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7050">
                <text:p>7670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0820">
                <text:p>7708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1021">
                <text:p>771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1519">
                <text:p>7715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0428">
                <text:p>770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0288">
                <text:p>7702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67740">
                <text:p>7677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3457">
                <text:p>7734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1992">
                <text:p>771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2439">
                <text:p>7724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1924">
                <text:p>7719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0089">
                <text:p>7700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69741">
                <text:p>7697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72043">
                <text:p>7720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2848">
                <text:p>7728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2698">
                <text:p>7726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3262">
                <text:p>7732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1487">
                <text:p>7714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0468">
                <text:p>7704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69255">
                <text:p>769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5641">
                <text:p>7756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71895">
                <text:p>771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4190">
                <text:p>7741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2217">
                <text:p>7722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71443">
                <text:p>7714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70935">
                <text:p>7709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0028">
                <text:p>770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4381">
                <text:p>7743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4448">
                <text:p>7744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4495">
                <text:p>7744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3868">
                <text:p>7738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2306">
                <text:p>7723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0748">
                <text:p>7707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78420">
                <text:p>7784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4448">
                <text:p>7744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5260">
                <text:p>7752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5536">
                <text:p>775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1949">
                <text:p>7719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4504">
                <text:p>7745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1574">
                <text:p>7715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8867">
                <text:p>7788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75785">
                <text:p>7757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75634">
                <text:p>7756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4362">
                <text:p>7743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5054">
                <text:p>7750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0673">
                <text:p>7706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75300">
                <text:p>7753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5983">
                <text:p>7759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7249">
                <text:p>7772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4927">
                <text:p>7749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6177">
                <text:p>7761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3141">
                <text:p>773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5674">
                <text:p>7756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6609">
                <text:p>7766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6678">
                <text:p>7766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6898">
                <text:p>7768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5782">
                <text:p>7757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4761">
                <text:p>7747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998">
                <text:p>7739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8946">
                <text:p>7789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6099">
                <text:p>7760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7082">
                <text:p>7770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832">
                <text:p>7748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4405">
                <text:p>7744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3507">
                <text:p>7735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2424">
                <text:p>7724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2834">
                <text:p>7728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3092">
                <text:p>7730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4631">
                <text:p>7746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3734">
                <text:p>7737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2361">
                <text:p>7723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1415">
                <text:p>7714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1537">
                <text:p>7715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2230">
                <text:p>7722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1495">
                <text:p>7714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1288">
                <text:p>7712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69189">
                <text:p>7691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68835">
                <text:p>7688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9749">
                <text:p>7697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9820">
                <text:p>7698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9711">
                <text:p>7697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9822">
                <text:p>7698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8886">
                <text:p>7688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68873">
                <text:p>7688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66266">
                <text:p>7662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8949">
                <text:p>7689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7219">
                <text:p>7672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8026">
                <text:p>7680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7405">
                <text:p>7674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7216">
                <text:p>7672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5440">
                <text:p>7654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5782">
                <text:p>7657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7269">
                <text:p>7672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6658">
                <text:p>7666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65568">
                <text:p>7655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6186">
                <text:p>7661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3342">
                <text:p>7633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3160">
                <text:p>7631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67410">
                <text:p>7674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4955">
                <text:p>7649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5888">
                <text:p>7658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5160">
                <text:p>7651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63254">
                <text:p>7632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4919">
                <text:p>7649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62358">
                <text:p>7623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65067">
                <text:p>7650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4399">
                <text:p>7643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3973">
                <text:p>7639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744">
                <text:p>7627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287">
                <text:p>7632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1374">
                <text:p>7613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3655">
                <text:p>7636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3567">
                <text:p>7635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3856">
                <text:p>7638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3144">
                <text:p>763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63295">
                <text:p>7632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62003">
                <text:p>7620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63663">
                <text:p>7636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63176">
                <text:p>7631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62957">
                <text:p>7629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63838">
                <text:p>7638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62161">
                <text:p>7621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61932">
                <text:p>7619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61779">
                <text:p>7617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8302">
                <text:p>7683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63242">
                <text:p>7632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2983">
                <text:p>7629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1404">
                <text:p>7614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61465">
                <text:p>7614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61486">
                <text:p>7614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61090">
                <text:p>7610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2126">
                <text:p>7621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62073">
                <text:p>762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1429">
                <text:p>7614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0892">
                <text:p>7608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0235">
                <text:p>7602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0431">
                <text:p>7604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4113">
                <text:p>764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1382">
                <text:p>7613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1382">
                <text:p>761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0762">
                <text:p>7607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59295">
                <text:p>7592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0562">
                <text:p>7605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3551">
                <text:p>7635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1112">
                <text:p>7611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0834">
                <text:p>7608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1180">
                <text:p>761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59410">
                <text:p>7594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0284">
                <text:p>7602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59208">
                <text:p>7592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63422">
                <text:p>7634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0815">
                <text:p>7608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0670">
                <text:p>7606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9810">
                <text:p>7598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60581">
                <text:p>7605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59444">
                <text:p>7594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9565">
                <text:p>7595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1095">
                <text:p>7610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1160">
                <text:p>7611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61142">
                <text:p>7611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0334">
                <text:p>76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59752">
                <text:p>759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59923">
                <text:p>7599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7127">
                <text:p>7671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1134">
                <text:p>7611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0949">
                <text:p>7609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0048">
                <text:p>760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9967">
                <text:p>7599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60481">
                <text:p>7604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59627">
                <text:p>7596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61167">
                <text:p>7611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2760">
                <text:p>7627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61706">
                <text:p>7617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60454">
                <text:p>760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61197">
                <text:p>7611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60005">
                <text:p>7600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62521">
                <text:p>7625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2100">
                <text:p>762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62115">
                <text:p>7621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61798">
                <text:p>7617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0789">
                <text:p>7607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61045">
                <text:p>7610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63605">
                <text:p>7636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62892">
                <text:p>762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2340">
                <text:p>7623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63175">
                <text:p>7631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61562">
                <text:p>7615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62199">
                <text:p>7621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0947">
                <text:p>7609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7265">
                <text:p>7672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2781">
                <text:p>7627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2895">
                <text:p>7628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1215">
                <text:p>7612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61287">
                <text:p>7612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61145">
                <text:p>761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0841">
                <text:p>7608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3172">
                <text:p>7631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3361">
                <text:p>7633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2716">
                <text:p>7627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62746">
                <text:p>7627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1482">
                <text:p>7614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61596">
                <text:p>7615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7560">
                <text:p>76756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3173">
                <text:p>7631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3066">
                <text:p>7630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3223">
                <text:p>7632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1197">
                <text:p>761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2207">
                <text:p>7622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3430">
                <text:p>7634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3629">
                <text:p>7636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62896">
                <text:p>7628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2794">
                <text:p>7627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61018">
                <text:p>7610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62120">
                <text:p>7621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59667">
                <text:p>759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2312">
                <text:p>7623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62904">
                <text:p>7629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61738">
                <text:p>7617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61190">
                <text:p>761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61716">
                <text:p>7617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60227">
                <text:p>7602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1178">
                <text:p>7611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61800">
                <text:p>7618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2638">
                <text:p>7626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2637">
                <text:p>7626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1201">
                <text:p>7612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0475">
                <text:p>7604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0575">
                <text:p>7605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86431">
                <text:p>7864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2056">
                <text:p>7620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61957">
                <text:p>7619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0954">
                <text:p>7609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0093">
                <text:p>7600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60558">
                <text:p>7605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59355">
                <text:p>7593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60970">
                <text:p>76097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60847">
                <text:p>7608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60512">
                <text:p>7605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59904">
                <text:p>7599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59848">
                <text:p>7598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58438">
                <text:p>7584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62900">
                <text:p>7629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59907">
                <text:p>7599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0496">
                <text:p>760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59621">
                <text:p>7596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58239">
                <text:p>7582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58589">
                <text:p>7585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59266">
                <text:p>7592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61177">
                <text:p>7611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59332">
                <text:p>7593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9737">
                <text:p>7597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58249">
                <text:p>7582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58557">
                <text:p>7585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57348">
                <text:p>7573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64577">
                <text:p>7645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58709">
                <text:p>7587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58800">
                <text:p>7588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57133">
                <text:p>7571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58111">
                <text:p>7581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5932">
                <text:p>7559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6540">
                <text:p>75654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57378">
                <text:p>7573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57803">
                <text:p>7578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56991">
                <text:p>7569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56747">
                <text:p>7567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5289">
                <text:p>7552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55695">
                <text:p>7556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62856">
                <text:p>7628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6159">
                <text:p>756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55806">
                <text:p>7558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55854">
                <text:p>7558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54114">
                <text:p>7541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6144">
                <text:p>756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54698">
                <text:p>7546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9228">
                <text:p>7592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56430">
                <text:p>75643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56728">
                <text:p>7567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55044">
                <text:p>7550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56090">
                <text:p>756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3784">
                <text:p>7537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56284">
                <text:p>7562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55835">
                <text:p>7558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56397">
                <text:p>7563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55258">
                <text:p>7552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55494">
                <text:p>7554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4249">
                <text:p>7542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55540">
                <text:p>75554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5766">
                <text:p>7557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55370">
                <text:p>7553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5180">
                <text:p>7551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54423">
                <text:p>7544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53890">
                <text:p>7538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3723">
                <text:p>7537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61484">
                <text:p>7614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54474">
                <text:p>7544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54971">
                <text:p>7549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53505">
                <text:p>7535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53943">
                <text:p>7539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4125">
                <text:p>7541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53792">
                <text:p>7537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4619">
                <text:p>7546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5398">
                <text:p>7553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4667">
                <text:p>7546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4468">
                <text:p>7544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4400">
                <text:p>7544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9468">
                <text:p>7594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60843">
                <text:p>7608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60125">
                <text:p>7601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60132">
                <text:p>7601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59729">
                <text:p>7597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57447">
                <text:p>7574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8903">
                <text:p>7589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59683">
                <text:p>7596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60473">
                <text:p>7604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59924">
                <text:p>7599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60355">
                <text:p>7603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8931">
                <text:p>7589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60206">
                <text:p>7602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57916">
                <text:p>7579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63318">
                <text:p>7633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9758">
                <text:p>7597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61240">
                <text:p>7612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9431">
                <text:p>7594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61011">
                <text:p>7610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9188">
                <text:p>7591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59724">
                <text:p>7597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60737">
                <text:p>7607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61502">
                <text:p>7615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9799">
                <text:p>7597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59459">
                <text:p>7594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57168">
                <text:p>7571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57125">
                <text:p>757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5320">
                <text:p>76532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55687">
                <text:p>7556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5779">
                <text:p>7557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55219">
                <text:p>7552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54580">
                <text:p>7545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54268">
                <text:p>7542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52854">
                <text:p>7528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53441">
                <text:p>7534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53952">
                <text:p>7539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53958">
                <text:p>7539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3639">
                <text:p>7536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4157">
                <text:p>7541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53425">
                <text:p>7534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55627">
                <text:p>7556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55036">
                <text:p>7550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4858">
                <text:p>7548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53843">
                <text:p>7538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52270">
                <text:p>75227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4368">
                <text:p>7543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58357">
                <text:p>7583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53318">
                <text:p>7533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51089">
                <text:p>7510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9643">
                <text:p>7496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7547">
                <text:p>7475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7397">
                <text:p>7473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47196">
                <text:p>7471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7085">
                <text:p>7570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1879">
                <text:p>7518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196">
                <text:p>7541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062">
                <text:p>7550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7164">
                <text:p>7571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8716">
                <text:p>7587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0686">
                <text:p>7606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4265">
                <text:p>7642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6450">
                <text:p>7664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6477">
                <text:p>7664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8094">
                <text:p>7680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7976">
                <text:p>7679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9573">
                <text:p>7695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3576">
                <text:p>7735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4083">
                <text:p>7740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4917">
                <text:p>7749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6119">
                <text:p>7761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4813">
                <text:p>7748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5935">
                <text:p>7759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449">
                <text:p>7844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9520">
                <text:p>7795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80169">
                <text:p>7801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1015">
                <text:p>7810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0392">
                <text:p>7803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1885">
                <text:p>7818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0097">
                <text:p>7800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4240">
                <text:p>7842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897">
                <text:p>7848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463">
                <text:p>7854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4865">
                <text:p>7848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6003">
                <text:p>7860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4154">
                <text:p>7841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6582">
                <text:p>7865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4474">
                <text:p>7944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3518">
                <text:p>7935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1463">
                <text:p>7914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1268">
                <text:p>7912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1042">
                <text:p>7910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1872">
                <text:p>7918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1302">
                <text:p>801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4792">
                <text:p>7947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5790">
                <text:p>7957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6014">
                <text:p>7960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5210">
                <text:p>7952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6292">
                <text:p>796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0957">
                <text:p>8009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8473">
                <text:p>7984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9031">
                <text:p>7990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0239">
                <text:p>8002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01204">
                <text:p>8012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1950">
                <text:p>8019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02313">
                <text:p>8023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05303">
                <text:p>8053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07124">
                <text:p>8071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07735">
                <text:p>8077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8436">
                <text:p>8084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07737">
                <text:p>8077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09123">
                <text:p>8091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7808">
                <text:p>8178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3810">
                <text:p>8138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5003">
                <text:p>8150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6170">
                <text:p>8161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15091">
                <text:p>8150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6670">
                <text:p>8166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17614">
                <text:p>8176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6394">
                <text:p>8263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19403">
                <text:p>8194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0630">
                <text:p>82063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19966">
                <text:p>8199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1306">
                <text:p>8213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19800">
                <text:p>8198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21847">
                <text:p>8218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22928">
                <text:p>8229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23742">
                <text:p>8237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23067">
                <text:p>8230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23996">
                <text:p>8239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23294">
                <text:p>8232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24313">
                <text:p>8243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26113">
                <text:p>8261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26244">
                <text:p>8262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26480">
                <text:p>82648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26552">
                <text:p>8265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24673">
                <text:p>8246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25790">
                <text:p>82579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969">
                <text:p>8369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26685">
                <text:p>8266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26576">
                <text:p>8265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26475">
                <text:p>8264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24230">
                <text:p>82423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6263">
                <text:p>8262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4356">
                <text:p>8243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6699">
                <text:p>8266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7550">
                <text:p>8275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7297">
                <text:p>8272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6285">
                <text:p>82628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6509">
                <text:p>8265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6143">
                <text:p>8261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7670">
                <text:p>82767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25722">
                <text:p>8257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26917">
                <text:p>8269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24347">
                <text:p>8243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24856">
                <text:p>8248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24315">
                <text:p>8243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22891">
                <text:p>8228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29433">
                <text:p>8294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23873">
                <text:p>8238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22000">
                <text:p>822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18973">
                <text:p>8189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18989">
                <text:p>8189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17959">
                <text:p>8179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24157">
                <text:p>8241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18515">
                <text:p>8185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18843">
                <text:p>8188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15140">
                <text:p>8151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14662">
                <text:p>8146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14935">
                <text:p>8149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13224">
                <text:p>8132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15964">
                <text:p>8159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16065">
                <text:p>8160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16554">
                <text:p>8165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14367">
                <text:p>8143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13972">
                <text:p>8139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13312">
                <text:p>8133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25133">
                <text:p>8251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13398">
                <text:p>8133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14014">
                <text:p>8140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12640">
                <text:p>8126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11400">
                <text:p>8114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11043">
                <text:p>811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13493">
                <text:p>8134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19250">
                <text:p>8192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11056">
                <text:p>8110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10411">
                <text:p>8104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318">
                <text:p>8063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07397">
                <text:p>8073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4927">
                <text:p>8049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7587">
                <text:p>8075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5641">
                <text:p>80564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6064">
                <text:p>8060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3351">
                <text:p>8033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03431">
                <text:p>8034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99774">
                <text:p>7997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2552">
                <text:p>8025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0929">
                <text:p>8009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9995">
                <text:p>7999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99204">
                <text:p>7992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97399">
                <text:p>7973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5857">
                <text:p>7958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6143">
                <text:p>7961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6690">
                <text:p>80669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6478">
                <text:p>7964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5602">
                <text:p>7956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2196">
                <text:p>7921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0264">
                <text:p>7902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8612">
                <text:p>7886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7535">
                <text:p>7875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8607">
                <text:p>7886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695">
                <text:p>7876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79743">
                <text:p>7797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74936">
                <text:p>7749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73479">
                <text:p>77347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70718">
                <text:p>7707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77134">
                <text:p>7771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70207">
                <text:p>7702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67783">
                <text:p>7677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65688">
                <text:p>7656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63708">
                <text:p>7637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62103">
                <text:p>7621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63085">
                <text:p>7630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61258">
                <text:p>7612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57709">
                <text:p>7577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57730">
                <text:p>75773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52705">
                <text:p>7527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53406">
                <text:p>7534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50175">
                <text:p>7501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54864">
                <text:p>7548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48641">
                <text:p>7486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47639">
                <text:p>74763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44574">
                <text:p>7445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45129">
                <text:p>7451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4536">
                <text:p>7445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5545">
                <text:p>74554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44844">
                <text:p>7448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46617">
                <text:p>7466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43407">
                <text:p>7434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42878">
                <text:p>7428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41190">
                <text:p>74119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42201">
                <text:p>7422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46521">
                <text:p>7465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41289">
                <text:p>7412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42259">
                <text:p>7422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41318">
                <text:p>7413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36761">
                <text:p>7367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36819">
                <text:p>7368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36732">
                <text:p>736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37277">
                <text:p>7372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3921">
                <text:p>7339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31494">
                <text:p>7314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30008">
                <text:p>7300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0011">
                <text:p>7300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28581">
                <text:p>7285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33438">
                <text:p>7334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32087">
                <text:p>7320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33897">
                <text:p>7338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32271">
                <text:p>7322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1231">
                <text:p>7312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29238">
                <text:p>7292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31915">
                <text:p>7319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28111">
                <text:p>7281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26775">
                <text:p>7267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26108">
                <text:p>7261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24566">
                <text:p>7245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4238">
                <text:p>7242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24431">
                <text:p>7244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29589">
                <text:p>7295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22221">
                <text:p>7222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23001">
                <text:p>723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18146">
                <text:p>7181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20104">
                <text:p>7201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21147">
                <text:p>72114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22455">
                <text:p>7224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20030">
                <text:p>7200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18626">
                <text:p>7186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16493">
                <text:p>7164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13238">
                <text:p>7132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12840">
                <text:p>71284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14388">
                <text:p>7143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14803">
                <text:p>7148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11533">
                <text:p>7115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12934">
                <text:p>7129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11546">
                <text:p>7115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07531">
                <text:p>7075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09394">
                <text:p>7093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11363">
                <text:p>7113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06816">
                <text:p>7068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05191">
                <text:p>7051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03531">
                <text:p>7035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01009">
                <text:p>7010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99924">
                <text:p>6999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01945">
                <text:p>7019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03448">
                <text:p>7034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00185">
                <text:p>7001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98645">
                <text:p>6986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95554">
                <text:p>6955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94907">
                <text:p>6949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93388">
                <text:p>6933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93819">
                <text:p>6938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91074">
                <text:p>69107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0563">
                <text:p>6905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90512">
                <text:p>6905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85443">
                <text:p>6854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3176">
                <text:p>6831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82881">
                <text:p>6828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81777">
                <text:p>6817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82006">
                <text:p>68200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81904">
                <text:p>6819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81553">
                <text:p>6815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79012">
                <text:p>6790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79636">
                <text:p>6796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82143">
                <text:p>6821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84741">
                <text:p>6847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84930">
                <text:p>68493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84240">
                <text:p>6842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80105">
                <text:p>6801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0999">
                <text:p>68099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79336">
                <text:p>6793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82017">
                <text:p>6820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85061">
                <text:p>6850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83801">
                <text:p>6838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82792">
                <text:p>6827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81158">
                <text:p>6811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81060">
                <text:p>6810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85667">
                <text:p>685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84132">
                <text:p>6841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86323">
                <text:p>6863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85267">
                <text:p>6852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81683">
                <text:p>68168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80589">
                <text:p>6805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80799">
                <text:p>6807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92583">
                <text:p>6925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83722">
                <text:p>6837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85978">
                <text:p>6859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82883">
                <text:p>6828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82265">
                <text:p>6822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80812">
                <text:p>6808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82654">
                <text:p>6826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84523">
                <text:p>6845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84423">
                <text:p>6844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83625">
                <text:p>6836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82474">
                <text:p>6824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80532">
                <text:p>6805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81985">
                <text:p>6819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93675">
                <text:p>6936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4708">
                <text:p>6847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84982">
                <text:p>6849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83684">
                <text:p>6836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81552">
                <text:p>6815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81157">
                <text:p>6811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85860">
                <text:p>68586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84473">
                <text:p>6844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85254">
                <text:p>6852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ARCH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